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Graphs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>
            <draw:frame table:end-cell-address="Graphs.K33" table:end-x="47.85pt" table:end-y="7.57pt" draw:z-index="0" draw:style-name="gr1" draw:text-style-name="P1" svg:width="569.23pt" svg:height="394.58pt" svg:x="55.13pt" svg:y="11.34pt">
              <loext:p draw:notify-on-update-of-ranges="'Flat, no sink'.A3:'Flat, no sink'.A9 Graphs.A30:Graphs.A30 'Flat, no sink'.D3:'Flat, no sink'.D9 'Flat, TO220'.A3:'Flat, TO220'.A9 Graphs.A31:Graphs.A31 'Flat, TO220'.D3:'Flat, TO220'.D9 'flat, airflow'.A3:'flat, airflow'.A10 Graphs.A32:Graphs.A32 'flat, airflow'.D3:'flat, airflow'.D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 table:number-rows-repeated="27">
          <table:table-cell table:number-columns-repeated="3"/>
        </table:table-row>
        <table:table-row table:style-name="ro1">
          <table:table-cell office:value-type="string" calcext:value-type="string">
            <text:p>No heat s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220 heat s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d air, No heat s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0oz, convection</text:p>
          </table:table-cell>
          <table:table-cell table:number-columns-repeated="2"/>
        </table:table-row>
      </table:table>
      <table:table table:name="Flat, no sink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No heatsink, loosly clamped to burn table at pso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 Drive</text:p>
          </table:table-cell>
          <table:table-cell table:style-name="ce3" office:value-type="string" calcext:value-type="string">
            <text:p>Drive IA</text:p>
          </table:table-cell>
          <table:table-cell table:style-name="ce3" office:value-type="string" calcext:value-type="string">
            <text:p>Drive IB</text:p>
          </table:table-cell>
          <table:table-cell table:style-name="ce1" office:value-type="string" calcext:value-type="string">
            <text:p>Stable 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2">
          <table:table-cell table:formula="of:=[.B3]+[.C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6.22" calcext:value-type="float">
            <text:p>26.22</text:p>
          </table:table-cell>
          <table:table-cell office:value-type="float" office:value="525" calcext:value-type="float">
            <text:p>525</text:p>
          </table:table-cell>
          <table:table-cell table:number-columns-repeated="1019"/>
        </table:table-row>
        <table:table-row table:style-name="ro2">
          <table:table-cell table:formula="of:=[.B4]+[.C4]" office:value-type="float" office:value="0.4" calcext:value-type="float">
            <text:p>0.4</text:p>
          </table:table-cell>
          <table:table-cell office:value-type="float" office:value="0.21" calcext:value-type="float">
            <text:p>0.210</text:p>
          </table:table-cell>
          <table:table-cell office:value-type="float" office:value="0.19" calcext:value-type="float">
            <text:p>0.190</text:p>
          </table:table-cell>
          <table:table-cell office:value-type="float" office:value="29.47" calcext:value-type="float">
            <text:p>29.47</text:p>
          </table:table-cell>
          <table:table-cell office:value-type="float" office:value="3850" calcext:value-type="float">
            <text:p>3850</text:p>
          </table:table-cell>
          <table:table-cell table:number-columns-repeated="1019"/>
        </table:table-row>
        <table:table-row table:style-name="ro2">
          <table:table-cell table:formula="of:=[.B5]+[.C5]" office:value-type="float" office:value="0.81" calcext:value-type="float">
            <text:p>0.81</text:p>
          </table:table-cell>
          <table:table-cell office:value-type="float" office:value="0.41" calcext:value-type="float">
            <text:p>0.410</text:p>
          </table:table-cell>
          <table:table-cell office:value-type="float" office:value="0.4" calcext:value-type="float">
            <text:p>0.400</text:p>
          </table:table-cell>
          <table:table-cell office:value-type="float" office:value="40.47" calcext:value-type="float">
            <text:p>40.47</text:p>
          </table:table-cell>
          <table:table-cell office:value-type="float" office:value="1030" calcext:value-type="float">
            <text:p>1030</text:p>
          </table:table-cell>
          <table:table-cell table:number-columns-repeated="1019"/>
        </table:table-row>
        <table:table-row table:style-name="ro2">
          <table:table-cell table:formula="of:=[.B6]+[.C6]"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00</text:p>
          </table:table-cell>
          <table:table-cell office:value-type="float" office:value="54.97" calcext:value-type="float">
            <text:p>54.97</text:p>
          </table:table-cell>
          <table:table-cell office:value-type="float" office:value="5030" calcext:value-type="float">
            <text:p>5030</text:p>
          </table:table-cell>
          <table:table-cell table:number-columns-repeated="1019"/>
        </table:table-row>
        <table:table-row table:style-name="ro2">
          <table:table-cell table:formula="of:=[.B7]+[.C7]" office:value-type="float" office:value="1.59" calcext:value-type="float">
            <text:p>1.59</text:p>
          </table:table-cell>
          <table:table-cell office:value-type="float" office:value="0.8" calcext:value-type="float">
            <text:p>0.800</text:p>
          </table:table-cell>
          <table:table-cell office:value-type="float" office:value="0.79" calcext:value-type="float">
            <text:p>0.790</text:p>
          </table:table-cell>
          <table:table-cell office:value-type="float" office:value="73.22" calcext:value-type="float">
            <text:p>73.22</text:p>
          </table:table-cell>
          <table:table-cell office:value-type="float" office:value="5410" calcext:value-type="float">
            <text:p>5410</text:p>
          </table:table-cell>
          <table:table-cell table:number-columns-repeated="1019"/>
        </table:table-row>
        <table:table-row table:style-name="ro2">
          <table:table-cell table:formula="of:=[.B8]+[.C8]" office:value-type="float" office:value="1.99" calcext:value-type="float">
            <text:p>1.99</text:p>
          </table:table-cell>
          <table:table-cell office:value-type="float" office:value="1" calcext:value-type="float">
            <text:p>1.000</text:p>
          </table:table-cell>
          <table:table-cell office:value-type="float" office:value="0.99" calcext:value-type="float">
            <text:p>0.990</text:p>
          </table:table-cell>
          <table:table-cell office:value-type="float" office:value="96.72" calcext:value-type="float">
            <text:p>96.72</text:p>
          </table:table-cell>
          <table:table-cell office:value-type="float" office:value="5880" calcext:value-type="float">
            <text:p>5880</text:p>
          </table:table-cell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at, TO220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With small heatsink, pins pointed down on burn tabl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Total Drive</text:p>
          </table:table-cell>
          <table:table-cell table:style-name="ce3" office:value-type="string" calcext:value-type="string">
            <text:p>Drive IA</text:p>
          </table:table-cell>
          <table:table-cell table:style-name="ce3" office:value-type="string" calcext:value-type="string">
            <text:p>Drive IB</text:p>
          </table:table-cell>
          <table:table-cell table:style-name="ce3" office:value-type="string" calcext:value-type="string">
            <text:p>Stable 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2">
          <table:table-cell table:formula="of:=[.B3]+[.C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5.97" calcext:value-type="float">
            <text:p>25.970</text:p>
          </table:table-cell>
          <table:table-cell office:value-type="float" office:value="6870" calcext:value-type="float">
            <text:p>6870</text:p>
          </table:table-cell>
          <table:table-cell table:number-columns-repeated="1019"/>
        </table:table-row>
        <table:table-row table:style-name="ro2">
          <table:table-cell table:formula="of:=[.B4]+[.C4]" office:value-type="float" office:value="0.4" calcext:value-type="float">
            <text:p>0.4</text:p>
          </table:table-cell>
          <table:table-cell office:value-type="float" office:value="0.21" calcext:value-type="float">
            <text:p>0.210</text:p>
          </table:table-cell>
          <table:table-cell office:value-type="float" office:value="0.19" calcext:value-type="float">
            <text:p>0.190</text:p>
          </table:table-cell>
          <table:table-cell office:value-type="float" office:value="29.47" calcext:value-type="float">
            <text:p>29.470</text:p>
          </table:table-cell>
          <table:table-cell office:value-type="float" office:value="7785" calcext:value-type="float">
            <text:p>7785</text:p>
          </table:table-cell>
          <table:table-cell table:number-columns-repeated="1019"/>
        </table:table-row>
        <table:table-row table:style-name="ro2">
          <table:table-cell table:formula="of:=[.B5]+[.C5]" office:value-type="float" office:value="0.8" calcext:value-type="float">
            <text:p>0.8</text:p>
          </table:table-cell>
          <table:table-cell office:value-type="float" office:value="0.39" calcext:value-type="float">
            <text:p>0.390</text:p>
          </table:table-cell>
          <table:table-cell office:value-type="float" office:value="0.41" calcext:value-type="float">
            <text:p>0.410</text:p>
          </table:table-cell>
          <table:table-cell office:value-type="float" office:value="38.22" calcext:value-type="float">
            <text:p>38.220</text:p>
          </table:table-cell>
          <table:table-cell office:value-type="float" office:value="8465" calcext:value-type="float">
            <text:p>8465</text:p>
          </table:table-cell>
          <table:table-cell table:number-columns-repeated="1019"/>
        </table:table-row>
        <table:table-row table:style-name="ro2">
          <table:table-cell table:formula="of:=[.B6]+[.C6]" office:value-type="float" office:value="1.193" calcext:value-type="float">
            <text:p>1.19</text:p>
          </table:table-cell>
          <table:table-cell office:value-type="float" office:value="0.59" calcext:value-type="float">
            <text:p>0.590</text:p>
          </table:table-cell>
          <table:table-cell office:value-type="float" office:value="0.603" calcext:value-type="float">
            <text:p>0.603</text:p>
          </table:table-cell>
          <table:table-cell office:value-type="float" office:value="49.97" calcext:value-type="float">
            <text:p>49.970</text:p>
          </table:table-cell>
          <table:table-cell office:value-type="float" office:value="9550" calcext:value-type="float">
            <text:p>9550</text:p>
          </table:table-cell>
          <table:table-cell table:number-columns-repeated="1019"/>
        </table:table-row>
        <table:table-row table:style-name="ro2">
          <table:table-cell table:formula="of:=[.B7]+[.C7]" office:value-type="float" office:value="1.59" calcext:value-type="float">
            <text:p>1.59</text:p>
          </table:table-cell>
          <table:table-cell office:value-type="float" office:value="0.8" calcext:value-type="float">
            <text:p>0.800</text:p>
          </table:table-cell>
          <table:table-cell office:value-type="float" office:value="0.79" calcext:value-type="float">
            <text:p>0.790</text:p>
          </table:table-cell>
          <table:table-cell office:value-type="float" office:value="64.22" calcext:value-type="float">
            <text:p>64.220</text:p>
          </table:table-cell>
          <table:table-cell office:value-type="float" office:value="10205" calcext:value-type="float">
            <text:p>10205</text:p>
          </table:table-cell>
          <table:table-cell table:number-columns-repeated="1019"/>
        </table:table-row>
        <table:table-row table:style-name="ro2">
          <table:table-cell table:formula="of:=[.B8]+[.C8]" office:value-type="float" office:value="1.99" calcext:value-type="float">
            <text:p>1.99</text:p>
          </table:table-cell>
          <table:table-cell office:value-type="float" office:value="0.99" calcext:value-type="float">
            <text:p>0.990</text:p>
          </table:table-cell>
          <table:table-cell office:value-type="float" office:value="1" calcext:value-type="float">
            <text:p>1.000</text:p>
          </table:table-cell>
          <table:table-cell office:value-type="float" office:value="82.97" calcext:value-type="float">
            <text:p>82.970</text:p>
          </table:table-cell>
          <table:table-cell office:value-type="float" office:value="10760" calcext:value-type="float">
            <text:p>10760</text:p>
          </table:table-cell>
          <table:table-cell table:number-columns-repeated="1019"/>
        </table:table-row>
        <table:table-row table:style-name="ro2">
          <table:table-cell table:formula="of:=[.B9]+[.C9]" office:value-type="float" office:value="2.39" calcext:value-type="float">
            <text:p>2.39</text:p>
          </table:table-cell>
          <table:table-cell office:value-type="float" office:value="1.2" calcext:value-type="float">
            <text:p>1.200</text:p>
          </table:table-cell>
          <table:table-cell office:value-type="float" office:value="1.19" calcext:value-type="float">
            <text:p>1.190</text:p>
          </table:table-cell>
          <table:table-cell office:value-type="float" office:value="109.72" calcext:value-type="float">
            <text:p>109.720</text:p>
          </table:table-cell>
          <table:table-cell office:value-type="float" office:value="11330" calcext:value-type="float">
            <text:p>11330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office:value-type="float" office:value="1.19" calcext:value-type="float">
            <text:p>1.190</text:p>
          </table:table-cell>
          <table:table-cell office:value-type="float" office:value="1.211" calcext:value-type="float">
            <text:p>1.211</text:p>
          </table:table-cell>
          <table:table-cell office:value-type="float" office:value="116.47" calcext:value-type="float">
            <text:p>116.47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Gave up early – may hit 120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at, airflow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With small heatsink, 90 for vertical convection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Total Drive</text:p>
          </table:table-cell>
          <table:table-cell table:style-name="ce3" office:value-type="string" calcext:value-type="string">
            <text:p>Drive IA</text:p>
          </table:table-cell>
          <table:table-cell table:style-name="ce3" office:value-type="string" calcext:value-type="string">
            <text:p>Drive IB</text:p>
          </table:table-cell>
          <table:table-cell table:style-name="ce3" office:value-type="string" calcext:value-type="string">
            <text:p>Stable 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2">
          <table:table-cell table:formula="of:=[.B3]+[.C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4.72" calcext:value-type="float">
            <text:p>24.720</text:p>
          </table:table-cell>
          <table:table-cell office:value-type="float" office:value="11775" calcext:value-type="float">
            <text:p>11775</text:p>
          </table:table-cell>
          <table:table-cell table:number-columns-repeated="1019"/>
        </table:table-row>
        <table:table-row table:style-name="ro2">
          <table:table-cell table:formula="of:=[.B4]+[.C4]" office:value-type="float" office:value="0.4" calcext:value-type="float">
            <text:p>0.4</text:p>
          </table:table-cell>
          <table:table-cell office:value-type="float" office:value="0.21" calcext:value-type="float">
            <text:p>0.210</text:p>
          </table:table-cell>
          <table:table-cell office:value-type="float" office:value="0.19" calcext:value-type="float">
            <text:p>0.190</text:p>
          </table:table-cell>
          <table:table-cell office:value-type="float" office:value="24.97" calcext:value-type="float">
            <text:p>24.970</text:p>
          </table:table-cell>
          <table:table-cell office:value-type="float" office:value="11910" calcext:value-type="float">
            <text:p>11910</text:p>
          </table:table-cell>
          <table:table-cell table:number-columns-repeated="1019"/>
        </table:table-row>
        <table:table-row table:style-name="ro2">
          <table:table-cell table:formula="of:=[.B5]+[.C5]" office:value-type="float" office:value="0.8" calcext:value-type="float">
            <text:p>0.8</text:p>
          </table:table-cell>
          <table:table-cell office:value-type="float" office:value="0.41" calcext:value-type="float">
            <text:p>0.410</text:p>
          </table:table-cell>
          <table:table-cell office:value-type="float" office:value="0.39" calcext:value-type="float">
            <text:p>0.390</text:p>
          </table:table-cell>
          <table:table-cell office:value-type="float" office:value="28.22" calcext:value-type="float">
            <text:p>28.220</text:p>
          </table:table-cell>
          <table:table-cell office:value-type="float" office:value="12050" calcext:value-type="float">
            <text:p>12050</text:p>
          </table:table-cell>
          <table:table-cell table:number-columns-repeated="1019"/>
        </table:table-row>
        <table:table-row table:style-name="ro2">
          <table:table-cell table:formula="of:=[.B6]+[.C6]"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00</text:p>
          </table:table-cell>
          <table:table-cell office:value-type="float" office:value="34.22" calcext:value-type="float">
            <text:p>34.220</text:p>
          </table:table-cell>
          <table:table-cell office:value-type="float" office:value="12185" calcext:value-type="float">
            <text:p>12185</text:p>
          </table:table-cell>
          <table:table-cell table:number-columns-repeated="1019"/>
        </table:table-row>
        <table:table-row table:style-name="ro2">
          <table:table-cell table:formula="of:=[.B7]+[.C7]" office:value-type="float" office:value="1.59" calcext:value-type="float">
            <text:p>1.59</text:p>
          </table:table-cell>
          <table:table-cell office:value-type="float" office:value="0.8" calcext:value-type="float">
            <text:p>0.800</text:p>
          </table:table-cell>
          <table:table-cell office:value-type="float" office:value="0.79" calcext:value-type="float">
            <text:p>0.790</text:p>
          </table:table-cell>
          <table:table-cell office:value-type="float" office:value="42.72" calcext:value-type="float">
            <text:p>42.720</text:p>
          </table:table-cell>
          <table:table-cell office:value-type="float" office:value="12505" calcext:value-type="float">
            <text:p>12505</text:p>
          </table:table-cell>
          <table:table-cell table:number-columns-repeated="1019"/>
        </table:table-row>
        <table:table-row table:style-name="ro2">
          <table:table-cell table:formula="of:=[.B8]+[.C8]" office:value-type="float" office:value="2.01" calcext:value-type="float">
            <text:p>2.01</text:p>
          </table:table-cell>
          <table:table-cell office:value-type="float" office:value="1" calcext:value-type="float">
            <text:p>1.000</text:p>
          </table:table-cell>
          <table:table-cell office:value-type="float" office:value="1.01" calcext:value-type="float">
            <text:p>1.010</text:p>
          </table:table-cell>
          <table:table-cell office:value-type="float" office:value="54.47" calcext:value-type="float">
            <text:p>54.470</text:p>
          </table:table-cell>
          <table:table-cell office:value-type="float" office:value="12700" calcext:value-type="float">
            <text:p>12700</text:p>
          </table:table-cell>
          <table:table-cell table:number-columns-repeated="1019"/>
        </table:table-row>
        <table:table-row table:style-name="ro2">
          <table:table-cell table:formula="of:=[.B9]+[.C9]" office:value-type="float" office:value="2.41" calcext:value-type="float">
            <text:p>2.41</text:p>
          </table:table-cell>
          <table:table-cell office:value-type="float" office:value="1.2" calcext:value-type="float">
            <text:p>1.200</text:p>
          </table:table-cell>
          <table:table-cell office:value-type="float" office:value="1.21" calcext:value-type="float">
            <text:p>1.210</text:p>
          </table:table-cell>
          <table:table-cell office:value-type="float" office:value="70.47" calcext:value-type="float">
            <text:p>70.470</text:p>
          </table:table-cell>
          <table:table-cell office:value-type="float" office:value="12905" calcext:value-type="float">
            <text:p>1290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Forced air:</text:p>
          </table:table-cell>
          <table:table-cell table:number-columns-repeated="2" office:value-type="float" office:value="1.21" calcext:value-type="float">
            <text:p>1.210</text:p>
          </table:table-cell>
          <table:table-cell office:value-type="float" office:value="84.22" calcext:value-type="float">
            <text:p>84.220</text:p>
          </table:table-cell>
          <table:table-cell office:value-type="float" office:value="4180" calcext:value-type="float">
            <text:p>4180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ck mass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No heatsink, loosly clamped to burn table at psoc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3" office:value-type="string" calcext:value-type="string">
            <text:p>Drive IA</text:p>
          </table:table-cell>
          <table:table-cell table:style-name="ce3" office:value-type="string" calcext:value-type="string">
            <text:p>Drive IB</text:p>
          </table:table-cell>
          <table:table-cell table:style-name="ce1" office:value-type="string" calcext:value-type="string">
            <text:p>Stable 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/>
          <table:table-cell table:number-columns-repeated="2" office:value-type="float" office:value="0" calcext:value-type="float">
            <text:p>0.00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.196" calcext:value-type="float">
            <text:p>0.196</text:p>
          </table:table-cell>
          <table:table-cell office:value-type="float" office:value="32.2" calcext:value-type="float">
            <text:p>32.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1" calcext:value-type="float">
            <text:p>0.410</text:p>
          </table:table-cell>
          <table:table-cell office:value-type="float" office:value="0.406" calcext:value-type="float">
            <text:p>0.406</text:p>
          </table:table-cell>
          <table:table-cell office:value-type="float" office:value="40.7" calcext:value-type="float">
            <text:p>40.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62" calcext:value-type="float">
            <text:p>0.620</text:p>
          </table:table-cell>
          <table:table-cell office:value-type="float" office:value="0.611" calcext:value-type="float">
            <text:p>0.611</text:p>
          </table:table-cell>
          <table:table-cell office:value-type="float" office:value="51.7" calcext:value-type="float">
            <text:p>51.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78" calcext:value-type="float">
            <text:p>0.780</text:p>
          </table:table-cell>
          <table:table-cell office:value-type="float" office:value="0.808" calcext:value-type="float">
            <text:p>0.808</text:p>
          </table:table-cell>
          <table:table-cell office:value-type="float" office:value="66.2" calcext:value-type="float">
            <text:p>66.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.000</text:p>
          </table:table-cell>
          <table:table-cell office:value-type="float" office:value="0.998" calcext:value-type="float">
            <text:p>0.998</text:p>
          </table:table-cell>
          <table:table-cell office:value-type="float" office:value="88.7" calcext:value-type="float">
            <text:p>88.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2" calcext:value-type="float">
            <text:p>1.200</text:p>
          </table:table-cell>
          <table:table-cell office:value-type="float" office:value="1.21" calcext:value-type="float">
            <text:p>1.210</text:p>
          </table:table-cell>
          <table:table-cell office:value-type="float" office:value="111.7" calcext:value-type="float">
            <text:p>111.7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table:shapes>
          <draw:frame draw:z-index="0" draw:style-name="gr2" draw:text-style-name="P2" svg:width="549.64pt" svg:height="349.82pt" svg:x="194.85pt" svg:y="2.83pt">
            <loext:p draw:notify-on-update-of-ranges="Sheet6.B1:Sheet6.B600 Sheet6.C1:Sheet6.C6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4" table:default-cell-style-name="Default"/>
        <table:table-row table:style-name="ro2">
          <table:table-cell office:value-type="float" office:value="35" calcext:value-type="float">
            <text:p>35</text:p>
          </table:table-cell>
          <table:table-cell table:formula="of:=([.A1]-35)/60"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A2]-35)/60" office:value-type="float" office:value="0.0833333333333333" calcext:value-type="float">
            <text:p>0.08</text:p>
          </table:table-cell>
          <table:table-cell office:value-type="float" office:value="26.5" calcext:value-type="float">
            <text:p>26.5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([.A3]-35)/60" office:value-type="float" office:value="0.166666666666667" calcext:value-type="float">
            <text:p>0.17</text:p>
          </table:table-cell>
          <table:table-cell office:value-type="float" office:value="26.75" calcext:value-type="float">
            <text:p>26.75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A4]-35)/60" office:value-type="float" office:value="0.25" calcext:value-type="float">
            <text:p>0.25</text:p>
          </table:table-cell>
          <table:table-cell office:value-type="float" office:value="26.25" calcext:value-type="float">
            <text:p>26.25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([.A5]-35)/60" office:value-type="float" office:value="0.333333333333333" calcext:value-type="float">
            <text:p>0.33</text:p>
          </table:table-cell>
          <table:table-cell office:value-type="float" office:value="26.75" calcext:value-type="float">
            <text:p>26.75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A6]-35)/60" office:value-type="float" office:value="0.416666666666667" calcext:value-type="float">
            <text:p>0.42</text:p>
          </table:table-cell>
          <table:table-cell office:value-type="float" office:value="26.5" calcext:value-type="float">
            <text:p>26.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([.A7]-35)/60"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A8]-35)/60" office:value-type="float" office:value="0.583333333333333" calcext:value-type="float">
            <text:p>0.58</text:p>
          </table:table-cell>
          <table:table-cell office:value-type="float" office:value="34" calcext:value-type="float">
            <text:p>34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([.A9]-35)/60" office:value-type="float" office:value="0.666666666666667" calcext:value-type="float">
            <text:p>0.67</text:p>
          </table:table-cell>
          <table:table-cell office:value-type="float" office:value="38.5" calcext:value-type="float">
            <text:p>38.5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38.5" calcext:value-type="float">
            <text:p>38.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A10]-35)/60" office:value-type="float" office:value="0.75" calcext:value-type="float">
            <text:p>0.75</text:p>
          </table:table-cell>
          <table:table-cell office:value-type="float" office:value="41.5" calcext:value-type="float">
            <text:p>41.5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41.5" calcext:value-type="float">
            <text:p>41.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([.A11]-35)/60" office:value-type="float" office:value="0.833333333333333" calcext:value-type="float">
            <text:p>0.83</text:p>
          </table:table-cell>
          <table:table-cell office:value-type="float" office:value="43.25" calcext:value-type="float">
            <text:p>43.25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43.25" calcext:value-type="float">
            <text:p>43.2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[.A12]-35)/60" office:value-type="float" office:value="0.916666666666667" calcext:value-type="float">
            <text:p>0.92</text:p>
          </table:table-cell>
          <table:table-cell office:value-type="float" office:value="44.5" calcext:value-type="float">
            <text:p>44.5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44.5" calcext:value-type="float">
            <text:p>44.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([.A13]-35)/60" office:value-type="float" office:value="1" calcext:value-type="float">
            <text:p>1</text:p>
          </table:table-cell>
          <table:table-cell office:value-type="float" office:value="45.25" calcext:value-type="float">
            <text:p>45.25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45.25" calcext:value-type="float">
            <text:p>45.2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([.A14]-35)/60" office:value-type="float" office:value="1.08333333333333" calcext:value-type="float">
            <text:p>1.08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([.A15]-35)/60" office:value-type="float" office:value="1.16666666666667" calcext:value-type="float">
            <text:p>1.17</text:p>
          </table:table-cell>
          <table:table-cell office:value-type="float" office:value="46.75" calcext:value-type="float">
            <text:p>46.75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46.75" calcext:value-type="float">
            <text:p>46.7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([.A16]-35)/60" office:value-type="float" office:value="1.25" calcext:value-type="float">
            <text:p>1.25</text:p>
          </table:table-cell>
          <table:table-cell office:value-type="float" office:value="47.25" calcext:value-type="float">
            <text:p>47.25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office:value-type="float" office:value="47.25" calcext:value-type="float">
            <text:p>47.25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([.A17]-35)/60" office:value-type="float" office:value="1.33333333333333" calcext:value-type="float">
            <text:p>1.33</text:p>
          </table:table-cell>
          <table:table-cell office:value-type="float" office:value="47.75" calcext:value-type="float">
            <text:p>47.75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office:value-type="float" office:value="47.75" calcext:value-type="float">
            <text:p>47.7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([.A18]-35)/60" office:value-type="float" office:value="1.41666666666667" calcext:value-type="float">
            <text:p>1.42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([.A19]-35)/60" office:value-type="float" office:value="1.5" calcext:value-type="float">
            <text:p>1.5</text:p>
          </table:table-cell>
          <table:table-cell office:value-type="float" office:value="48.25" calcext:value-type="float">
            <text:p>48.25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8.25" calcext:value-type="float">
            <text:p>48.2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([.A20]-35)/60" office:value-type="float" office:value="1.58333333333333" calcext:value-type="float">
            <text:p>1.58</text:p>
          </table:table-cell>
          <table:table-cell office:value-type="float" office:value="48.5" calcext:value-type="float">
            <text:p>48.5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office:value-type="float" office:value="48.5" calcext:value-type="float">
            <text:p>48.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([.A21]-35)/60" office:value-type="float" office:value="1.66666666666667" calcext:value-type="float">
            <text:p>1.67</text:p>
          </table:table-cell>
          <table:table-cell office:value-type="float" office:value="48.25" calcext:value-type="float">
            <text:p>48.25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office:value-type="float" office:value="48.25" calcext:value-type="float">
            <text:p>48.2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([.A22]-35)/60" office:value-type="float" office:value="1.75" calcext:value-type="float">
            <text:p>1.75</text:p>
          </table:table-cell>
          <table:table-cell office:value-type="float" office:value="48.5" calcext:value-type="float">
            <text:p>48.5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office:value-type="float" office:value="48.5" calcext:value-type="float">
            <text:p>48.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([.A23]-35)/60" office:value-type="float" office:value="1.83333333333333" calcext:value-type="float">
            <text:p>1.83</text:p>
          </table:table-cell>
          <table:table-cell office:value-type="float" office:value="48.75" calcext:value-type="float">
            <text:p>48.75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([.A24]-35)/60" office:value-type="float" office:value="1.91666666666667" calcext:value-type="float">
            <text:p>1.92</text:p>
          </table:table-cell>
          <table:table-cell office:value-type="float" office:value="49.25" calcext:value-type="float">
            <text:p>49.25</text:p>
          </table:table-cell>
          <table:table-cell table:number-columns-repeated="9"/>
          <table:table-cell office:value-type="float" office:value="150" calcext:value-type="float">
            <text:p>150</text:p>
          </table:table-cell>
          <table:table-cell office:value-type="float" office:value="49.25" calcext:value-type="float">
            <text:p>49.2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([.A25]-35)/60" office:value-type="float" office:value="2" calcext:value-type="float">
            <text:p>2</text:p>
          </table:table-cell>
          <table:table-cell office:value-type="float" office:value="49.25" calcext:value-type="float">
            <text:p>49.25</text:p>
          </table:table-cell>
          <table:table-cell table:number-columns-repeated="9"/>
          <table:table-cell office:value-type="float" office:value="155" calcext:value-type="float">
            <text:p>155</text:p>
          </table:table-cell>
          <table:table-cell office:value-type="float" office:value="49.25" calcext:value-type="float">
            <text:p>49.2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([.A26]-35)/60" office:value-type="float" office:value="2.08333333333333" calcext:value-type="float">
            <text:p>2.08</text:p>
          </table:table-cell>
          <table:table-cell office:value-type="float" office:value="49.25" calcext:value-type="float">
            <text:p>49.25</text:p>
          </table:table-cell>
          <table:table-cell table:number-columns-repeated="9"/>
          <table:table-cell office:value-type="float" office:value="160" calcext:value-type="float">
            <text:p>160</text:p>
          </table:table-cell>
          <table:table-cell office:value-type="float" office:value="49.25" calcext:value-type="float">
            <text:p>49.2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([.A27]-35)/60" office:value-type="float" office:value="2.16666666666667" calcext:value-type="float">
            <text:p>2.17</text:p>
          </table:table-cell>
          <table:table-cell office:value-type="float" office:value="49.5" calcext:value-type="float">
            <text:p>49.5</text:p>
          </table:table-cell>
          <table:table-cell table:number-columns-repeated="9"/>
          <table:table-cell office:value-type="float" office:value="165" calcext:value-type="float">
            <text:p>165</text:p>
          </table:table-cell>
          <table:table-cell office:value-type="float" office:value="49.5" calcext:value-type="float">
            <text:p>49.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([.A28]-35)/60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([.A29]-35)/60" office:value-type="float" office:value="2.33333333333333" calcext:value-type="float">
            <text:p>2.33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([.A30]-35)/60" office:value-type="float" office:value="2.41666666666667" calcext:value-type="float">
            <text:p>2.42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([.A31]-35)/60" office:value-type="float" office:value="2.5" calcext:value-type="float">
            <text:p>2.5</text:p>
          </table:table-cell>
          <table:table-cell office:value-type="float" office:value="50.25" calcext:value-type="float">
            <text:p>50.25</text:p>
          </table:table-cell>
          <table:table-cell table:number-columns-repeated="9"/>
          <table:table-cell office:value-type="float" office:value="185" calcext:value-type="float">
            <text:p>185</text:p>
          </table:table-cell>
          <table:table-cell office:value-type="float" office:value="50.25" calcext:value-type="float">
            <text:p>50.25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([.A32]-35)/60" office:value-type="float" office:value="2.58333333333333" calcext:value-type="float">
            <text:p>2.58</text:p>
          </table:table-cell>
          <table:table-cell office:value-type="float" office:value="50.75" calcext:value-type="float">
            <text:p>50.75</text:p>
          </table:table-cell>
          <table:table-cell table:number-columns-repeated="9"/>
          <table:table-cell office:value-type="float" office:value="190" calcext:value-type="float">
            <text:p>190</text:p>
          </table:table-cell>
          <table:table-cell office:value-type="float" office:value="50.75" calcext:value-type="float">
            <text:p>50.7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([.A33]-35)/60" office:value-type="float" office:value="2.66666666666667" calcext:value-type="float">
            <text:p>2.67</text:p>
          </table:table-cell>
          <table:table-cell office:value-type="float" office:value="51" calcext:value-type="float">
            <text:p>51</text:p>
          </table:table-cell>
          <table:table-cell table:number-columns-repeated="9"/>
          <table:table-cell office:value-type="float" office:value="195" calcext:value-type="float">
            <text:p>19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([.A34]-35)/60" office:value-type="float" office:value="2.75" calcext:value-type="float">
            <text:p>2.75</text:p>
          </table:table-cell>
          <table:table-cell office:value-type="float" office:value="51.5" calcext:value-type="float">
            <text:p>51.5</text:p>
          </table:table-cell>
          <table:table-cell table:number-columns-repeated="9"/>
          <table:table-cell office:value-type="float" office:value="200" calcext:value-type="float">
            <text:p>200</text:p>
          </table:table-cell>
          <table:table-cell office:value-type="float" office:value="51.5" calcext:value-type="float">
            <text:p>51.5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([.A35]-35)/60" office:value-type="float" office:value="2.83333333333333" calcext:value-type="float">
            <text:p>2.83</text:p>
          </table:table-cell>
          <table:table-cell office:value-type="float" office:value="51.5" calcext:value-type="float">
            <text:p>51.5</text:p>
          </table:table-cell>
          <table:table-cell table:number-columns-repeated="9"/>
          <table:table-cell office:value-type="float" office:value="205" calcext:value-type="float">
            <text:p>205</text:p>
          </table:table-cell>
          <table:table-cell office:value-type="float" office:value="51.5" calcext:value-type="float">
            <text:p>51.5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([.A36]-35)/60" office:value-type="float" office:value="2.91666666666667" calcext:value-type="float">
            <text:p>2.92</text:p>
          </table:table-cell>
          <table:table-cell office:value-type="float" office:value="51.75" calcext:value-type="float">
            <text:p>51.75</text:p>
          </table:table-cell>
          <table:table-cell table:number-columns-repeated="9"/>
          <table:table-cell office:value-type="float" office:value="210" calcext:value-type="float">
            <text:p>210</text:p>
          </table:table-cell>
          <table:table-cell office:value-type="float" office:value="51.75" calcext:value-type="float">
            <text:p>51.75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([.A37]-35)/60" office:value-type="float" office:value="3" calcext:value-type="float">
            <text:p>3</text:p>
          </table:table-cell>
          <table:table-cell office:value-type="float" office:value="51.75" calcext:value-type="float">
            <text:p>51.75</text:p>
          </table:table-cell>
          <table:table-cell table:number-columns-repeated="9"/>
          <table:table-cell office:value-type="float" office:value="215" calcext:value-type="float">
            <text:p>215</text:p>
          </table:table-cell>
          <table:table-cell office:value-type="float" office:value="51.75" calcext:value-type="float">
            <text:p>51.75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([.A38]-35)/60" office:value-type="float" office:value="3.08333333333333" calcext:value-type="float">
            <text:p>3.08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([.A39]-35)/60" office:value-type="float" office:value="3.16666666666667" calcext:value-type="float">
            <text:p>3.17</text:p>
          </table:table-cell>
          <table:table-cell office:value-type="float" office:value="52.5" calcext:value-type="float">
            <text:p>52.5</text:p>
          </table:table-cell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52.5" calcext:value-type="float">
            <text:p>52.5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([.A40]-35)/60" office:value-type="float" office:value="3.25" calcext:value-type="float">
            <text:p>3.25</text:p>
          </table:table-cell>
          <table:table-cell office:value-type="float" office:value="52.75" calcext:value-type="float">
            <text:p>52.75</text:p>
          </table:table-cell>
          <table:table-cell table:number-columns-repeated="9"/>
          <table:table-cell office:value-type="float" office:value="230" calcext:value-type="float">
            <text:p>230</text:p>
          </table:table-cell>
          <table:table-cell office:value-type="float" office:value="52.75" calcext:value-type="float">
            <text:p>52.75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([.A41]-35)/60" office:value-type="float" office:value="3.33333333333333" calcext:value-type="float">
            <text:p>3.33</text:p>
          </table:table-cell>
          <table:table-cell office:value-type="float" office:value="53" calcext:value-type="float">
            <text:p>53</text:p>
          </table:table-cell>
          <table:table-cell table:number-columns-repeated="9"/>
          <table:table-cell office:value-type="float" office:value="235" calcext:value-type="float">
            <text:p>235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([.A42]-35)/60" office:value-type="float" office:value="3.41666666666667" calcext:value-type="float">
            <text:p>3.42</text:p>
          </table:table-cell>
          <table:table-cell office:value-type="float" office:value="53" calcext:value-type="float">
            <text:p>53</text:p>
          </table:table-cell>
          <table:table-cell table:number-columns-repeated="9"/>
          <table:table-cell office:value-type="float" office:value="240" calcext:value-type="float">
            <text:p>240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([.A43]-35)/60" office:value-type="float" office:value="3.5" calcext:value-type="float">
            <text:p>3.5</text:p>
          </table:table-cell>
          <table:table-cell office:value-type="float" office:value="53.25" calcext:value-type="float">
            <text:p>53.25</text:p>
          </table:table-cell>
          <table:table-cell table:number-columns-repeated="9"/>
          <table:table-cell office:value-type="float" office:value="245" calcext:value-type="float">
            <text:p>245</text:p>
          </table:table-cell>
          <table:table-cell office:value-type="float" office:value="53.25" calcext:value-type="float">
            <text:p>53.25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([.A44]-35)/60" office:value-type="float" office:value="3.58333333333333" calcext:value-type="float">
            <text:p>3.58</text:p>
          </table:table-cell>
          <table:table-cell office:value-type="float" office:value="53.25" calcext:value-type="float">
            <text:p>53.25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53.25" calcext:value-type="float">
            <text:p>53.25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([.A45]-35)/60" office:value-type="float" office:value="3.66666666666667" calcext:value-type="float">
            <text:p>3.67</text:p>
          </table:table-cell>
          <table:table-cell office:value-type="float" office:value="53.5" calcext:value-type="float">
            <text:p>53.5</text:p>
          </table:table-cell>
          <table:table-cell table:number-columns-repeated="9"/>
          <table:table-cell office:value-type="float" office:value="255" calcext:value-type="float">
            <text:p>255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formula="of:=([.A46]-35)/60" office:value-type="float" office:value="3.75" calcext:value-type="float">
            <text:p>3.75</text:p>
          </table:table-cell>
          <table:table-cell office:value-type="float" office:value="53.5" calcext:value-type="float">
            <text:p>53.5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formula="of:=([.A47]-35)/60" office:value-type="float" office:value="3.83333333333333" calcext:value-type="float">
            <text:p>3.83</text:p>
          </table:table-cell>
          <table:table-cell office:value-type="float" office:value="53.75" calcext:value-type="float">
            <text:p>53.75</text:p>
          </table:table-cell>
          <table:table-cell table:number-columns-repeated="9"/>
          <table:table-cell office:value-type="float" office:value="265" calcext:value-type="float">
            <text:p>265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formula="of:=([.A48]-35)/60" office:value-type="float" office:value="3.91666666666667" calcext:value-type="float">
            <text:p>3.92</text:p>
          </table:table-cell>
          <table:table-cell office:value-type="float" office:value="53.5" calcext:value-type="float">
            <text:p>53.5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formula="of:=([.A49]-35)/60" office:value-type="float" office:value="4" calcext:value-type="float">
            <text:p>4</text:p>
          </table:table-cell>
          <table:table-cell office:value-type="float" office:value="53.75" calcext:value-type="float">
            <text:p>53.75</text:p>
          </table:table-cell>
          <table:table-cell table:number-columns-repeated="9"/>
          <table:table-cell office:value-type="float" office:value="275" calcext:value-type="float">
            <text:p>275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formula="of:=([.A50]-35)/60" office:value-type="float" office:value="4.08333333333333" calcext:value-type="float">
            <text:p>4.08</text:p>
          </table:table-cell>
          <table:table-cell office:value-type="float" office:value="54.25" calcext:value-type="float">
            <text:p>54.25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office:value-type="float" office:value="54.25" calcext:value-type="float">
            <text:p>54.25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formula="of:=([.A51]-35)/60" office:value-type="float" office:value="4.16666666666667" calcext:value-type="float">
            <text:p>4.17</text:p>
          </table:table-cell>
          <table:table-cell office:value-type="float" office:value="54.25" calcext:value-type="float">
            <text:p>54.25</text:p>
          </table:table-cell>
          <table:table-cell table:number-columns-repeated="9"/>
          <table:table-cell office:value-type="float" office:value="285" calcext:value-type="float">
            <text:p>285</text:p>
          </table:table-cell>
          <table:table-cell office:value-type="float" office:value="54.25" calcext:value-type="float">
            <text:p>54.25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formula="of:=([.A52]-35)/60" office:value-type="float" office:value="4.25" calcext:value-type="float">
            <text:p>4.25</text:p>
          </table:table-cell>
          <table:table-cell office:value-type="float" office:value="54.5" calcext:value-type="float">
            <text:p>54.5</text:p>
          </table:table-cell>
          <table:table-cell table:number-columns-repeated="9"/>
          <table:table-cell office:value-type="float" office:value="290" calcext:value-type="float">
            <text:p>290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formula="of:=([.A53]-35)/60" office:value-type="float" office:value="4.33333333333333" calcext:value-type="float">
            <text:p>4.33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office:value-type="float" office:value="295" calcext:value-type="float">
            <text:p>295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([.A54]-35)/60" office:value-type="float" office:value="4.41666666666667" calcext:value-type="float">
            <text:p>4.42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office:value-type="float" office:value="300" calcext:value-type="float">
            <text:p>30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table:formula="of:=([.A55]-35)/60" office:value-type="float" office:value="4.5" calcext:value-type="float">
            <text:p>4.5</text:p>
          </table:table-cell>
          <table:table-cell office:value-type="float" office:value="55.25" calcext:value-type="float">
            <text:p>55.25</text:p>
          </table:table-cell>
          <table:table-cell table:number-columns-repeated="9"/>
          <table:table-cell office:value-type="float" office:value="305" calcext:value-type="float">
            <text:p>305</text:p>
          </table:table-cell>
          <table:table-cell office:value-type="float" office:value="55.25" calcext:value-type="float">
            <text:p>55.25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formula="of:=([.A56]-35)/60" office:value-type="float" office:value="4.58333333333333" calcext:value-type="float">
            <text:p>4.58</text:p>
          </table:table-cell>
          <table:table-cell office:value-type="float" office:value="55.5" calcext:value-type="float">
            <text:p>55.5</text:p>
          </table:table-cell>
          <table:table-cell table:number-columns-repeated="9"/>
          <table:table-cell office:value-type="float" office:value="310" calcext:value-type="float">
            <text:p>310</text:p>
          </table:table-cell>
          <table:table-cell office:value-type="float" office:value="55.5" calcext:value-type="float">
            <text:p>55.5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formula="of:=([.A57]-35)/60" office:value-type="float" office:value="4.66666666666667" calcext:value-type="float">
            <text:p>4.67</text:p>
          </table:table-cell>
          <table:table-cell office:value-type="float" office:value="55.5" calcext:value-type="float">
            <text:p>55.5</text:p>
          </table:table-cell>
          <table:table-cell table:number-columns-repeated="9"/>
          <table:table-cell office:value-type="float" office:value="315" calcext:value-type="float">
            <text:p>315</text:p>
          </table:table-cell>
          <table:table-cell office:value-type="float" office:value="55.5" calcext:value-type="float">
            <text:p>55.5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([.A58]-35)/60" office:value-type="float" office:value="4.75" calcext:value-type="float">
            <text:p>4.75</text:p>
          </table:table-cell>
          <table:table-cell office:value-type="float" office:value="55.75" calcext:value-type="float">
            <text:p>55.75</text:p>
          </table:table-cell>
          <table:table-cell table:number-columns-repeated="9"/>
          <table:table-cell office:value-type="float" office:value="320" calcext:value-type="float">
            <text:p>320</text:p>
          </table:table-cell>
          <table:table-cell office:value-type="float" office:value="55.75" calcext:value-type="float">
            <text:p>55.75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formula="of:=([.A59]-35)/60" office:value-type="float" office:value="4.83333333333333" calcext:value-type="float">
            <text:p>4.83</text:p>
          </table:table-cell>
          <table:table-cell office:value-type="float" office:value="55.75" calcext:value-type="float">
            <text:p>55.75</text:p>
          </table:table-cell>
          <table:table-cell table:number-columns-repeated="9"/>
          <table:table-cell office:value-type="float" office:value="325" calcext:value-type="float">
            <text:p>325</text:p>
          </table:table-cell>
          <table:table-cell office:value-type="float" office:value="55.75" calcext:value-type="float">
            <text:p>55.75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formula="of:=([.A60]-35)/60" office:value-type="float" office:value="4.91666666666667" calcext:value-type="float">
            <text:p>4.92</text:p>
          </table:table-cell>
          <table:table-cell office:value-type="float" office:value="56" calcext:value-type="float">
            <text:p>56</text:p>
          </table:table-cell>
          <table:table-cell table:number-columns-repeated="9"/>
          <table:table-cell office:value-type="float" office:value="330" calcext:value-type="float">
            <text:p>33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formula="of:=([.A61]-35)/60" office:value-type="float" office:value="5" calcext:value-type="float">
            <text:p>5</text:p>
          </table:table-cell>
          <table:table-cell office:value-type="float" office:value="56.25" calcext:value-type="float">
            <text:p>56.25</text:p>
          </table:table-cell>
          <table:table-cell table:number-columns-repeated="9"/>
          <table:table-cell office:value-type="float" office:value="335" calcext:value-type="float">
            <text:p>335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formula="of:=([.A62]-35)/60" office:value-type="float" office:value="5.08333333333333" calcext:value-type="float">
            <text:p>5.08</text:p>
          </table:table-cell>
          <table:table-cell office:value-type="float" office:value="56.5" calcext:value-type="float">
            <text:p>56.5</text:p>
          </table:table-cell>
          <table:table-cell table:number-columns-repeated="9"/>
          <table:table-cell office:value-type="float" office:value="340" calcext:value-type="float">
            <text:p>340</text:p>
          </table:table-cell>
          <table:table-cell office:value-type="float" office:value="56.5" calcext:value-type="float">
            <text:p>56.5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formula="of:=([.A63]-35)/60" office:value-type="float" office:value="5.16666666666667" calcext:value-type="float">
            <text:p>5.17</text:p>
          </table:table-cell>
          <table:table-cell office:value-type="float" office:value="56.75" calcext:value-type="float">
            <text:p>56.75</text:p>
          </table:table-cell>
          <table:table-cell table:number-columns-repeated="9"/>
          <table:table-cell office:value-type="float" office:value="345" calcext:value-type="float">
            <text:p>345</text:p>
          </table:table-cell>
          <table:table-cell office:value-type="float" office:value="56.75" calcext:value-type="float">
            <text:p>56.7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formula="of:=([.A64]-35)/60" office:value-type="float" office:value="5.25" calcext:value-type="float">
            <text:p>5.25</text:p>
          </table:table-cell>
          <table:table-cell office:value-type="float" office:value="56.5" calcext:value-type="float">
            <text:p>56.5</text:p>
          </table:table-cell>
          <table:table-cell table:number-columns-repeated="9"/>
          <table:table-cell office:value-type="float" office:value="350" calcext:value-type="float">
            <text:p>350</text:p>
          </table:table-cell>
          <table:table-cell office:value-type="float" office:value="56.5" calcext:value-type="float">
            <text:p>56.5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table:formula="of:=([.A65]-35)/60" office:value-type="float" office:value="5.33333333333333" calcext:value-type="float">
            <text:p>5.33</text:p>
          </table:table-cell>
          <table:table-cell office:value-type="float" office:value="56.75" calcext:value-type="float">
            <text:p>56.75</text:p>
          </table:table-cell>
          <table:table-cell table:number-columns-repeated="9"/>
          <table:table-cell office:value-type="float" office:value="355" calcext:value-type="float">
            <text:p>355</text:p>
          </table:table-cell>
          <table:table-cell office:value-type="float" office:value="56.75" calcext:value-type="float">
            <text:p>56.75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formula="of:=([.A66]-35)/60" office:value-type="float" office:value="5.41666666666667" calcext:value-type="float">
            <text:p>5.42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office:value-type="float" office:value="360" calcext:value-type="float">
            <text:p>36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table:formula="of:=([.A67]-35)/60" office:value-type="float" office:value="5.5" calcext:value-type="float">
            <text:p>5.5</text:p>
          </table:table-cell>
          <table:table-cell office:value-type="float" office:value="57.25" calcext:value-type="float">
            <text:p>57.25</text:p>
          </table:table-cell>
          <table:table-cell table:number-columns-repeated="9"/>
          <table:table-cell office:value-type="float" office:value="365" calcext:value-type="float">
            <text:p>365</text:p>
          </table:table-cell>
          <table:table-cell office:value-type="float" office:value="57.25" calcext:value-type="float">
            <text:p>57.25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table:formula="of:=([.A68]-35)/60" office:value-type="float" office:value="5.58333333333333" calcext:value-type="float">
            <text:p>5.58</text:p>
          </table:table-cell>
          <table:table-cell office:value-type="float" office:value="57.5" calcext:value-type="float">
            <text:p>57.5</text:p>
          </table:table-cell>
          <table:table-cell table:number-columns-repeated="9"/>
          <table:table-cell office:value-type="float" office:value="370" calcext:value-type="float">
            <text:p>370</text:p>
          </table:table-cell>
          <table:table-cell office:value-type="float" office:value="57.5" calcext:value-type="float">
            <text:p>57.5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table:formula="of:=([.A69]-35)/60" office:value-type="float" office:value="5.66666666666667" calcext:value-type="float">
            <text:p>5.67</text:p>
          </table:table-cell>
          <table:table-cell office:value-type="float" office:value="57.5" calcext:value-type="float">
            <text:p>57.5</text:p>
          </table:table-cell>
          <table:table-cell table:number-columns-repeated="9"/>
          <table:table-cell office:value-type="float" office:value="375" calcext:value-type="float">
            <text:p>375</text:p>
          </table:table-cell>
          <table:table-cell office:value-type="float" office:value="57.5" calcext:value-type="float">
            <text:p>57.5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table:formula="of:=([.A70]-35)/60" office:value-type="float" office:value="5.75" calcext:value-type="float">
            <text:p>5.75</text:p>
          </table:table-cell>
          <table:table-cell office:value-type="float" office:value="57.75" calcext:value-type="float">
            <text:p>57.75</text:p>
          </table:table-cell>
          <table:table-cell table:number-columns-repeated="9"/>
          <table:table-cell office:value-type="float" office:value="380" calcext:value-type="float">
            <text:p>380</text:p>
          </table:table-cell>
          <table:table-cell office:value-type="float" office:value="57.75" calcext:value-type="float">
            <text:p>57.75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table:formula="of:=([.A71]-35)/60" office:value-type="float" office:value="5.83333333333333" calcext:value-type="float">
            <text:p>5.83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office:value-type="float" office:value="385" calcext:value-type="float">
            <text:p>385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table:formula="of:=([.A72]-35)/60" office:value-type="float" office:value="5.91666666666667" calcext:value-type="float">
            <text:p>5.92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office:value-type="float" office:value="390" calcext:value-type="float">
            <text:p>39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table:formula="of:=([.A73]-35)/60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office:value-type="float" office:value="395" calcext:value-type="float">
            <text:p>395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formula="of:=([.A74]-35)/60" office:value-type="float" office:value="6.08333333333333" calcext:value-type="float">
            <text:p>6.08</text:p>
          </table:table-cell>
          <table:table-cell office:value-type="float" office:value="58.25" calcext:value-type="float">
            <text:p>58.25</text:p>
          </table:table-cell>
          <table:table-cell table:number-columns-repeated="9"/>
          <table:table-cell office:value-type="float" office:value="400" calcext:value-type="float">
            <text:p>400</text:p>
          </table:table-cell>
          <table:table-cell office:value-type="float" office:value="58.25" calcext:value-type="float">
            <text:p>58.25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table:formula="of:=([.A75]-35)/60" office:value-type="float" office:value="6.16666666666667" calcext:value-type="float">
            <text:p>6.17</text:p>
          </table:table-cell>
          <table:table-cell office:value-type="float" office:value="58.25" calcext:value-type="float">
            <text:p>58.25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office:value-type="float" office:value="58.25" calcext:value-type="float">
            <text:p>58.25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table:formula="of:=([.A76]-35)/60" office:value-type="float" office:value="6.25" calcext:value-type="float">
            <text:p>6.25</text:p>
          </table:table-cell>
          <table:table-cell office:value-type="float" office:value="58.5" calcext:value-type="float">
            <text:p>58.5</text:p>
          </table:table-cell>
          <table:table-cell table:number-columns-repeated="9"/>
          <table:table-cell office:value-type="float" office:value="410" calcext:value-type="float">
            <text:p>410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table:formula="of:=([.A77]-35)/60" office:value-type="float" office:value="6.33333333333333" calcext:value-type="float">
            <text:p>6.33</text:p>
          </table:table-cell>
          <table:table-cell office:value-type="float" office:value="58.5" calcext:value-type="float">
            <text:p>58.5</text:p>
          </table:table-cell>
          <table:table-cell table:number-columns-repeated="9"/>
          <table:table-cell office:value-type="float" office:value="415" calcext:value-type="float">
            <text:p>415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table:formula="of:=([.A78]-35)/60" office:value-type="float" office:value="6.41666666666667" calcext:value-type="float">
            <text:p>6.42</text:p>
          </table:table-cell>
          <table:table-cell office:value-type="float" office:value="58.75" calcext:value-type="float">
            <text:p>58.75</text:p>
          </table:table-cell>
          <table:table-cell table:number-columns-repeated="9"/>
          <table:table-cell office:value-type="float" office:value="420" calcext:value-type="float">
            <text:p>420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table:formula="of:=([.A79]-35)/60" office:value-type="float" office:value="6.5" calcext:value-type="float">
            <text:p>6.5</text:p>
          </table:table-cell>
          <table:table-cell office:value-type="float" office:value="58.75" calcext:value-type="float">
            <text:p>58.75</text:p>
          </table:table-cell>
          <table:table-cell table:number-columns-repeated="9"/>
          <table:table-cell office:value-type="float" office:value="425" calcext:value-type="float">
            <text:p>425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table:formula="of:=([.A80]-35)/60" office:value-type="float" office:value="6.58333333333333" calcext:value-type="float">
            <text:p>6.58</text:p>
          </table:table-cell>
          <table:table-cell office:value-type="float" office:value="59.25" calcext:value-type="float">
            <text:p>59.25</text:p>
          </table:table-cell>
          <table:table-cell table:number-columns-repeated="9"/>
          <table:table-cell office:value-type="float" office:value="430" calcext:value-type="float">
            <text:p>430</text:p>
          </table:table-cell>
          <table:table-cell office:value-type="float" office:value="59.25" calcext:value-type="float">
            <text:p>59.25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table:formula="of:=([.A81]-35)/60" office:value-type="float" office:value="6.66666666666667" calcext:value-type="float">
            <text:p>6.67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float" office:value="435" calcext:value-type="float">
            <text:p>43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table:formula="of:=([.A82]-35)/60" office:value-type="float" office:value="6.75" calcext:value-type="float">
            <text:p>6.75</text:p>
          </table:table-cell>
          <table:table-cell office:value-type="float" office:value="59.25" calcext:value-type="float">
            <text:p>59.25</text:p>
          </table:table-cell>
          <table:table-cell table:number-columns-repeated="9"/>
          <table:table-cell office:value-type="float" office:value="440" calcext:value-type="float">
            <text:p>440</text:p>
          </table:table-cell>
          <table:table-cell office:value-type="float" office:value="59.25" calcext:value-type="float">
            <text:p>59.25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table:formula="of:=([.A83]-35)/60" office:value-type="float" office:value="6.83333333333333" calcext:value-type="float">
            <text:p>6.83</text:p>
          </table:table-cell>
          <table:table-cell office:value-type="float" office:value="59.5" calcext:value-type="float">
            <text:p>59.5</text:p>
          </table:table-cell>
          <table:table-cell table:number-columns-repeated="9"/>
          <table:table-cell office:value-type="float" office:value="445" calcext:value-type="float">
            <text:p>445</text:p>
          </table:table-cell>
          <table:table-cell office:value-type="float" office:value="59.5" calcext:value-type="float">
            <text:p>59.5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table:formula="of:=([.A84]-35)/60" office:value-type="float" office:value="6.91666666666667" calcext:value-type="float">
            <text:p>6.92</text:p>
          </table:table-cell>
          <table:table-cell office:value-type="float" office:value="59.75" calcext:value-type="float">
            <text:p>59.75</text:p>
          </table:table-cell>
          <table:table-cell table:number-columns-repeated="9"/>
          <table:table-cell office:value-type="float" office:value="450" calcext:value-type="float">
            <text:p>450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table:formula="of:=([.A85]-35)/60" office:value-type="float" office:value="7" calcext:value-type="float">
            <text:p>7</text:p>
          </table:table-cell>
          <table:table-cell office:value-type="float" office:value="59.75" calcext:value-type="float">
            <text:p>59.75</text:p>
          </table:table-cell>
          <table:table-cell table:number-columns-repeated="9"/>
          <table:table-cell office:value-type="float" office:value="455" calcext:value-type="float">
            <text:p>455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([.A86]-35)/60" office:value-type="float" office:value="7.08333333333333" calcext:value-type="float">
            <text:p>7.08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table:formula="of:=([.A87]-35)/60" office:value-type="float" office:value="7.16666666666667" calcext:value-type="float">
            <text:p>7.17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([.A88]-35)/60" office:value-type="float" office:value="7.25" calcext:value-type="float">
            <text:p>7.25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float" office:value="470" calcext:value-type="float">
            <text:p>47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([.A89]-35)/60" office:value-type="float" office:value="7.33333333333333" calcext:value-type="float">
            <text:p>7.33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([.A90]-35)/60" office:value-type="float" office:value="7.41666666666667" calcext:value-type="float">
            <text:p>7.42</text:p>
          </table:table-cell>
          <table:table-cell office:value-type="float" office:value="60.25" calcext:value-type="float">
            <text:p>60.25</text:p>
          </table:table-cell>
          <table:table-cell table:number-columns-repeated="9"/>
          <table:table-cell office:value-type="float" office:value="480" calcext:value-type="float">
            <text:p>480</text:p>
          </table:table-cell>
          <table:table-cell office:value-type="float" office:value="60.25" calcext:value-type="float">
            <text:p>60.25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table:formula="of:=([.A91]-35)/60" office:value-type="float" office:value="7.5" calcext:value-type="float">
            <text:p>7.5</text:p>
          </table:table-cell>
          <table:table-cell office:value-type="float" office:value="60.25" calcext:value-type="float">
            <text:p>60.25</text:p>
          </table:table-cell>
          <table:table-cell table:number-columns-repeated="9"/>
          <table:table-cell office:value-type="float" office:value="485" calcext:value-type="float">
            <text:p>485</text:p>
          </table:table-cell>
          <table:table-cell office:value-type="float" office:value="60.25" calcext:value-type="float">
            <text:p>60.25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table:formula="of:=([.A92]-35)/60" office:value-type="float" office:value="7.58333333333333" calcext:value-type="float">
            <text:p>7.58</text:p>
          </table:table-cell>
          <table:table-cell office:value-type="float" office:value="60.5" calcext:value-type="float">
            <text:p>60.5</text:p>
          </table:table-cell>
          <table:table-cell table:number-columns-repeated="9"/>
          <table:table-cell office:value-type="float" office:value="490" calcext:value-type="float">
            <text:p>490</text:p>
          </table:table-cell>
          <table:table-cell office:value-type="float" office:value="60.5" calcext:value-type="float">
            <text:p>60.5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table:formula="of:=([.A93]-35)/60" office:value-type="float" office:value="7.66666666666667" calcext:value-type="float">
            <text:p>7.67</text:p>
          </table:table-cell>
          <table:table-cell office:value-type="float" office:value="60.75" calcext:value-type="float">
            <text:p>60.75</text:p>
          </table:table-cell>
          <table:table-cell table:number-columns-repeated="9"/>
          <table:table-cell office:value-type="float" office:value="495" calcext:value-type="float">
            <text:p>495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([.A94]-35)/60" office:value-type="float" office:value="7.75" calcext:value-type="float">
            <text:p>7.75</text:p>
          </table:table-cell>
          <table:table-cell office:value-type="float" office:value="60.75" calcext:value-type="float">
            <text:p>60.75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table:formula="of:=([.A95]-35)/60" office:value-type="float" office:value="7.83333333333333" calcext:value-type="float">
            <text:p>7.83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table:formula="of:=([.A96]-35)/60" office:value-type="float" office:value="7.91666666666667" calcext:value-type="float">
            <text:p>7.92</text:p>
          </table:table-cell>
          <table:table-cell office:value-type="float" office:value="61.25" calcext:value-type="float">
            <text:p>61.25</text:p>
          </table:table-cell>
          <table:table-cell table:number-columns-repeated="9"/>
          <table:table-cell office:value-type="float" office:value="510" calcext:value-type="float">
            <text:p>510</text:p>
          </table:table-cell>
          <table:table-cell office:value-type="float" office:value="61.25" calcext:value-type="float">
            <text:p>61.25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table:formula="of:=([.A97]-35)/60" office:value-type="float" office:value="8" calcext:value-type="float">
            <text:p>8</text:p>
          </table:table-cell>
          <table:table-cell office:value-type="float" office:value="61.25" calcext:value-type="float">
            <text:p>61.25</text:p>
          </table:table-cell>
          <table:table-cell table:number-columns-repeated="9"/>
          <table:table-cell office:value-type="float" office:value="515" calcext:value-type="float">
            <text:p>515</text:p>
          </table:table-cell>
          <table:table-cell office:value-type="float" office:value="61.25" calcext:value-type="float">
            <text:p>61.25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table:formula="of:=([.A98]-35)/60" office:value-type="float" office:value="8.08333333333333" calcext:value-type="float">
            <text:p>8.08</text:p>
          </table:table-cell>
          <table:table-cell office:value-type="float" office:value="61.25" calcext:value-type="float">
            <text:p>61.25</text:p>
          </table:table-cell>
          <table:table-cell table:number-columns-repeated="9"/>
          <table:table-cell office:value-type="float" office:value="520" calcext:value-type="float">
            <text:p>520</text:p>
          </table:table-cell>
          <table:table-cell office:value-type="float" office:value="61.25" calcext:value-type="float">
            <text:p>61.25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table:formula="of:=([.A99]-35)/60" office:value-type="float" office:value="8.16666666666667" calcext:value-type="float">
            <text:p>8.17</text:p>
          </table:table-cell>
          <table:table-cell office:value-type="float" office:value="61.5" calcext:value-type="float">
            <text:p>61.5</text:p>
          </table:table-cell>
          <table:table-cell table:number-columns-repeated="9"/>
          <table:table-cell office:value-type="float" office:value="525" calcext:value-type="float">
            <text:p>525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table:formula="of:=([.A100]-35)/60" office:value-type="float" office:value="8.25" calcext:value-type="float">
            <text:p>8.25</text:p>
          </table:table-cell>
          <table:table-cell office:value-type="float" office:value="61.5" calcext:value-type="float">
            <text:p>61.5</text:p>
          </table:table-cell>
          <table:table-cell table:number-columns-repeated="9"/>
          <table:table-cell office:value-type="float" office:value="530" calcext:value-type="float">
            <text:p>530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table:formula="of:=([.A101]-35)/60" office:value-type="float" office:value="8.33333333333333" calcext:value-type="float">
            <text:p>8.33</text:p>
          </table:table-cell>
          <table:table-cell office:value-type="float" office:value="61.75" calcext:value-type="float">
            <text:p>61.75</text:p>
          </table:table-cell>
          <table:table-cell table:number-columns-repeated="9"/>
          <table:table-cell office:value-type="float" office:value="535" calcext:value-type="float">
            <text:p>535</text:p>
          </table:table-cell>
          <table:table-cell office:value-type="float" office:value="61.75" calcext:value-type="float">
            <text:p>61.75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table:formula="of:=([.A102]-35)/60" office:value-type="float" office:value="8.41666666666667" calcext:value-type="float">
            <text:p>8.42</text:p>
          </table:table-cell>
          <table:table-cell office:value-type="float" office:value="61.5" calcext:value-type="float">
            <text:p>61.5</text:p>
          </table:table-cell>
          <table:table-cell table:number-columns-repeated="9"/>
          <table:table-cell office:value-type="float" office:value="540" calcext:value-type="float">
            <text:p>540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table:formula="of:=([.A103]-35)/60" office:value-type="float" office:value="8.5" calcext:value-type="float">
            <text:p>8.5</text:p>
          </table:table-cell>
          <table:table-cell office:value-type="float" office:value="61.75" calcext:value-type="float">
            <text:p>61.75</text:p>
          </table:table-cell>
          <table:table-cell table:number-columns-repeated="9"/>
          <table:table-cell office:value-type="float" office:value="545" calcext:value-type="float">
            <text:p>545</text:p>
          </table:table-cell>
          <table:table-cell office:value-type="float" office:value="61.75" calcext:value-type="float">
            <text:p>61.75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table:formula="of:=([.A104]-35)/60" office:value-type="float" office:value="8.58333333333333" calcext:value-type="float">
            <text:p>8.58</text:p>
          </table:table-cell>
          <table:table-cell office:value-type="float" office:value="61.75" calcext:value-type="float">
            <text:p>61.75</text:p>
          </table:table-cell>
          <table:table-cell table:number-columns-repeated="9"/>
          <table:table-cell office:value-type="float" office:value="550" calcext:value-type="float">
            <text:p>550</text:p>
          </table:table-cell>
          <table:table-cell office:value-type="float" office:value="61.75" calcext:value-type="float">
            <text:p>61.75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table:formula="of:=([.A105]-35)/60" office:value-type="float" office:value="8.66666666666667" calcext:value-type="float">
            <text:p>8.67</text:p>
          </table:table-cell>
          <table:table-cell office:value-type="float" office:value="62" calcext:value-type="float">
            <text:p>62</text:p>
          </table:table-cell>
          <table:table-cell table:number-columns-repeated="9"/>
          <table:table-cell office:value-type="float" office:value="555" calcext:value-type="float">
            <text:p>555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table:formula="of:=([.A106]-35)/60" office:value-type="float" office:value="8.75" calcext:value-type="float">
            <text:p>8.75</text:p>
          </table:table-cell>
          <table:table-cell office:value-type="float" office:value="62.25" calcext:value-type="float">
            <text:p>62.25</text:p>
          </table:table-cell>
          <table:table-cell table:number-columns-repeated="9"/>
          <table:table-cell office:value-type="float" office:value="560" calcext:value-type="float">
            <text:p>560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table:formula="of:=([.A107]-35)/60" office:value-type="float" office:value="8.83333333333333" calcext:value-type="float">
            <text:p>8.83</text:p>
          </table:table-cell>
          <table:table-cell office:value-type="float" office:value="62.25" calcext:value-type="float">
            <text:p>62.25</text:p>
          </table:table-cell>
          <table:table-cell table:number-columns-repeated="9"/>
          <table:table-cell office:value-type="float" office:value="565" calcext:value-type="float">
            <text:p>565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table:formula="of:=([.A108]-35)/60" office:value-type="float" office:value="8.91666666666667" calcext:value-type="float">
            <text:p>8.92</text:p>
          </table:table-cell>
          <table:table-cell office:value-type="float" office:value="62.25" calcext:value-type="float">
            <text:p>62.25</text:p>
          </table:table-cell>
          <table:table-cell table:number-columns-repeated="9"/>
          <table:table-cell office:value-type="float" office:value="570" calcext:value-type="float">
            <text:p>570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table:formula="of:=([.A109]-35)/60" office:value-type="float" office:value="9" calcext:value-type="float">
            <text:p>9</text:p>
          </table:table-cell>
          <table:table-cell office:value-type="float" office:value="62.5" calcext:value-type="float">
            <text:p>62.5</text:p>
          </table:table-cell>
          <table:table-cell table:number-columns-repeated="9"/>
          <table:table-cell office:value-type="float" office:value="575" calcext:value-type="float">
            <text:p>575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table:formula="of:=([.A110]-35)/60" office:value-type="float" office:value="9.08333333333333" calcext:value-type="float">
            <text:p>9.08</text:p>
          </table:table-cell>
          <table:table-cell office:value-type="float" office:value="62.5" calcext:value-type="float">
            <text:p>62.5</text:p>
          </table:table-cell>
          <table:table-cell table:number-columns-repeated="9"/>
          <table:table-cell office:value-type="float" office:value="580" calcext:value-type="float">
            <text:p>580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table:formula="of:=([.A111]-35)/60" office:value-type="float" office:value="9.16666666666667" calcext:value-type="float">
            <text:p>9.17</text:p>
          </table:table-cell>
          <table:table-cell office:value-type="float" office:value="62.75" calcext:value-type="float">
            <text:p>62.75</text:p>
          </table:table-cell>
          <table:table-cell table:number-columns-repeated="9"/>
          <table:table-cell office:value-type="float" office:value="585" calcext:value-type="float">
            <text:p>585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table:formula="of:=([.A112]-35)/60" office:value-type="float" office:value="9.25" calcext:value-type="float">
            <text:p>9.25</text:p>
          </table:table-cell>
          <table:table-cell office:value-type="float" office:value="62.75" calcext:value-type="float">
            <text:p>62.75</text:p>
          </table:table-cell>
          <table:table-cell table:number-columns-repeated="9"/>
          <table:table-cell office:value-type="float" office:value="590" calcext:value-type="float">
            <text:p>590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table:formula="of:=([.A113]-35)/60" office:value-type="float" office:value="9.33333333333333" calcext:value-type="float">
            <text:p>9.33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595" calcext:value-type="float">
            <text:p>59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([.A114]-35)/60" office:value-type="float" office:value="9.41666666666667" calcext:value-type="float">
            <text:p>9.42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table:formula="of:=([.A115]-35)/60" office:value-type="float" office:value="9.5" calcext:value-type="float">
            <text:p>9.5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605" calcext:value-type="float">
            <text:p>60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table:formula="of:=([.A116]-35)/60" office:value-type="float" office:value="9.58333333333333" calcext:value-type="float">
            <text:p>9.58</text:p>
          </table:table-cell>
          <table:table-cell office:value-type="float" office:value="63.25" calcext:value-type="float">
            <text:p>63.25</text:p>
          </table:table-cell>
          <table:table-cell table:number-columns-repeated="9"/>
          <table:table-cell office:value-type="float" office:value="610" calcext:value-type="float">
            <text:p>610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table:formula="of:=([.A117]-35)/60" office:value-type="float" office:value="9.66666666666667" calcext:value-type="float">
            <text:p>9.67</text:p>
          </table:table-cell>
          <table:table-cell office:value-type="float" office:value="62.75" calcext:value-type="float">
            <text:p>62.75</text:p>
          </table:table-cell>
          <table:table-cell table:number-columns-repeated="9"/>
          <table:table-cell office:value-type="float" office:value="615" calcext:value-type="float">
            <text:p>615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table:formula="of:=([.A118]-35)/60" office:value-type="float" office:value="9.75" calcext:value-type="float">
            <text:p>9.75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620" calcext:value-type="float">
            <text:p>6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table:formula="of:=([.A119]-35)/60" office:value-type="float" office:value="9.83333333333333" calcext:value-type="float">
            <text:p>9.83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625" calcext:value-type="float">
            <text:p>62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table:formula="of:=([.A120]-35)/60" office:value-type="float" office:value="9.91666666666667" calcext:value-type="float">
            <text:p>9.92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630" calcext:value-type="float">
            <text:p>63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table:formula="of:=([.A121]-35)/60" office:value-type="float" office:value="10" calcext:value-type="float">
            <text:p>10</text:p>
          </table:table-cell>
          <table:table-cell office:value-type="float" office:value="63.25" calcext:value-type="float">
            <text:p>63.25</text:p>
          </table:table-cell>
          <table:table-cell table:number-columns-repeated="9"/>
          <table:table-cell office:value-type="float" office:value="635" calcext:value-type="float">
            <text:p>635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([.A122]-35)/60" office:value-type="float" office:value="10.0833333333333" calcext:value-type="float">
            <text:p>10.08</text:p>
          </table:table-cell>
          <table:table-cell office:value-type="float" office:value="63.5" calcext:value-type="float">
            <text:p>63.5</text:p>
          </table:table-cell>
          <table:table-cell table:number-columns-repeated="9"/>
          <table:table-cell office:value-type="float" office:value="640" calcext:value-type="float">
            <text:p>640</text:p>
          </table:table-cell>
          <table:table-cell office:value-type="float" office:value="63.5" calcext:value-type="float">
            <text:p>63.5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table:formula="of:=([.A123]-35)/60" office:value-type="float" office:value="10.1666666666667" calcext:value-type="float">
            <text:p>10.17</text:p>
          </table:table-cell>
          <table:table-cell office:value-type="float" office:value="63.75" calcext:value-type="float">
            <text:p>63.75</text:p>
          </table:table-cell>
          <table:table-cell table:number-columns-repeated="9"/>
          <table:table-cell office:value-type="float" office:value="645" calcext:value-type="float">
            <text:p>64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table:formula="of:=([.A124]-35)/60" office:value-type="float" office:value="10.25" calcext:value-type="float">
            <text:p>10.25</text:p>
          </table:table-cell>
          <table:table-cell office:value-type="float" office:value="63.75" calcext:value-type="float">
            <text:p>63.75</text:p>
          </table:table-cell>
          <table:table-cell table:number-columns-repeated="9"/>
          <table:table-cell office:value-type="float" office:value="650" calcext:value-type="float">
            <text:p>650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table:formula="of:=([.A125]-35)/60" office:value-type="float" office:value="10.3333333333333" calcext:value-type="float">
            <text:p>10.33</text:p>
          </table:table-cell>
          <table:table-cell office:value-type="float" office:value="63.75" calcext:value-type="float">
            <text:p>63.75</text:p>
          </table:table-cell>
          <table:table-cell table:number-columns-repeated="9"/>
          <table:table-cell office:value-type="float" office:value="655" calcext:value-type="float">
            <text:p>65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table:formula="of:=([.A126]-35)/60" office:value-type="float" office:value="10.4166666666667" calcext:value-type="float">
            <text:p>10.42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660" calcext:value-type="float">
            <text:p>66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table:formula="of:=([.A127]-35)/60"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665" calcext:value-type="float">
            <text:p>665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table:formula="of:=([.A128]-35)/60" office:value-type="float" office:value="10.5833333333333" calcext:value-type="float">
            <text:p>10.58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670" calcext:value-type="float">
            <text:p>67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table:formula="of:=([.A129]-35)/60" office:value-type="float" office:value="10.6666666666667" calcext:value-type="float">
            <text:p>10.67</text:p>
          </table:table-cell>
          <table:table-cell office:value-type="float" office:value="64.25" calcext:value-type="float">
            <text:p>64.25</text:p>
          </table:table-cell>
          <table:table-cell table:number-columns-repeated="9"/>
          <table:table-cell office:value-type="float" office:value="675" calcext:value-type="float">
            <text:p>675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table:formula="of:=([.A130]-35)/60" office:value-type="float" office:value="10.75" calcext:value-type="float">
            <text:p>10.75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680" calcext:value-type="float">
            <text:p>68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table:formula="of:=([.A131]-35)/60" office:value-type="float" office:value="10.8333333333333" calcext:value-type="float">
            <text:p>10.83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685" calcext:value-type="float">
            <text:p>685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table:formula="of:=([.A132]-35)/60" office:value-type="float" office:value="10.9166666666667" calcext:value-type="float">
            <text:p>10.92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690" calcext:value-type="float">
            <text:p>69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table:formula="of:=([.A133]-35)/60" office:value-type="float" office:value="11" calcext:value-type="float">
            <text:p>11</text:p>
          </table:table-cell>
          <table:table-cell office:value-type="float" office:value="63.75" calcext:value-type="float">
            <text:p>63.75</text:p>
          </table:table-cell>
          <table:table-cell table:number-columns-repeated="9"/>
          <table:table-cell office:value-type="float" office:value="695" calcext:value-type="float">
            <text:p>69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([.A134]-35)/60" office:value-type="float" office:value="11.0833333333333" calcext:value-type="float">
            <text:p>11.08</text:p>
          </table:table-cell>
          <table:table-cell office:value-type="float" office:value="63.5" calcext:value-type="float">
            <text:p>63.5</text:p>
          </table:table-cell>
          <table:table-cell table:number-columns-repeated="9"/>
          <table:table-cell office:value-type="float" office:value="700" calcext:value-type="float">
            <text:p>700</text:p>
          </table:table-cell>
          <table:table-cell office:value-type="float" office:value="63.5" calcext:value-type="float">
            <text:p>63.5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table:formula="of:=([.A135]-35)/60" office:value-type="float" office:value="11.1666666666667" calcext:value-type="float">
            <text:p>11.17</text:p>
          </table:table-cell>
          <table:table-cell office:value-type="float" office:value="63.75" calcext:value-type="float">
            <text:p>63.75</text:p>
          </table:table-cell>
          <table:table-cell table:number-columns-repeated="9"/>
          <table:table-cell office:value-type="float" office:value="705" calcext:value-type="float">
            <text:p>70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table:formula="of:=([.A136]-35)/60" office:value-type="float" office:value="11.25" calcext:value-type="float">
            <text:p>11.25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710" calcext:value-type="float">
            <text:p>71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table:formula="of:=([.A137]-35)/60" office:value-type="float" office:value="11.3333333333333" calcext:value-type="float">
            <text:p>11.33</text:p>
          </table:table-cell>
          <table:table-cell office:value-type="float" office:value="64.25" calcext:value-type="float">
            <text:p>64.25</text:p>
          </table:table-cell>
          <table:table-cell table:number-columns-repeated="9"/>
          <table:table-cell office:value-type="float" office:value="715" calcext:value-type="float">
            <text:p>715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table:formula="of:=([.A138]-35)/60" office:value-type="float" office:value="11.4166666666667" calcext:value-type="float">
            <text:p>11.42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table:formula="of:=([.A139]-35)/60" office:value-type="float" office:value="11.5" calcext:value-type="float">
            <text:p>11.5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725" calcext:value-type="float">
            <text:p>725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table:formula="of:=([.A140]-35)/60" office:value-type="float" office:value="11.5833333333333" calcext:value-type="float">
            <text:p>11.58</text:p>
          </table:table-cell>
          <table:table-cell office:value-type="float" office:value="64.25" calcext:value-type="float">
            <text:p>64.25</text:p>
          </table:table-cell>
          <table:table-cell table:number-columns-repeated="9"/>
          <table:table-cell office:value-type="float" office:value="730" calcext:value-type="float">
            <text:p>730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table:formula="of:=([.A141]-35)/60" office:value-type="float" office:value="11.6666666666667" calcext:value-type="float">
            <text:p>11.67</text:p>
          </table:table-cell>
          <table:table-cell office:value-type="float" office:value="64.5" calcext:value-type="float">
            <text:p>64.5</text:p>
          </table:table-cell>
          <table:table-cell table:number-columns-repeated="9"/>
          <table:table-cell office:value-type="float" office:value="735" calcext:value-type="float">
            <text:p>735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table:formula="of:=([.A142]-35)/60" office:value-type="float" office:value="11.75" calcext:value-type="float">
            <text:p>11.75</text:p>
          </table:table-cell>
          <table:table-cell office:value-type="float" office:value="64.5" calcext:value-type="float">
            <text:p>64.5</text:p>
          </table:table-cell>
          <table:table-cell table:number-columns-repeated="9"/>
          <table:table-cell office:value-type="float" office:value="740" calcext:value-type="float">
            <text:p>740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table:formula="of:=([.A143]-35)/60" office:value-type="float" office:value="11.8333333333333" calcext:value-type="float">
            <text:p>11.83</text:p>
          </table:table-cell>
          <table:table-cell office:value-type="float" office:value="64.5" calcext:value-type="float">
            <text:p>64.5</text:p>
          </table:table-cell>
          <table:table-cell table:number-columns-repeated="9"/>
          <table:table-cell office:value-type="float" office:value="745" calcext:value-type="float">
            <text:p>745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formula="of:=([.A144]-35)/60" office:value-type="float" office:value="11.9166666666667" calcext:value-type="float">
            <text:p>11.92</text:p>
          </table:table-cell>
          <table:table-cell office:value-type="float" office:value="64.75" calcext:value-type="float">
            <text:p>64.75</text:p>
          </table:table-cell>
          <table:table-cell table:number-columns-repeated="9"/>
          <table:table-cell office:value-type="float" office:value="750" calcext:value-type="float">
            <text:p>750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table:formula="of:=([.A145]-35)/60" office:value-type="float" office:value="12" calcext:value-type="float">
            <text:p>12</text:p>
          </table:table-cell>
          <table:table-cell office:value-type="float" office:value="64.75" calcext:value-type="float">
            <text:p>64.75</text:p>
          </table:table-cell>
          <table:table-cell table:number-columns-repeated="9"/>
          <table:table-cell office:value-type="float" office:value="755" calcext:value-type="float">
            <text:p>755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table:formula="of:=([.A146]-35)/60" office:value-type="float" office:value="12.0833333333333" calcext:value-type="float">
            <text:p>12.08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office:value-type="float" office:value="760" calcext:value-type="float">
            <text:p>76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table:formula="of:=([.A147]-35)/60" office:value-type="float" office:value="12.1666666666667" calcext:value-type="float">
            <text:p>12.17</text:p>
          </table:table-cell>
          <table:table-cell office:value-type="float" office:value="65.25" calcext:value-type="float">
            <text:p>65.25</text:p>
          </table:table-cell>
          <table:table-cell table:number-columns-repeated="9"/>
          <table:table-cell office:value-type="float" office:value="765" calcext:value-type="float">
            <text:p>765</text:p>
          </table:table-cell>
          <table:table-cell office:value-type="float" office:value="65.25" calcext:value-type="float">
            <text:p>65.25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table:formula="of:=([.A148]-35)/60" office:value-type="float" office:value="12.25" calcext:value-type="float">
            <text:p>12.25</text:p>
          </table:table-cell>
          <table:table-cell office:value-type="float" office:value="65.5" calcext:value-type="float">
            <text:p>65.5</text:p>
          </table:table-cell>
          <table:table-cell table:number-columns-repeated="9"/>
          <table:table-cell office:value-type="float" office:value="770" calcext:value-type="float">
            <text:p>770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table:formula="of:=([.A149]-35)/60" office:value-type="float" office:value="12.3333333333333" calcext:value-type="float">
            <text:p>12.33</text:p>
          </table:table-cell>
          <table:table-cell office:value-type="float" office:value="65.25" calcext:value-type="float">
            <text:p>65.25</text:p>
          </table:table-cell>
          <table:table-cell table:number-columns-repeated="9"/>
          <table:table-cell office:value-type="float" office:value="775" calcext:value-type="float">
            <text:p>775</text:p>
          </table:table-cell>
          <table:table-cell office:value-type="float" office:value="65.25" calcext:value-type="float">
            <text:p>65.25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table:formula="of:=([.A150]-35)/60" office:value-type="float" office:value="12.4166666666667" calcext:value-type="float">
            <text:p>12.42</text:p>
          </table:table-cell>
          <table:table-cell office:value-type="float" office:value="65.25" calcext:value-type="float">
            <text:p>65.25</text:p>
          </table:table-cell>
          <table:table-cell table:number-columns-repeated="9"/>
          <table:table-cell office:value-type="float" office:value="780" calcext:value-type="float">
            <text:p>780</text:p>
          </table:table-cell>
          <table:table-cell office:value-type="float" office:value="65.25" calcext:value-type="float">
            <text:p>65.25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table:formula="of:=([.A151]-35)/60" office:value-type="float" office:value="12.5" calcext:value-type="float">
            <text:p>12.5</text:p>
          </table:table-cell>
          <table:table-cell office:value-type="float" office:value="64.75" calcext:value-type="float">
            <text:p>64.75</text:p>
          </table:table-cell>
          <table:table-cell table:number-columns-repeated="9"/>
          <table:table-cell office:value-type="float" office:value="785" calcext:value-type="float">
            <text:p>785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table:formula="of:=([.A152]-35)/60" office:value-type="float" office:value="12.5833333333333" calcext:value-type="float">
            <text:p>12.58</text:p>
          </table:table-cell>
          <table:table-cell office:value-type="float" office:value="64.75" calcext:value-type="float">
            <text:p>64.75</text:p>
          </table:table-cell>
          <table:table-cell table:number-columns-repeated="9"/>
          <table:table-cell office:value-type="float" office:value="790" calcext:value-type="float">
            <text:p>790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table:formula="of:=([.A153]-35)/60" office:value-type="float" office:value="12.6666666666667" calcext:value-type="float">
            <text:p>12.67</text:p>
          </table:table-cell>
          <table:table-cell office:value-type="float" office:value="64.5" calcext:value-type="float">
            <text:p>64.5</text:p>
          </table:table-cell>
          <table:table-cell table:number-columns-repeated="9"/>
          <table:table-cell office:value-type="float" office:value="795" calcext:value-type="float">
            <text:p>795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formula="of:=([.A154]-35)/60" office:value-type="float" office:value="12.75" calcext:value-type="float">
            <text:p>12.75</text:p>
          </table:table-cell>
          <table:table-cell office:value-type="float" office:value="64.75" calcext:value-type="float">
            <text:p>64.75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table:formula="of:=([.A155]-35)/60" office:value-type="float" office:value="12.8333333333333" calcext:value-type="float">
            <text:p>12.83</text:p>
          </table:table-cell>
          <table:table-cell office:value-type="float" office:value="64.5" calcext:value-type="float">
            <text:p>64.5</text:p>
          </table:table-cell>
          <table:table-cell table:number-columns-repeated="9"/>
          <table:table-cell office:value-type="float" office:value="805" calcext:value-type="float">
            <text:p>805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table:formula="of:=([.A156]-35)/60" office:value-type="float" office:value="12.9166666666667" calcext:value-type="float">
            <text:p>12.92</text:p>
          </table:table-cell>
          <table:table-cell office:value-type="float" office:value="64.75" calcext:value-type="float">
            <text:p>64.75</text:p>
          </table:table-cell>
          <table:table-cell table:number-columns-repeated="9"/>
          <table:table-cell office:value-type="float" office:value="810" calcext:value-type="float">
            <text:p>810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table:formula="of:=([.A157]-35)/60" office:value-type="float" office:value="13" calcext:value-type="float">
            <text:p>13</text:p>
          </table:table-cell>
          <table:table-cell office:value-type="float" office:value="64.75" calcext:value-type="float">
            <text:p>64.75</text:p>
          </table:table-cell>
          <table:table-cell table:number-columns-repeated="9"/>
          <table:table-cell office:value-type="float" office:value="815" calcext:value-type="float">
            <text:p>815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table:formula="of:=([.A158]-35)/60" office:value-type="float" office:value="13.0833333333333" calcext:value-type="float">
            <text:p>13.08</text:p>
          </table:table-cell>
          <table:table-cell office:value-type="float" office:value="64.75" calcext:value-type="float">
            <text:p>64.75</text:p>
          </table:table-cell>
          <table:table-cell table:number-columns-repeated="9"/>
          <table:table-cell office:value-type="float" office:value="820" calcext:value-type="float">
            <text:p>820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table:formula="of:=([.A159]-35)/60" office:value-type="float" office:value="13.1666666666667" calcext:value-type="float">
            <text:p>13.17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office:value-type="float" office:value="825" calcext:value-type="float">
            <text:p>825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table:formula="of:=([.A160]-35)/60" office:value-type="float" office:value="13.25" calcext:value-type="float">
            <text:p>13.25</text:p>
          </table:table-cell>
          <table:table-cell office:value-type="float" office:value="65.5" calcext:value-type="float">
            <text:p>65.5</text:p>
          </table:table-cell>
          <table:table-cell table:number-columns-repeated="9"/>
          <table:table-cell office:value-type="float" office:value="830" calcext:value-type="float">
            <text:p>830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table:formula="of:=([.A161]-35)/60" office:value-type="float" office:value="13.3333333333333" calcext:value-type="float">
            <text:p>13.33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office:value-type="float" office:value="835" calcext:value-type="float">
            <text:p>835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table:formula="of:=([.A162]-35)/60" office:value-type="float" office:value="13.4166666666667" calcext:value-type="float">
            <text:p>13.42</text:p>
          </table:table-cell>
          <table:table-cell office:value-type="float" office:value="65.5" calcext:value-type="float">
            <text:p>65.5</text:p>
          </table:table-cell>
          <table:table-cell table:number-columns-repeated="9"/>
          <table:table-cell office:value-type="float" office:value="840" calcext:value-type="float">
            <text:p>840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table:formula="of:=([.A163]-35)/60" office:value-type="float" office:value="13.5" calcext:value-type="float">
            <text:p>13.5</text:p>
          </table:table-cell>
          <table:table-cell office:value-type="float" office:value="65.5" calcext:value-type="float">
            <text:p>65.5</text:p>
          </table:table-cell>
          <table:table-cell table:number-columns-repeated="9"/>
          <table:table-cell office:value-type="float" office:value="845" calcext:value-type="float">
            <text:p>845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table:formula="of:=([.A164]-35)/60" office:value-type="float" office:value="13.5833333333333" calcext:value-type="float">
            <text:p>13.58</text:p>
          </table:table-cell>
          <table:table-cell office:value-type="float" office:value="65.75" calcext:value-type="float">
            <text:p>65.75</text:p>
          </table:table-cell>
          <table:table-cell table:number-columns-repeated="9"/>
          <table:table-cell office:value-type="float" office:value="850" calcext:value-type="float">
            <text:p>850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table:formula="of:=([.A165]-35)/60" office:value-type="float" office:value="13.6666666666667" calcext:value-type="float">
            <text:p>13.67</text:p>
          </table:table-cell>
          <table:table-cell office:value-type="float" office:value="66" calcext:value-type="float">
            <text:p>66</text:p>
          </table:table-cell>
          <table:table-cell table:number-columns-repeated="9"/>
          <table:table-cell office:value-type="float" office:value="855" calcext:value-type="float">
            <text:p>85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table:formula="of:=([.A166]-35)/60" office:value-type="float" office:value="13.75" calcext:value-type="float">
            <text:p>13.75</text:p>
          </table:table-cell>
          <table:table-cell office:value-type="float" office:value="66" calcext:value-type="float">
            <text:p>66</text:p>
          </table:table-cell>
          <table:table-cell table:number-columns-repeated="9"/>
          <table:table-cell office:value-type="float" office:value="860" calcext:value-type="float">
            <text:p>860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table:formula="of:=([.A167]-35)/60" office:value-type="float" office:value="13.8333333333333" calcext:value-type="float">
            <text:p>13.83</text:p>
          </table:table-cell>
          <table:table-cell office:value-type="float" office:value="66" calcext:value-type="float">
            <text:p>66</text:p>
          </table:table-cell>
          <table:table-cell table:number-columns-repeated="9"/>
          <table:table-cell office:value-type="float" office:value="865" calcext:value-type="float">
            <text:p>86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table:formula="of:=([.A168]-35)/60" office:value-type="float" office:value="13.9166666666667" calcext:value-type="float">
            <text:p>13.92</text:p>
          </table:table-cell>
          <table:table-cell office:value-type="float" office:value="66" calcext:value-type="float">
            <text:p>66</text:p>
          </table:table-cell>
          <table:table-cell table:number-columns-repeated="9"/>
          <table:table-cell office:value-type="float" office:value="870" calcext:value-type="float">
            <text:p>870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table:formula="of:=([.A169]-35)/60" office:value-type="float" office:value="14" calcext:value-type="float">
            <text:p>14</text:p>
          </table:table-cell>
          <table:table-cell office:value-type="float" office:value="66.25" calcext:value-type="float">
            <text:p>66.25</text:p>
          </table:table-cell>
          <table:table-cell table:number-columns-repeated="9"/>
          <table:table-cell office:value-type="float" office:value="875" calcext:value-type="float">
            <text:p>875</text:p>
          </table:table-cell>
          <table:table-cell office:value-type="float" office:value="66.25" calcext:value-type="float">
            <text:p>66.25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table:formula="of:=([.A170]-35)/60" office:value-type="float" office:value="14.0833333333333" calcext:value-type="float">
            <text:p>14.08</text:p>
          </table:table-cell>
          <table:table-cell office:value-type="float" office:value="66.75" calcext:value-type="float">
            <text:p>66.75</text:p>
          </table:table-cell>
          <table:table-cell table:number-columns-repeated="9"/>
          <table:table-cell office:value-type="float" office:value="880" calcext:value-type="float">
            <text:p>880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table:formula="of:=([.A171]-35)/60" office:value-type="float" office:value="14.1666666666667" calcext:value-type="float">
            <text:p>14.17</text:p>
          </table:table-cell>
          <table:table-cell office:value-type="float" office:value="66.5" calcext:value-type="float">
            <text:p>66.5</text:p>
          </table:table-cell>
          <table:table-cell table:number-columns-repeated="9"/>
          <table:table-cell office:value-type="float" office:value="885" calcext:value-type="float">
            <text:p>885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table:formula="of:=([.A172]-35)/60" office:value-type="float" office:value="14.25" calcext:value-type="float">
            <text:p>14.25</text:p>
          </table:table-cell>
          <table:table-cell office:value-type="float" office:value="66.5" calcext:value-type="float">
            <text:p>66.5</text:p>
          </table:table-cell>
          <table:table-cell table:number-columns-repeated="9"/>
          <table:table-cell office:value-type="float" office:value="890" calcext:value-type="float">
            <text:p>890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table:formula="of:=([.A173]-35)/60" office:value-type="float" office:value="14.3333333333333" calcext:value-type="float">
            <text:p>14.33</text:p>
          </table:table-cell>
          <table:table-cell office:value-type="float" office:value="66.5" calcext:value-type="float">
            <text:p>66.5</text:p>
          </table:table-cell>
          <table:table-cell table:number-columns-repeated="9"/>
          <table:table-cell office:value-type="float" office:value="895" calcext:value-type="float">
            <text:p>895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table:formula="of:=([.A174]-35)/60" office:value-type="float" office:value="14.4166666666667" calcext:value-type="float">
            <text:p>14.42</text:p>
          </table:table-cell>
          <table:table-cell office:value-type="float" office:value="66.75" calcext:value-type="float">
            <text:p>66.75</text:p>
          </table:table-cell>
          <table:table-cell table:number-columns-repeated="9"/>
          <table:table-cell office:value-type="float" office:value="900" calcext:value-type="float">
            <text:p>900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table:formula="of:=([.A175]-35)/60" office:value-type="float" office:value="14.5" calcext:value-type="float">
            <text:p>14.5</text:p>
          </table:table-cell>
          <table:table-cell office:value-type="float" office:value="66.75" calcext:value-type="float">
            <text:p>66.75</text:p>
          </table:table-cell>
          <table:table-cell table:number-columns-repeated="9"/>
          <table:table-cell office:value-type="float" office:value="905" calcext:value-type="float">
            <text:p>905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table:formula="of:=([.A176]-35)/60" office:value-type="float" office:value="14.5833333333333" calcext:value-type="float">
            <text:p>14.58</text:p>
          </table:table-cell>
          <table:table-cell office:value-type="float" office:value="66.75" calcext:value-type="float">
            <text:p>66.75</text:p>
          </table:table-cell>
          <table:table-cell table:number-columns-repeated="9"/>
          <table:table-cell office:value-type="float" office:value="910" calcext:value-type="float">
            <text:p>910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table:formula="of:=([.A177]-35)/60" office:value-type="float" office:value="14.6666666666667" calcext:value-type="float">
            <text:p>14.67</text:p>
          </table:table-cell>
          <table:table-cell office:value-type="float" office:value="66.75" calcext:value-type="float">
            <text:p>66.75</text:p>
          </table:table-cell>
          <table:table-cell table:number-columns-repeated="9"/>
          <table:table-cell office:value-type="float" office:value="915" calcext:value-type="float">
            <text:p>915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table:formula="of:=([.A178]-35)/60" office:value-type="float" office:value="14.75" calcext:value-type="float">
            <text:p>14.75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920" calcext:value-type="float">
            <text:p>92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table:formula="of:=([.A179]-35)/60" office:value-type="float" office:value="14.8333333333333" calcext:value-type="float">
            <text:p>14.83</text:p>
          </table:table-cell>
          <table:table-cell office:value-type="float" office:value="67.25" calcext:value-type="float">
            <text:p>67.25</text:p>
          </table:table-cell>
          <table:table-cell table:number-columns-repeated="9"/>
          <table:table-cell office:value-type="float" office:value="925" calcext:value-type="float">
            <text:p>925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table:formula="of:=([.A180]-35)/60" office:value-type="float" office:value="14.9166666666667" calcext:value-type="float">
            <text:p>14.92</text:p>
          </table:table-cell>
          <table:table-cell office:value-type="float" office:value="67.5" calcext:value-type="float">
            <text:p>67.5</text:p>
          </table:table-cell>
          <table:table-cell table:number-columns-repeated="9"/>
          <table:table-cell office:value-type="float" office:value="930" calcext:value-type="float">
            <text:p>930</text:p>
          </table:table-cell>
          <table:table-cell office:value-type="float" office:value="67.5" calcext:value-type="float">
            <text:p>67.5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table:formula="of:=([.A181]-35)/60" office:value-type="float" office:value="15" calcext:value-type="float">
            <text:p>15</text:p>
          </table:table-cell>
          <table:table-cell office:value-type="float" office:value="67.5" calcext:value-type="float">
            <text:p>67.5</text:p>
          </table:table-cell>
          <table:table-cell table:number-columns-repeated="9"/>
          <table:table-cell office:value-type="float" office:value="935" calcext:value-type="float">
            <text:p>935</text:p>
          </table:table-cell>
          <table:table-cell office:value-type="float" office:value="67.5" calcext:value-type="float">
            <text:p>67.5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table:formula="of:=([.A182]-35)/60" office:value-type="float" office:value="15.0833333333333" calcext:value-type="float">
            <text:p>15.08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940" calcext:value-type="float">
            <text:p>94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table:formula="of:=([.A183]-35)/60" office:value-type="float" office:value="15.1666666666667" calcext:value-type="float">
            <text:p>15.17</text:p>
          </table:table-cell>
          <table:table-cell office:value-type="float" office:value="66.75" calcext:value-type="float">
            <text:p>66.75</text:p>
          </table:table-cell>
          <table:table-cell table:number-columns-repeated="9"/>
          <table:table-cell office:value-type="float" office:value="945" calcext:value-type="float">
            <text:p>945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table:formula="of:=([.A184]-35)/60" office:value-type="float" office:value="15.25" calcext:value-type="float">
            <text:p>15.25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950" calcext:value-type="float">
            <text:p>95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table:formula="of:=([.A185]-35)/60" office:value-type="float" office:value="15.3333333333333" calcext:value-type="float">
            <text:p>15.33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955" calcext:value-type="float">
            <text:p>95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table:formula="of:=([.A186]-35)/60" office:value-type="float" office:value="15.4166666666667" calcext:value-type="float">
            <text:p>15.42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960" calcext:value-type="float">
            <text:p>96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table:formula="of:=([.A187]-35)/60" office:value-type="float" office:value="15.5" calcext:value-type="float">
            <text:p>15.5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965" calcext:value-type="float">
            <text:p>96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table:formula="of:=([.A188]-35)/60" office:value-type="float" office:value="15.5833333333333" calcext:value-type="float">
            <text:p>15.58</text:p>
          </table:table-cell>
          <table:table-cell office:value-type="float" office:value="66.25" calcext:value-type="float">
            <text:p>66.25</text:p>
          </table:table-cell>
          <table:table-cell table:number-columns-repeated="9"/>
          <table:table-cell office:value-type="float" office:value="970" calcext:value-type="float">
            <text:p>970</text:p>
          </table:table-cell>
          <table:table-cell office:value-type="float" office:value="66.25" calcext:value-type="float">
            <text:p>66.25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table:formula="of:=([.A189]-35)/60" office:value-type="float" office:value="15.6666666666667" calcext:value-type="float">
            <text:p>15.67</text:p>
          </table:table-cell>
          <table:table-cell office:value-type="float" office:value="66.5" calcext:value-type="float">
            <text:p>66.5</text:p>
          </table:table-cell>
          <table:table-cell table:number-columns-repeated="9"/>
          <table:table-cell office:value-type="float" office:value="975" calcext:value-type="float">
            <text:p>975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table:formula="of:=([.A190]-35)/60" office:value-type="float" office:value="15.75" calcext:value-type="float">
            <text:p>15.75</text:p>
          </table:table-cell>
          <table:table-cell office:value-type="float" office:value="66.75" calcext:value-type="float">
            <text:p>66.75</text:p>
          </table:table-cell>
          <table:table-cell table:number-columns-repeated="9"/>
          <table:table-cell office:value-type="float" office:value="980" calcext:value-type="float">
            <text:p>980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table:formula="of:=([.A191]-35)/60" office:value-type="float" office:value="15.8333333333333" calcext:value-type="float">
            <text:p>15.83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985" calcext:value-type="float">
            <text:p>98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table:formula="of:=([.A192]-35)/60" office:value-type="float" office:value="15.9166666666667" calcext:value-type="float">
            <text:p>15.92</text:p>
          </table:table-cell>
          <table:table-cell office:value-type="float" office:value="67.25" calcext:value-type="float">
            <text:p>67.25</text:p>
          </table:table-cell>
          <table:table-cell table:number-columns-repeated="9"/>
          <table:table-cell office:value-type="float" office:value="990" calcext:value-type="float">
            <text:p>990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table:formula="of:=([.A193]-35)/60"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995" calcext:value-type="float">
            <text:p>99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([.A194]-35)/60" office:value-type="float" office:value="16.0833333333333" calcext:value-type="float">
            <text:p>16.08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1000" calcext:value-type="float">
            <text:p>100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table:formula="of:=([.A195]-35)/60" office:value-type="float" office:value="16.1666666666667" calcext:value-type="float">
            <text:p>16.17</text:p>
          </table:table-cell>
          <table:table-cell office:value-type="float" office:value="67.5" calcext:value-type="float">
            <text:p>67.5</text:p>
          </table:table-cell>
          <table:table-cell table:number-columns-repeated="9"/>
          <table:table-cell office:value-type="float" office:value="1005" calcext:value-type="float">
            <text:p>1005</text:p>
          </table:table-cell>
          <table:table-cell office:value-type="float" office:value="67.5" calcext:value-type="float">
            <text:p>67.5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table:formula="of:=([.A196]-35)/60" office:value-type="float" office:value="16.25" calcext:value-type="float">
            <text:p>16.25</text:p>
          </table:table-cell>
          <table:table-cell office:value-type="float" office:value="67.25" calcext:value-type="float">
            <text:p>67.25</text:p>
          </table:table-cell>
          <table:table-cell table:number-columns-repeated="9"/>
          <table:table-cell office:value-type="float" office:value="1010" calcext:value-type="float">
            <text:p>1010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table:formula="of:=([.A197]-35)/60" office:value-type="float" office:value="16.3333333333333" calcext:value-type="float">
            <text:p>16.33</text:p>
          </table:table-cell>
          <table:table-cell office:value-type="float" office:value="67.25" calcext:value-type="float">
            <text:p>67.25</text:p>
          </table:table-cell>
          <table:table-cell table:number-columns-repeated="9"/>
          <table:table-cell office:value-type="float" office:value="1015" calcext:value-type="float">
            <text:p>1015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table:formula="of:=([.A198]-35)/60" office:value-type="float" office:value="16.4166666666667" calcext:value-type="float">
            <text:p>16.42</text:p>
          </table:table-cell>
          <table:table-cell office:value-type="float" office:value="67.25" calcext:value-type="float">
            <text:p>67.25</text:p>
          </table:table-cell>
          <table:table-cell table:number-columns-repeated="9"/>
          <table:table-cell office:value-type="float" office:value="1020" calcext:value-type="float">
            <text:p>1020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table:formula="of:=([.A199]-35)/60" office:value-type="float" office:value="16.5" calcext:value-type="float">
            <text:p>16.5</text:p>
          </table:table-cell>
          <table:table-cell office:value-type="float" office:value="67.25" calcext:value-type="float">
            <text:p>67.25</text:p>
          </table:table-cell>
          <table:table-cell table:number-columns-repeated="9"/>
          <table:table-cell office:value-type="float" office:value="1025" calcext:value-type="float">
            <text:p>1025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table:formula="of:=([.A200]-35)/60" office:value-type="float" office:value="16.5833333333333" calcext:value-type="float">
            <text:p>16.58</text:p>
          </table:table-cell>
          <table:table-cell office:value-type="float" office:value="67.5" calcext:value-type="float">
            <text:p>67.5</text:p>
          </table:table-cell>
          <table:table-cell table:number-columns-repeated="9"/>
          <table:table-cell office:value-type="float" office:value="1030" calcext:value-type="float">
            <text:p>1030</text:p>
          </table:table-cell>
          <table:table-cell office:value-type="float" office:value="67.5" calcext:value-type="float">
            <text:p>67.5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table:formula="of:=([.A201]-35)/60" office:value-type="float" office:value="16.6666666666667" calcext:value-type="float">
            <text:p>16.67</text:p>
          </table:table-cell>
          <table:table-cell office:value-type="float" office:value="67.75" calcext:value-type="float">
            <text:p>67.75</text:p>
          </table:table-cell>
          <table:table-cell table:number-columns-repeated="9"/>
          <table:table-cell office:value-type="float" office:value="1035" calcext:value-type="float">
            <text:p>1035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table:formula="of:=([.A202]-35)/60" office:value-type="float" office:value="16.75" calcext:value-type="float">
            <text:p>16.75</text:p>
          </table:table-cell>
          <table:table-cell office:value-type="float" office:value="67.75" calcext:value-type="float">
            <text:p>67.75</text:p>
          </table:table-cell>
          <table:table-cell table:number-columns-repeated="9"/>
          <table:table-cell office:value-type="float" office:value="1040" calcext:value-type="float">
            <text:p>1040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table:formula="of:=([.A203]-35)/60" office:value-type="float" office:value="16.8333333333333" calcext:value-type="float">
            <text:p>16.83</text:p>
          </table:table-cell>
          <table:table-cell office:value-type="float" office:value="67.75" calcext:value-type="float">
            <text:p>67.75</text:p>
          </table:table-cell>
          <table:table-cell table:number-columns-repeated="9"/>
          <table:table-cell office:value-type="float" office:value="1045" calcext:value-type="float">
            <text:p>1045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table:formula="of:=([.A204]-35)/60" office:value-type="float" office:value="16.9166666666667" calcext:value-type="float">
            <text:p>16.92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office:value-type="float" office:value="1050" calcext:value-type="float">
            <text:p>105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table:formula="of:=([.A205]-35)/60" office:value-type="float" office:value="17" calcext:value-type="float">
            <text:p>17</text:p>
          </table:table-cell>
          <table:table-cell office:value-type="float" office:value="67.5" calcext:value-type="float">
            <text:p>67.5</text:p>
          </table:table-cell>
          <table:table-cell table:number-columns-repeated="9"/>
          <table:table-cell office:value-type="float" office:value="1055" calcext:value-type="float">
            <text:p>1055</text:p>
          </table:table-cell>
          <table:table-cell office:value-type="float" office:value="67.5" calcext:value-type="float">
            <text:p>67.5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table:formula="of:=([.A206]-35)/60" office:value-type="float" office:value="17.0833333333333" calcext:value-type="float">
            <text:p>17.08</text:p>
          </table:table-cell>
          <table:table-cell office:value-type="float" office:value="67.75" calcext:value-type="float">
            <text:p>67.75</text:p>
          </table:table-cell>
          <table:table-cell table:number-columns-repeated="9"/>
          <table:table-cell office:value-type="float" office:value="1060" calcext:value-type="float">
            <text:p>1060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table:formula="of:=([.A207]-35)/60" office:value-type="float" office:value="17.1666666666667" calcext:value-type="float">
            <text:p>17.17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office:value-type="float" office:value="1065" calcext:value-type="float">
            <text:p>1065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table:formula="of:=([.A208]-35)/60" office:value-type="float" office:value="17.25" calcext:value-type="float">
            <text:p>17.25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office:value-type="float" office:value="1070" calcext:value-type="float">
            <text:p>107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table:formula="of:=([.A209]-35)/60" office:value-type="float" office:value="17.3333333333333" calcext:value-type="float">
            <text:p>17.33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office:value-type="float" office:value="1075" calcext:value-type="float">
            <text:p>1075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table:formula="of:=([.A210]-35)/60" office:value-type="float" office:value="17.4166666666667" calcext:value-type="float">
            <text:p>17.42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office:value-type="float" office:value="1080" calcext:value-type="float">
            <text:p>108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table:formula="of:=([.A211]-35)/60" office:value-type="float" office:value="17.5" calcext:value-type="float">
            <text:p>17.5</text:p>
          </table:table-cell>
          <table:table-cell office:value-type="float" office:value="68.25" calcext:value-type="float">
            <text:p>68.25</text:p>
          </table:table-cell>
          <table:table-cell table:number-columns-repeated="9"/>
          <table:table-cell office:value-type="float" office:value="1085" calcext:value-type="float">
            <text:p>1085</text:p>
          </table:table-cell>
          <table:table-cell office:value-type="float" office:value="68.25" calcext:value-type="float">
            <text:p>68.25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table:formula="of:=([.A212]-35)/60" office:value-type="float" office:value="17.5833333333333" calcext:value-type="float">
            <text:p>17.58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office:value-type="float" office:value="1090" calcext:value-type="float">
            <text:p>109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table:formula="of:=([.A213]-35)/60" office:value-type="float" office:value="17.6666666666667" calcext:value-type="float">
            <text:p>17.67</text:p>
          </table:table-cell>
          <table:table-cell office:value-type="float" office:value="68.25" calcext:value-type="float">
            <text:p>68.25</text:p>
          </table:table-cell>
          <table:table-cell table:number-columns-repeated="9"/>
          <table:table-cell office:value-type="float" office:value="1095" calcext:value-type="float">
            <text:p>1095</text:p>
          </table:table-cell>
          <table:table-cell office:value-type="float" office:value="68.25" calcext:value-type="float">
            <text:p>68.25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([.A214]-35)/60" office:value-type="float" office:value="17.75" calcext:value-type="float">
            <text:p>17.75</text:p>
          </table:table-cell>
          <table:table-cell office:value-type="float" office:value="68.25" calcext:value-type="float">
            <text:p>68.25</text:p>
          </table:table-cell>
          <table:table-cell table:number-columns-repeated="9"/>
          <table:table-cell office:value-type="float" office:value="1100" calcext:value-type="float">
            <text:p>1100</text:p>
          </table:table-cell>
          <table:table-cell office:value-type="float" office:value="68.25" calcext:value-type="float">
            <text:p>68.25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table:formula="of:=([.A215]-35)/60" office:value-type="float" office:value="17.8333333333333" calcext:value-type="float">
            <text:p>17.83</text:p>
          </table:table-cell>
          <table:table-cell office:value-type="float" office:value="68.5" calcext:value-type="float">
            <text:p>68.5</text:p>
          </table:table-cell>
          <table:table-cell table:number-columns-repeated="9"/>
          <table:table-cell office:value-type="float" office:value="1105" calcext:value-type="float">
            <text:p>1105</text:p>
          </table:table-cell>
          <table:table-cell office:value-type="float" office:value="68.5" calcext:value-type="float">
            <text:p>68.5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table:formula="of:=([.A216]-35)/60" office:value-type="float" office:value="17.9166666666667" calcext:value-type="float">
            <text:p>17.92</text:p>
          </table:table-cell>
          <table:table-cell office:value-type="float" office:value="68.75" calcext:value-type="float">
            <text:p>68.75</text:p>
          </table:table-cell>
          <table:table-cell table:number-columns-repeated="9"/>
          <table:table-cell office:value-type="float" office:value="1110" calcext:value-type="float">
            <text:p>1110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table:formula="of:=([.A217]-35)/60" office:value-type="float" office:value="18" calcext:value-type="float">
            <text:p>18</text:p>
          </table:table-cell>
          <table:table-cell office:value-type="float" office:value="68.75" calcext:value-type="float">
            <text:p>68.75</text:p>
          </table:table-cell>
          <table:table-cell table:number-columns-repeated="9"/>
          <table:table-cell office:value-type="float" office:value="1115" calcext:value-type="float">
            <text:p>1115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table:formula="of:=([.A218]-35)/60" office:value-type="float" office:value="18.0833333333333" calcext:value-type="float">
            <text:p>18.08</text:p>
          </table:table-cell>
          <table:table-cell office:value-type="float" office:value="68.75" calcext:value-type="float">
            <text:p>68.75</text:p>
          </table:table-cell>
          <table:table-cell table:number-columns-repeated="9"/>
          <table:table-cell office:value-type="float" office:value="1120" calcext:value-type="float">
            <text:p>1120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table:formula="of:=([.A219]-35)/60" office:value-type="float" office:value="18.1666666666667" calcext:value-type="float">
            <text:p>18.17</text:p>
          </table:table-cell>
          <table:table-cell office:value-type="float" office:value="68.75" calcext:value-type="float">
            <text:p>68.75</text:p>
          </table:table-cell>
          <table:table-cell table:number-columns-repeated="9"/>
          <table:table-cell office:value-type="float" office:value="1125" calcext:value-type="float">
            <text:p>1125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table:formula="of:=([.A220]-35)/60" office:value-type="float" office:value="18.25" calcext:value-type="float">
            <text:p>18.25</text:p>
          </table:table-cell>
          <table:table-cell office:value-type="float" office:value="68.75" calcext:value-type="float">
            <text:p>68.75</text:p>
          </table:table-cell>
          <table:table-cell table:number-columns-repeated="9"/>
          <table:table-cell office:value-type="float" office:value="1130" calcext:value-type="float">
            <text:p>1130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table:formula="of:=([.A221]-35)/60" office:value-type="float" office:value="18.3333333333333" calcext:value-type="float">
            <text:p>18.33</text:p>
          </table:table-cell>
          <table:table-cell office:value-type="float" office:value="68.75" calcext:value-type="float">
            <text:p>68.75</text:p>
          </table:table-cell>
          <table:table-cell table:number-columns-repeated="9"/>
          <table:table-cell office:value-type="float" office:value="1135" calcext:value-type="float">
            <text:p>1135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table:formula="of:=([.A222]-35)/60" office:value-type="float" office:value="18.4166666666667" calcext:value-type="float">
            <text:p>18.42</text:p>
          </table:table-cell>
          <table:table-cell office:value-type="float" office:value="68.75" calcext:value-type="float">
            <text:p>68.75</text:p>
          </table:table-cell>
          <table:table-cell table:number-columns-repeated="9"/>
          <table:table-cell office:value-type="float" office:value="1140" calcext:value-type="float">
            <text:p>1140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table:formula="of:=([.A223]-35)/60" office:value-type="float" office:value="18.5" calcext:value-type="float">
            <text:p>18.5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1145" calcext:value-type="float">
            <text:p>1145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table:formula="of:=([.A224]-35)/60" office:value-type="float" office:value="18.5833333333333" calcext:value-type="float">
            <text:p>18.58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1150" calcext:value-type="float">
            <text:p>115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table:formula="of:=([.A225]-35)/60" office:value-type="float" office:value="18.6666666666667" calcext:value-type="float">
            <text:p>18.67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1155" calcext:value-type="float">
            <text:p>1155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table:formula="of:=([.A226]-35)/60" office:value-type="float" office:value="18.75" calcext:value-type="float">
            <text:p>18.75</text:p>
          </table:table-cell>
          <table:table-cell office:value-type="float" office:value="69.25" calcext:value-type="float">
            <text:p>69.25</text:p>
          </table:table-cell>
          <table:table-cell table:number-columns-repeated="9"/>
          <table:table-cell office:value-type="float" office:value="1160" calcext:value-type="float">
            <text:p>1160</text:p>
          </table:table-cell>
          <table:table-cell office:value-type="float" office:value="69.25" calcext:value-type="float">
            <text:p>69.25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table:formula="of:=([.A227]-35)/60" office:value-type="float" office:value="18.8333333333333" calcext:value-type="float">
            <text:p>18.83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1165" calcext:value-type="float">
            <text:p>1165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table:formula="of:=([.A228]-35)/60" office:value-type="float" office:value="18.9166666666667" calcext:value-type="float">
            <text:p>18.92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1170" calcext:value-type="float">
            <text:p>117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table:formula="of:=([.A229]-35)/60" office:value-type="float" office:value="19" calcext:value-type="float">
            <text:p>19</text:p>
          </table:table-cell>
          <table:table-cell office:value-type="float" office:value="68.75" calcext:value-type="float">
            <text:p>68.75</text:p>
          </table:table-cell>
          <table:table-cell table:number-columns-repeated="9"/>
          <table:table-cell office:value-type="float" office:value="1175" calcext:value-type="float">
            <text:p>1175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table:formula="of:=([.A230]-35)/60" office:value-type="float" office:value="19.0833333333333" calcext:value-type="float">
            <text:p>19.08</text:p>
          </table:table-cell>
          <table:table-cell office:value-type="float" office:value="68.75" calcext:value-type="float">
            <text:p>68.75</text:p>
          </table:table-cell>
          <table:table-cell table:number-columns-repeated="9"/>
          <table:table-cell office:value-type="float" office:value="1180" calcext:value-type="float">
            <text:p>1180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table:formula="of:=([.A231]-35)/60" office:value-type="float" office:value="19.1666666666667" calcext:value-type="float">
            <text:p>19.17</text:p>
          </table:table-cell>
          <table:table-cell office:value-type="float" office:value="68.5" calcext:value-type="float">
            <text:p>68.5</text:p>
          </table:table-cell>
          <table:table-cell table:number-columns-repeated="9"/>
          <table:table-cell office:value-type="float" office:value="1185" calcext:value-type="float">
            <text:p>1185</text:p>
          </table:table-cell>
          <table:table-cell office:value-type="float" office:value="68.5" calcext:value-type="float">
            <text:p>68.5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table:formula="of:=([.A232]-35)/60" office:value-type="float" office:value="19.25" calcext:value-type="float">
            <text:p>19.25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1190" calcext:value-type="float">
            <text:p>119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table:formula="of:=([.A233]-35)/60" office:value-type="float" office:value="19.3333333333333" calcext:value-type="float">
            <text:p>19.33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1195" calcext:value-type="float">
            <text:p>1195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table:formula="of:=([.A234]-35)/60" office:value-type="float" office:value="19.4166666666667" calcext:value-type="float">
            <text:p>19.42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table:formula="of:=([.A235]-35)/60" office:value-type="float" office:value="19.5" calcext:value-type="float">
            <text:p>19.5</text:p>
          </table:table-cell>
          <table:table-cell office:value-type="float" office:value="69.5" calcext:value-type="float">
            <text:p>69.5</text:p>
          </table:table-cell>
          <table:table-cell table:number-columns-repeated="9"/>
          <table:table-cell office:value-type="float" office:value="1205" calcext:value-type="float">
            <text:p>1205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table:formula="of:=([.A236]-35)/60" office:value-type="float" office:value="19.5833333333333" calcext:value-type="float">
            <text:p>19.58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1210" calcext:value-type="float">
            <text:p>121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table:formula="of:=([.A237]-35)/60" office:value-type="float" office:value="19.6666666666667" calcext:value-type="float">
            <text:p>19.67</text:p>
          </table:table-cell>
          <table:table-cell office:value-type="float" office:value="69.25" calcext:value-type="float">
            <text:p>69.25</text:p>
          </table:table-cell>
          <table:table-cell table:number-columns-repeated="9"/>
          <table:table-cell office:value-type="float" office:value="1215" calcext:value-type="float">
            <text:p>1215</text:p>
          </table:table-cell>
          <table:table-cell office:value-type="float" office:value="69.25" calcext:value-type="float">
            <text:p>69.25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table:formula="of:=([.A238]-35)/60" office:value-type="float" office:value="19.75" calcext:value-type="float">
            <text:p>19.75</text:p>
          </table:table-cell>
          <table:table-cell office:value-type="float" office:value="69.5" calcext:value-type="float">
            <text:p>69.5</text:p>
          </table:table-cell>
          <table:table-cell table:number-columns-repeated="9"/>
          <table:table-cell office:value-type="float" office:value="1220" calcext:value-type="float">
            <text:p>1220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table:formula="of:=([.A239]-35)/60" office:value-type="float" office:value="19.8333333333333" calcext:value-type="float">
            <text:p>19.83</text:p>
          </table:table-cell>
          <table:table-cell office:value-type="float" office:value="69.25" calcext:value-type="float">
            <text:p>69.25</text:p>
          </table:table-cell>
          <table:table-cell table:number-columns-repeated="9"/>
          <table:table-cell office:value-type="float" office:value="1225" calcext:value-type="float">
            <text:p>1225</text:p>
          </table:table-cell>
          <table:table-cell office:value-type="float" office:value="69.25" calcext:value-type="float">
            <text:p>69.25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table:formula="of:=([.A240]-35)/60" office:value-type="float" office:value="19.9166666666667" calcext:value-type="float">
            <text:p>19.92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1230" calcext:value-type="float">
            <text:p>123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table:formula="of:=([.A241]-35)/60" office:value-type="float" office:value="20" calcext:value-type="float">
            <text:p>20</text:p>
          </table:table-cell>
          <table:table-cell office:value-type="float" office:value="69.25" calcext:value-type="float">
            <text:p>69.25</text:p>
          </table:table-cell>
          <table:table-cell table:number-columns-repeated="9"/>
          <table:table-cell office:value-type="float" office:value="1235" calcext:value-type="float">
            <text:p>1235</text:p>
          </table:table-cell>
          <table:table-cell office:value-type="float" office:value="69.25" calcext:value-type="float">
            <text:p>69.25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table:formula="of:=([.A242]-35)/60" office:value-type="float" office:value="20.0833333333333" calcext:value-type="float">
            <text:p>20.08</text:p>
          </table:table-cell>
          <table:table-cell office:value-type="float" office:value="69.5" calcext:value-type="float">
            <text:p>69.5</text:p>
          </table:table-cell>
          <table:table-cell table:number-columns-repeated="9"/>
          <table:table-cell office:value-type="float" office:value="1240" calcext:value-type="float">
            <text:p>1240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table:formula="of:=([.A243]-35)/60" office:value-type="float" office:value="20.1666666666667" calcext:value-type="float">
            <text:p>20.17</text:p>
          </table:table-cell>
          <table:table-cell office:value-type="float" office:value="69.5" calcext:value-type="float">
            <text:p>69.5</text:p>
          </table:table-cell>
          <table:table-cell table:number-columns-repeated="9"/>
          <table:table-cell office:value-type="float" office:value="1245" calcext:value-type="float">
            <text:p>1245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table:formula="of:=([.A244]-35)/60" office:value-type="float" office:value="20.25" calcext:value-type="float">
            <text:p>20.25</text:p>
          </table:table-cell>
          <table:table-cell office:value-type="float" office:value="69.5" calcext:value-type="float">
            <text:p>69.5</text:p>
          </table:table-cell>
          <table:table-cell table:number-columns-repeated="9"/>
          <table:table-cell office:value-type="float" office:value="1250" calcext:value-type="float">
            <text:p>1250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table:formula="of:=([.A245]-35)/60" office:value-type="float" office:value="20.3333333333333" calcext:value-type="float">
            <text:p>20.33</text:p>
          </table:table-cell>
          <table:table-cell office:value-type="float" office:value="69.25" calcext:value-type="float">
            <text:p>69.25</text:p>
          </table:table-cell>
          <table:table-cell table:number-columns-repeated="9"/>
          <table:table-cell office:value-type="float" office:value="1255" calcext:value-type="float">
            <text:p>1255</text:p>
          </table:table-cell>
          <table:table-cell office:value-type="float" office:value="69.25" calcext:value-type="float">
            <text:p>69.25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table:formula="of:=([.A246]-35)/60" office:value-type="float" office:value="20.4166666666667" calcext:value-type="float">
            <text:p>20.42</text:p>
          </table:table-cell>
          <table:table-cell office:value-type="float" office:value="69.5" calcext:value-type="float">
            <text:p>69.5</text:p>
          </table:table-cell>
          <table:table-cell table:number-columns-repeated="9"/>
          <table:table-cell office:value-type="float" office:value="1260" calcext:value-type="float">
            <text:p>1260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table:formula="of:=([.A247]-35)/60" office:value-type="float" office:value="20.5" calcext:value-type="float">
            <text:p>20.5</text:p>
          </table:table-cell>
          <table:table-cell office:value-type="float" office:value="69.25" calcext:value-type="float">
            <text:p>69.25</text:p>
          </table:table-cell>
          <table:table-cell table:number-columns-repeated="9"/>
          <table:table-cell office:value-type="float" office:value="1265" calcext:value-type="float">
            <text:p>1265</text:p>
          </table:table-cell>
          <table:table-cell office:value-type="float" office:value="69.25" calcext:value-type="float">
            <text:p>69.25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table:formula="of:=([.A248]-35)/60" office:value-type="float" office:value="20.5833333333333" calcext:value-type="float">
            <text:p>20.58</text:p>
          </table:table-cell>
          <table:table-cell office:value-type="float" office:value="69.25" calcext:value-type="float">
            <text:p>69.25</text:p>
          </table:table-cell>
          <table:table-cell table:number-columns-repeated="9"/>
          <table:table-cell office:value-type="float" office:value="1270" calcext:value-type="float">
            <text:p>1270</text:p>
          </table:table-cell>
          <table:table-cell office:value-type="float" office:value="69.25" calcext:value-type="float">
            <text:p>69.25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table:formula="of:=([.A249]-35)/60" office:value-type="float" office:value="20.6666666666667" calcext:value-type="float">
            <text:p>20.67</text:p>
          </table:table-cell>
          <table:table-cell office:value-type="float" office:value="69.5" calcext:value-type="float">
            <text:p>69.5</text:p>
          </table:table-cell>
          <table:table-cell table:number-columns-repeated="9"/>
          <table:table-cell office:value-type="float" office:value="1275" calcext:value-type="float">
            <text:p>1275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table:formula="of:=([.A250]-35)/60" office:value-type="float" office:value="20.75" calcext:value-type="float">
            <text:p>20.75</text:p>
          </table:table-cell>
          <table:table-cell office:value-type="float" office:value="69.5" calcext:value-type="float">
            <text:p>69.5</text:p>
          </table:table-cell>
          <table:table-cell table:number-columns-repeated="9"/>
          <table:table-cell office:value-type="float" office:value="1280" calcext:value-type="float">
            <text:p>1280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table:formula="of:=([.A251]-35)/60" office:value-type="float" office:value="20.8333333333333" calcext:value-type="float">
            <text:p>20.83</text:p>
          </table:table-cell>
          <table:table-cell office:value-type="float" office:value="69.25" calcext:value-type="float">
            <text:p>69.25</text:p>
          </table:table-cell>
          <table:table-cell table:number-columns-repeated="9"/>
          <table:table-cell office:value-type="float" office:value="1285" calcext:value-type="float">
            <text:p>1285</text:p>
          </table:table-cell>
          <table:table-cell office:value-type="float" office:value="69.25" calcext:value-type="float">
            <text:p>69.25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table:formula="of:=([.A252]-35)/60" office:value-type="float" office:value="20.9166666666667" calcext:value-type="float">
            <text:p>20.92</text:p>
          </table:table-cell>
          <table:table-cell office:value-type="float" office:value="69.75" calcext:value-type="float">
            <text:p>69.75</text:p>
          </table:table-cell>
          <table:table-cell table:number-columns-repeated="9"/>
          <table:table-cell office:value-type="float" office:value="1290" calcext:value-type="float">
            <text:p>1290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table:formula="of:=([.A253]-35)/60" office:value-type="float" office:value="21" calcext:value-type="float">
            <text:p>21</text:p>
          </table:table-cell>
          <table:table-cell office:value-type="float" office:value="69.75" calcext:value-type="float">
            <text:p>69.75</text:p>
          </table:table-cell>
          <table:table-cell table:number-columns-repeated="9"/>
          <table:table-cell office:value-type="float" office:value="1295" calcext:value-type="float">
            <text:p>1295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table:formula="of:=([.A254]-35)/60" office:value-type="float" office:value="21.0833333333333" calcext:value-type="float">
            <text:p>21.08</text:p>
          </table:table-cell>
          <table:table-cell office:value-type="float" office:value="69.75" calcext:value-type="float">
            <text:p>69.75</text:p>
          </table:table-cell>
          <table:table-cell table:number-columns-repeated="9"/>
          <table:table-cell office:value-type="float" office:value="1300" calcext:value-type="float">
            <text:p>1300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2">
          <table:table-cell office:value-type="float" office:value="1305" calcext:value-type="float">
            <text:p>1305</text:p>
          </table:table-cell>
          <table:table-cell table:formula="of:=([.A255]-35)/60" office:value-type="float" office:value="21.1666666666667" calcext:value-type="float">
            <text:p>21.17</text:p>
          </table:table-cell>
          <table:table-cell office:value-type="float" office:value="69.75" calcext:value-type="float">
            <text:p>69.75</text:p>
          </table:table-cell>
          <table:table-cell table:number-columns-repeated="9"/>
          <table:table-cell office:value-type="float" office:value="1305" calcext:value-type="float">
            <text:p>1305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2">
          <table:table-cell office:value-type="float" office:value="1310" calcext:value-type="float">
            <text:p>1310</text:p>
          </table:table-cell>
          <table:table-cell table:formula="of:=([.A256]-35)/60" office:value-type="float" office:value="21.25" calcext:value-type="float">
            <text:p>21.25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1310" calcext:value-type="float">
            <text:p>131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15" calcext:value-type="float">
            <text:p>1315</text:p>
          </table:table-cell>
          <table:table-cell table:formula="of:=([.A257]-35)/60" office:value-type="float" office:value="21.3333333333333" calcext:value-type="float">
            <text:p>21.33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1315" calcext:value-type="float">
            <text:p>131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20" calcext:value-type="float">
            <text:p>1320</text:p>
          </table:table-cell>
          <table:table-cell table:formula="of:=([.A258]-35)/60" office:value-type="float" office:value="21.4166666666667" calcext:value-type="float">
            <text:p>21.42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1320" calcext:value-type="float">
            <text:p>13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25" calcext:value-type="float">
            <text:p>1325</text:p>
          </table:table-cell>
          <table:table-cell table:formula="of:=([.A259]-35)/60" office:value-type="float" office:value="21.5" calcext:value-type="float">
            <text:p>21.5</text:p>
          </table:table-cell>
          <table:table-cell office:value-type="float" office:value="70.25" calcext:value-type="float">
            <text:p>70.25</text:p>
          </table:table-cell>
          <table:table-cell table:number-columns-repeated="9"/>
          <table:table-cell office:value-type="float" office:value="1325" calcext:value-type="float">
            <text:p>1325</text:p>
          </table:table-cell>
          <table:table-cell office:value-type="float" office:value="70.25" calcext:value-type="float">
            <text:p>70.25</text:p>
          </table:table-cell>
        </table:table-row>
        <table:table-row table:style-name="ro2">
          <table:table-cell office:value-type="float" office:value="1330" calcext:value-type="float">
            <text:p>1330</text:p>
          </table:table-cell>
          <table:table-cell table:formula="of:=([.A260]-35)/60" office:value-type="float" office:value="21.5833333333333" calcext:value-type="float">
            <text:p>21.58</text:p>
          </table:table-cell>
          <table:table-cell office:value-type="float" office:value="70.25" calcext:value-type="float">
            <text:p>70.25</text:p>
          </table:table-cell>
          <table:table-cell table:number-columns-repeated="9"/>
          <table:table-cell office:value-type="float" office:value="1330" calcext:value-type="float">
            <text:p>1330</text:p>
          </table:table-cell>
          <table:table-cell office:value-type="float" office:value="70.25" calcext:value-type="float">
            <text:p>70.25</text:p>
          </table:table-cell>
        </table:table-row>
        <table:table-row table:style-name="ro2">
          <table:table-cell office:value-type="float" office:value="1335" calcext:value-type="float">
            <text:p>1335</text:p>
          </table:table-cell>
          <table:table-cell table:formula="of:=([.A261]-35)/60" office:value-type="float" office:value="21.6666666666667" calcext:value-type="float">
            <text:p>21.67</text:p>
          </table:table-cell>
          <table:table-cell office:value-type="float" office:value="70.25" calcext:value-type="float">
            <text:p>70.25</text:p>
          </table:table-cell>
          <table:table-cell table:number-columns-repeated="9"/>
          <table:table-cell office:value-type="float" office:value="1335" calcext:value-type="float">
            <text:p>1335</text:p>
          </table:table-cell>
          <table:table-cell office:value-type="float" office:value="70.25" calcext:value-type="float">
            <text:p>70.25</text:p>
          </table:table-cell>
        </table:table-row>
        <table:table-row table:style-name="ro2">
          <table:table-cell office:value-type="float" office:value="1340" calcext:value-type="float">
            <text:p>1340</text:p>
          </table:table-cell>
          <table:table-cell table:formula="of:=([.A262]-35)/60" office:value-type="float" office:value="21.75" calcext:value-type="float">
            <text:p>21.75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340" calcext:value-type="float">
            <text:p>134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345" calcext:value-type="float">
            <text:p>1345</text:p>
          </table:table-cell>
          <table:table-cell table:formula="of:=([.A263]-35)/60" office:value-type="float" office:value="21.8333333333333" calcext:value-type="float">
            <text:p>21.83</text:p>
          </table:table-cell>
          <table:table-cell office:value-type="float" office:value="70.25" calcext:value-type="float">
            <text:p>70.25</text:p>
          </table:table-cell>
          <table:table-cell table:number-columns-repeated="9"/>
          <table:table-cell office:value-type="float" office:value="1345" calcext:value-type="float">
            <text:p>1345</text:p>
          </table:table-cell>
          <table:table-cell office:value-type="float" office:value="70.25" calcext:value-type="float">
            <text:p>70.25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table:formula="of:=([.A264]-35)/60" office:value-type="float" office:value="21.9166666666667" calcext:value-type="float">
            <text:p>21.92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350" calcext:value-type="float">
            <text:p>1350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355" calcext:value-type="float">
            <text:p>1355</text:p>
          </table:table-cell>
          <table:table-cell table:formula="of:=([.A265]-35)/60" office:value-type="float" office:value="22" calcext:value-type="float">
            <text:p>22</text:p>
          </table:table-cell>
          <table:table-cell office:value-type="float" office:value="70.25" calcext:value-type="float">
            <text:p>70.25</text:p>
          </table:table-cell>
          <table:table-cell table:number-columns-repeated="9"/>
          <table:table-cell office:value-type="float" office:value="1355" calcext:value-type="float">
            <text:p>1355</text:p>
          </table:table-cell>
          <table:table-cell office:value-type="float" office:value="70.25" calcext:value-type="float">
            <text:p>70.25</text:p>
          </table:table-cell>
        </table:table-row>
        <table:table-row table:style-name="ro2">
          <table:table-cell office:value-type="float" office:value="1360" calcext:value-type="float">
            <text:p>1360</text:p>
          </table:table-cell>
          <table:table-cell table:formula="of:=([.A266]-35)/60" office:value-type="float" office:value="22.0833333333333" calcext:value-type="float">
            <text:p>22.08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360" calcext:value-type="float">
            <text:p>136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365" calcext:value-type="float">
            <text:p>1365</text:p>
          </table:table-cell>
          <table:table-cell table:formula="of:=([.A267]-35)/60" office:value-type="float" office:value="22.1666666666667" calcext:value-type="float">
            <text:p>22.17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365" calcext:value-type="float">
            <text:p>1365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370" calcext:value-type="float">
            <text:p>1370</text:p>
          </table:table-cell>
          <table:table-cell table:formula="of:=([.A268]-35)/60" office:value-type="float" office:value="22.25" calcext:value-type="float">
            <text:p>22.25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370" calcext:value-type="float">
            <text:p>137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375" calcext:value-type="float">
            <text:p>1375</text:p>
          </table:table-cell>
          <table:table-cell table:formula="of:=([.A269]-35)/60" office:value-type="float" office:value="22.3333333333333" calcext:value-type="float">
            <text:p>22.33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375" calcext:value-type="float">
            <text:p>1375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380" calcext:value-type="float">
            <text:p>1380</text:p>
          </table:table-cell>
          <table:table-cell table:formula="of:=([.A270]-35)/60" office:value-type="float" office:value="22.4166666666667" calcext:value-type="float">
            <text:p>22.42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380" calcext:value-type="float">
            <text:p>138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385" calcext:value-type="float">
            <text:p>1385</text:p>
          </table:table-cell>
          <table:table-cell table:formula="of:=([.A271]-35)/60" office:value-type="float" office:value="22.5" calcext:value-type="float">
            <text:p>22.5</text:p>
          </table:table-cell>
          <table:table-cell office:value-type="float" office:value="70.25" calcext:value-type="float">
            <text:p>70.25</text:p>
          </table:table-cell>
          <table:table-cell table:number-columns-repeated="9"/>
          <table:table-cell office:value-type="float" office:value="1385" calcext:value-type="float">
            <text:p>1385</text:p>
          </table:table-cell>
          <table:table-cell office:value-type="float" office:value="70.25" calcext:value-type="float">
            <text:p>70.25</text:p>
          </table:table-cell>
        </table:table-row>
        <table:table-row table:style-name="ro2">
          <table:table-cell office:value-type="float" office:value="1390" calcext:value-type="float">
            <text:p>1390</text:p>
          </table:table-cell>
          <table:table-cell table:formula="of:=([.A272]-35)/60" office:value-type="float" office:value="22.5833333333333" calcext:value-type="float">
            <text:p>22.58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390" calcext:value-type="float">
            <text:p>139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395" calcext:value-type="float">
            <text:p>1395</text:p>
          </table:table-cell>
          <table:table-cell table:formula="of:=([.A273]-35)/60" office:value-type="float" office:value="22.6666666666667" calcext:value-type="float">
            <text:p>22.67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395" calcext:value-type="float">
            <text:p>1395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table:formula="of:=([.A274]-35)/60" office:value-type="float" office:value="22.75" calcext:value-type="float">
            <text:p>22.75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400" calcext:value-type="float">
            <text:p>140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405" calcext:value-type="float">
            <text:p>1405</text:p>
          </table:table-cell>
          <table:table-cell table:formula="of:=([.A275]-35)/60" office:value-type="float" office:value="22.8333333333333" calcext:value-type="float">
            <text:p>22.83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405" calcext:value-type="float">
            <text:p>1405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410" calcext:value-type="float">
            <text:p>1410</text:p>
          </table:table-cell>
          <table:table-cell table:formula="of:=([.A276]-35)/60" office:value-type="float" office:value="22.9166666666667" calcext:value-type="float">
            <text:p>22.92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410" calcext:value-type="float">
            <text:p>1410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415" calcext:value-type="float">
            <text:p>1415</text:p>
          </table:table-cell>
          <table:table-cell table:formula="of:=([.A277]-35)/60" office:value-type="float" office:value="23" calcext:value-type="float">
            <text:p>23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415" calcext:value-type="float">
            <text:p>1415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420" calcext:value-type="float">
            <text:p>1420</text:p>
          </table:table-cell>
          <table:table-cell table:formula="of:=([.A278]-35)/60" office:value-type="float" office:value="23.0833333333333" calcext:value-type="float">
            <text:p>23.08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420" calcext:value-type="float">
            <text:p>1420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425" calcext:value-type="float">
            <text:p>1425</text:p>
          </table:table-cell>
          <table:table-cell table:formula="of:=([.A279]-35)/60" office:value-type="float" office:value="23.1666666666667" calcext:value-type="float">
            <text:p>23.17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425" calcext:value-type="float">
            <text:p>142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430" calcext:value-type="float">
            <text:p>1430</text:p>
          </table:table-cell>
          <table:table-cell table:formula="of:=([.A280]-35)/60" office:value-type="float" office:value="23.25" calcext:value-type="float">
            <text:p>23.25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430" calcext:value-type="float">
            <text:p>1430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435" calcext:value-type="float">
            <text:p>1435</text:p>
          </table:table-cell>
          <table:table-cell table:formula="of:=([.A281]-35)/60" office:value-type="float" office:value="23.3333333333333" calcext:value-type="float">
            <text:p>23.33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435" calcext:value-type="float">
            <text:p>1435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440" calcext:value-type="float">
            <text:p>1440</text:p>
          </table:table-cell>
          <table:table-cell table:formula="of:=([.A282]-35)/60" office:value-type="float" office:value="23.4166666666667" calcext:value-type="float">
            <text:p>23.42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440" calcext:value-type="float">
            <text:p>144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445" calcext:value-type="float">
            <text:p>1445</text:p>
          </table:table-cell>
          <table:table-cell table:formula="of:=([.A283]-35)/60" office:value-type="float" office:value="23.5" calcext:value-type="float">
            <text:p>23.5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445" calcext:value-type="float">
            <text:p>1445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table:formula="of:=([.A284]-35)/60" office:value-type="float" office:value="23.5833333333333" calcext:value-type="float">
            <text:p>23.58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450" calcext:value-type="float">
            <text:p>145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455" calcext:value-type="float">
            <text:p>1455</text:p>
          </table:table-cell>
          <table:table-cell table:formula="of:=([.A285]-35)/60" office:value-type="float" office:value="23.6666666666667" calcext:value-type="float">
            <text:p>23.67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455" calcext:value-type="float">
            <text:p>1455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460" calcext:value-type="float">
            <text:p>1460</text:p>
          </table:table-cell>
          <table:table-cell table:formula="of:=([.A286]-35)/60" office:value-type="float" office:value="23.75" calcext:value-type="float">
            <text:p>23.75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460" calcext:value-type="float">
            <text:p>146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465" calcext:value-type="float">
            <text:p>1465</text:p>
          </table:table-cell>
          <table:table-cell table:formula="of:=([.A287]-35)/60" office:value-type="float" office:value="23.8333333333333" calcext:value-type="float">
            <text:p>23.83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465" calcext:value-type="float">
            <text:p>1465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470" calcext:value-type="float">
            <text:p>1470</text:p>
          </table:table-cell>
          <table:table-cell table:formula="of:=([.A288]-35)/60" office:value-type="float" office:value="23.9166666666667" calcext:value-type="float">
            <text:p>23.92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470" calcext:value-type="float">
            <text:p>1470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475" calcext:value-type="float">
            <text:p>1475</text:p>
          </table:table-cell>
          <table:table-cell table:formula="of:=([.A289]-35)/60"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475" calcext:value-type="float">
            <text:p>147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480" calcext:value-type="float">
            <text:p>1480</text:p>
          </table:table-cell>
          <table:table-cell table:formula="of:=([.A290]-35)/60" office:value-type="float" office:value="24.0833333333333" calcext:value-type="float">
            <text:p>24.08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480" calcext:value-type="float">
            <text:p>148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485" calcext:value-type="float">
            <text:p>1485</text:p>
          </table:table-cell>
          <table:table-cell table:formula="of:=([.A291]-35)/60" office:value-type="float" office:value="24.1666666666667" calcext:value-type="float">
            <text:p>24.17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485" calcext:value-type="float">
            <text:p>148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490" calcext:value-type="float">
            <text:p>1490</text:p>
          </table:table-cell>
          <table:table-cell table:formula="of:=([.A292]-35)/60" office:value-type="float" office:value="24.25" calcext:value-type="float">
            <text:p>24.25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490" calcext:value-type="float">
            <text:p>1490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495" calcext:value-type="float">
            <text:p>1495</text:p>
          </table:table-cell>
          <table:table-cell table:formula="of:=([.A293]-35)/60" office:value-type="float" office:value="24.3333333333333" calcext:value-type="float">
            <text:p>24.33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495" calcext:value-type="float">
            <text:p>1495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formula="of:=([.A294]-35)/60" office:value-type="float" office:value="24.4166666666667" calcext:value-type="float">
            <text:p>24.42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505" calcext:value-type="float">
            <text:p>1505</text:p>
          </table:table-cell>
          <table:table-cell table:formula="of:=([.A295]-35)/60" office:value-type="float" office:value="24.5" calcext:value-type="float">
            <text:p>24.5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505" calcext:value-type="float">
            <text:p>1505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510" calcext:value-type="float">
            <text:p>1510</text:p>
          </table:table-cell>
          <table:table-cell table:formula="of:=([.A296]-35)/60" office:value-type="float" office:value="24.5833333333333" calcext:value-type="float">
            <text:p>24.58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510" calcext:value-type="float">
            <text:p>151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515" calcext:value-type="float">
            <text:p>1515</text:p>
          </table:table-cell>
          <table:table-cell table:formula="of:=([.A297]-35)/60" office:value-type="float" office:value="24.6666666666667" calcext:value-type="float">
            <text:p>24.67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515" calcext:value-type="float">
            <text:p>1515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520" calcext:value-type="float">
            <text:p>1520</text:p>
          </table:table-cell>
          <table:table-cell table:formula="of:=([.A298]-35)/60" office:value-type="float" office:value="24.75" calcext:value-type="float">
            <text:p>24.75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520" calcext:value-type="float">
            <text:p>1520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525" calcext:value-type="float">
            <text:p>1525</text:p>
          </table:table-cell>
          <table:table-cell table:formula="of:=([.A299]-35)/60" office:value-type="float" office:value="24.8333333333333" calcext:value-type="float">
            <text:p>24.83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525" calcext:value-type="float">
            <text:p>1525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530" calcext:value-type="float">
            <text:p>1530</text:p>
          </table:table-cell>
          <table:table-cell table:formula="of:=([.A300]-35)/60" office:value-type="float" office:value="24.9166666666667" calcext:value-type="float">
            <text:p>24.92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530" calcext:value-type="float">
            <text:p>1530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535" calcext:value-type="float">
            <text:p>1535</text:p>
          </table:table-cell>
          <table:table-cell table:formula="of:=([.A301]-35)/60" office:value-type="float" office:value="25" calcext:value-type="float">
            <text:p>25</text:p>
          </table:table-cell>
          <table:table-cell office:value-type="float" office:value="71.25" calcext:value-type="float">
            <text:p>71.25</text:p>
          </table:table-cell>
          <table:table-cell table:number-columns-repeated="9"/>
          <table:table-cell office:value-type="float" office:value="1535" calcext:value-type="float">
            <text:p>1535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2">
          <table:table-cell office:value-type="float" office:value="1540" calcext:value-type="float">
            <text:p>1540</text:p>
          </table:table-cell>
          <table:table-cell table:formula="of:=([.A302]-35)/60" office:value-type="float" office:value="25.0833333333333" calcext:value-type="float">
            <text:p>25.08</text:p>
          </table:table-cell>
          <table:table-cell office:value-type="float" office:value="71.25" calcext:value-type="float">
            <text:p>71.25</text:p>
          </table:table-cell>
          <table:table-cell table:number-columns-repeated="9"/>
          <table:table-cell office:value-type="float" office:value="1540" calcext:value-type="float">
            <text:p>1540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2">
          <table:table-cell office:value-type="float" office:value="1545" calcext:value-type="float">
            <text:p>1545</text:p>
          </table:table-cell>
          <table:table-cell table:formula="of:=([.A303]-35)/60" office:value-type="float" office:value="25.1666666666667" calcext:value-type="float">
            <text:p>25.17</text:p>
          </table:table-cell>
          <table:table-cell office:value-type="float" office:value="71.25" calcext:value-type="float">
            <text:p>71.25</text:p>
          </table:table-cell>
          <table:table-cell table:number-columns-repeated="9"/>
          <table:table-cell office:value-type="float" office:value="1545" calcext:value-type="float">
            <text:p>1545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table:formula="of:=([.A304]-35)/60" office:value-type="float" office:value="25.25" calcext:value-type="float">
            <text:p>25.25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550" calcext:value-type="float">
            <text:p>1550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555" calcext:value-type="float">
            <text:p>1555</text:p>
          </table:table-cell>
          <table:table-cell table:formula="of:=([.A305]-35)/60" office:value-type="float" office:value="25.3333333333333" calcext:value-type="float">
            <text:p>25.33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555" calcext:value-type="float">
            <text:p>1555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560" calcext:value-type="float">
            <text:p>1560</text:p>
          </table:table-cell>
          <table:table-cell table:formula="of:=([.A306]-35)/60" office:value-type="float" office:value="25.4166666666667" calcext:value-type="float">
            <text:p>25.42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560" calcext:value-type="float">
            <text:p>1560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565" calcext:value-type="float">
            <text:p>1565</text:p>
          </table:table-cell>
          <table:table-cell table:formula="of:=([.A307]-35)/60" office:value-type="float" office:value="25.5" calcext:value-type="float">
            <text:p>25.5</text:p>
          </table:table-cell>
          <table:table-cell office:value-type="float" office:value="70.25" calcext:value-type="float">
            <text:p>70.25</text:p>
          </table:table-cell>
          <table:table-cell table:number-columns-repeated="9"/>
          <table:table-cell office:value-type="float" office:value="1565" calcext:value-type="float">
            <text:p>1565</text:p>
          </table:table-cell>
          <table:table-cell office:value-type="float" office:value="70.25" calcext:value-type="float">
            <text:p>70.25</text:p>
          </table:table-cell>
        </table:table-row>
        <table:table-row table:style-name="ro2">
          <table:table-cell office:value-type="float" office:value="1570" calcext:value-type="float">
            <text:p>1570</text:p>
          </table:table-cell>
          <table:table-cell table:formula="of:=([.A308]-35)/60" office:value-type="float" office:value="25.5833333333333" calcext:value-type="float">
            <text:p>25.58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1570" calcext:value-type="float">
            <text:p>157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575" calcext:value-type="float">
            <text:p>1575</text:p>
          </table:table-cell>
          <table:table-cell table:formula="of:=([.A309]-35)/60" office:value-type="float" office:value="25.6666666666667" calcext:value-type="float">
            <text:p>25.67</text:p>
          </table:table-cell>
          <table:table-cell office:value-type="float" office:value="69.75" calcext:value-type="float">
            <text:p>69.75</text:p>
          </table:table-cell>
          <table:table-cell table:number-columns-repeated="9"/>
          <table:table-cell office:value-type="float" office:value="1575" calcext:value-type="float">
            <text:p>1575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2">
          <table:table-cell office:value-type="float" office:value="1580" calcext:value-type="float">
            <text:p>1580</text:p>
          </table:table-cell>
          <table:table-cell table:formula="of:=([.A310]-35)/60" office:value-type="float" office:value="25.75" calcext:value-type="float">
            <text:p>25.75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1580" calcext:value-type="float">
            <text:p>158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585" calcext:value-type="float">
            <text:p>1585</text:p>
          </table:table-cell>
          <table:table-cell table:formula="of:=([.A311]-35)/60" office:value-type="float" office:value="25.8333333333333" calcext:value-type="float">
            <text:p>25.83</text:p>
          </table:table-cell>
          <table:table-cell office:value-type="float" office:value="69.75" calcext:value-type="float">
            <text:p>69.75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2">
          <table:table-cell office:value-type="float" office:value="1590" calcext:value-type="float">
            <text:p>1590</text:p>
          </table:table-cell>
          <table:table-cell table:formula="of:=([.A312]-35)/60" office:value-type="float" office:value="25.9166666666667" calcext:value-type="float">
            <text:p>25.92</text:p>
          </table:table-cell>
          <table:table-cell office:value-type="float" office:value="69.5" calcext:value-type="float">
            <text:p>69.5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float" office:value="1595" calcext:value-type="float">
            <text:p>1595</text:p>
          </table:table-cell>
          <table:table-cell table:formula="of:=([.A313]-35)/60" office:value-type="float" office:value="26" calcext:value-type="float">
            <text:p>26</text:p>
          </table:table-cell>
          <table:table-cell office:value-type="float" office:value="69.75" calcext:value-type="float">
            <text:p>69.75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table:formula="of:=([.A314]-35)/60" office:value-type="float" office:value="26.0833333333333" calcext:value-type="float">
            <text:p>26.08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605" calcext:value-type="float">
            <text:p>1605</text:p>
          </table:table-cell>
          <table:table-cell table:formula="of:=([.A315]-35)/60" office:value-type="float" office:value="26.1666666666667" calcext:value-type="float">
            <text:p>26.17</text:p>
          </table:table-cell>
          <table:table-cell office:value-type="float" office:value="70.25" calcext:value-type="float">
            <text:p>70.25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office:value-type="float" office:value="70.25" calcext:value-type="float">
            <text:p>70.25</text:p>
          </table:table-cell>
        </table:table-row>
        <table:table-row table:style-name="ro2">
          <table:table-cell office:value-type="float" office:value="1610" calcext:value-type="float">
            <text:p>1610</text:p>
          </table:table-cell>
          <table:table-cell table:formula="of:=([.A316]-35)/60" office:value-type="float" office:value="26.25" calcext:value-type="float">
            <text:p>26.25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615" calcext:value-type="float">
            <text:p>1615</text:p>
          </table:table-cell>
          <table:table-cell table:formula="of:=([.A317]-35)/60" office:value-type="float" office:value="26.3333333333333" calcext:value-type="float">
            <text:p>26.33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620" calcext:value-type="float">
            <text:p>1620</text:p>
          </table:table-cell>
          <table:table-cell table:formula="of:=([.A318]-35)/60" office:value-type="float" office:value="26.4166666666667" calcext:value-type="float">
            <text:p>26.42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620" calcext:value-type="float">
            <text:p>162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625" calcext:value-type="float">
            <text:p>1625</text:p>
          </table:table-cell>
          <table:table-cell table:formula="of:=([.A319]-35)/60" office:value-type="float" office:value="26.5" calcext:value-type="float">
            <text:p>26.5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625" calcext:value-type="float">
            <text:p>1625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630" calcext:value-type="float">
            <text:p>1630</text:p>
          </table:table-cell>
          <table:table-cell table:formula="of:=([.A320]-35)/60" office:value-type="float" office:value="26.5833333333333" calcext:value-type="float">
            <text:p>26.58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630" calcext:value-type="float">
            <text:p>1630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635" calcext:value-type="float">
            <text:p>1635</text:p>
          </table:table-cell>
          <table:table-cell table:formula="of:=([.A321]-35)/60" office:value-type="float" office:value="26.6666666666667" calcext:value-type="float">
            <text:p>26.67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635" calcext:value-type="float">
            <text:p>163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640" calcext:value-type="float">
            <text:p>1640</text:p>
          </table:table-cell>
          <table:table-cell table:formula="of:=([.A322]-35)/60" office:value-type="float" office:value="26.75" calcext:value-type="float">
            <text:p>26.75</text:p>
          </table:table-cell>
          <table:table-cell office:value-type="float" office:value="71.25" calcext:value-type="float">
            <text:p>71.25</text:p>
          </table:table-cell>
          <table:table-cell table:number-columns-repeated="9"/>
          <table:table-cell office:value-type="float" office:value="1640" calcext:value-type="float">
            <text:p>1640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2">
          <table:table-cell office:value-type="float" office:value="1645" calcext:value-type="float">
            <text:p>1645</text:p>
          </table:table-cell>
          <table:table-cell table:formula="of:=([.A323]-35)/60" office:value-type="float" office:value="26.8333333333333" calcext:value-type="float">
            <text:p>26.83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645" calcext:value-type="float">
            <text:p>164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table:formula="of:=([.A324]-35)/60" office:value-type="float" office:value="26.9166666666667" calcext:value-type="float">
            <text:p>26.92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650" calcext:value-type="float">
            <text:p>165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655" calcext:value-type="float">
            <text:p>1655</text:p>
          </table:table-cell>
          <table:table-cell table:formula="of:=([.A325]-35)/60" office:value-type="float" office:value="27" calcext:value-type="float">
            <text:p>27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655" calcext:value-type="float">
            <text:p>1655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660" calcext:value-type="float">
            <text:p>1660</text:p>
          </table:table-cell>
          <table:table-cell table:formula="of:=([.A326]-35)/60" office:value-type="float" office:value="27.0833333333333" calcext:value-type="float">
            <text:p>27.08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660" calcext:value-type="float">
            <text:p>1660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665" calcext:value-type="float">
            <text:p>1665</text:p>
          </table:table-cell>
          <table:table-cell table:formula="of:=([.A327]-35)/60" office:value-type="float" office:value="27.1666666666667" calcext:value-type="float">
            <text:p>27.17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665" calcext:value-type="float">
            <text:p>1665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670" calcext:value-type="float">
            <text:p>1670</text:p>
          </table:table-cell>
          <table:table-cell table:formula="of:=([.A328]-35)/60" office:value-type="float" office:value="27.25" calcext:value-type="float">
            <text:p>27.25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670" calcext:value-type="float">
            <text:p>1670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675" calcext:value-type="float">
            <text:p>1675</text:p>
          </table:table-cell>
          <table:table-cell table:formula="of:=([.A329]-35)/60" office:value-type="float" office:value="27.3333333333333" calcext:value-type="float">
            <text:p>27.33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675" calcext:value-type="float">
            <text:p>167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680" calcext:value-type="float">
            <text:p>1680</text:p>
          </table:table-cell>
          <table:table-cell table:formula="of:=([.A330]-35)/60" office:value-type="float" office:value="27.4166666666667" calcext:value-type="float">
            <text:p>27.42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680" calcext:value-type="float">
            <text:p>168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685" calcext:value-type="float">
            <text:p>1685</text:p>
          </table:table-cell>
          <table:table-cell table:formula="of:=([.A331]-35)/60" office:value-type="float" office:value="27.5" calcext:value-type="float">
            <text:p>27.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685" calcext:value-type="float">
            <text:p>168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690" calcext:value-type="float">
            <text:p>1690</text:p>
          </table:table-cell>
          <table:table-cell table:formula="of:=([.A332]-35)/60" office:value-type="float" office:value="27.5833333333333" calcext:value-type="float">
            <text:p>27.58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690" calcext:value-type="float">
            <text:p>169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695" calcext:value-type="float">
            <text:p>1695</text:p>
          </table:table-cell>
          <table:table-cell table:formula="of:=([.A333]-35)/60" office:value-type="float" office:value="27.6666666666667" calcext:value-type="float">
            <text:p>27.67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695" calcext:value-type="float">
            <text:p>169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table:formula="of:=([.A334]-35)/60" office:value-type="float" office:value="27.75" calcext:value-type="float">
            <text:p>27.75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700" calcext:value-type="float">
            <text:p>170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705" calcext:value-type="float">
            <text:p>1705</text:p>
          </table:table-cell>
          <table:table-cell table:formula="of:=([.A335]-35)/60" office:value-type="float" office:value="27.8333333333333" calcext:value-type="float">
            <text:p>27.83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705" calcext:value-type="float">
            <text:p>170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710" calcext:value-type="float">
            <text:p>1710</text:p>
          </table:table-cell>
          <table:table-cell table:formula="of:=([.A336]-35)/60" office:value-type="float" office:value="27.9166666666667" calcext:value-type="float">
            <text:p>27.92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710" calcext:value-type="float">
            <text:p>171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715" calcext:value-type="float">
            <text:p>1715</text:p>
          </table:table-cell>
          <table:table-cell table:formula="of:=([.A337]-35)/60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715" calcext:value-type="float">
            <text:p>171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720" calcext:value-type="float">
            <text:p>1720</text:p>
          </table:table-cell>
          <table:table-cell table:formula="of:=([.A338]-35)/60" office:value-type="float" office:value="28.0833333333333" calcext:value-type="float">
            <text:p>28.08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720" calcext:value-type="float">
            <text:p>172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725" calcext:value-type="float">
            <text:p>1725</text:p>
          </table:table-cell>
          <table:table-cell table:formula="of:=([.A339]-35)/60" office:value-type="float" office:value="28.1666666666667" calcext:value-type="float">
            <text:p>28.17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725" calcext:value-type="float">
            <text:p>172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730" calcext:value-type="float">
            <text:p>1730</text:p>
          </table:table-cell>
          <table:table-cell table:formula="of:=([.A340]-35)/60" office:value-type="float" office:value="28.25" calcext:value-type="float">
            <text:p>28.2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730" calcext:value-type="float">
            <text:p>173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735" calcext:value-type="float">
            <text:p>1735</text:p>
          </table:table-cell>
          <table:table-cell table:formula="of:=([.A341]-35)/60" office:value-type="float" office:value="28.3333333333333" calcext:value-type="float">
            <text:p>28.33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735" calcext:value-type="float">
            <text:p>173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740" calcext:value-type="float">
            <text:p>1740</text:p>
          </table:table-cell>
          <table:table-cell table:formula="of:=([.A342]-35)/60" office:value-type="float" office:value="28.4166666666667" calcext:value-type="float">
            <text:p>28.42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740" calcext:value-type="float">
            <text:p>174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745" calcext:value-type="float">
            <text:p>1745</text:p>
          </table:table-cell>
          <table:table-cell table:formula="of:=([.A343]-35)/60" office:value-type="float" office:value="28.5" calcext:value-type="float">
            <text:p>28.5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745" calcext:value-type="float">
            <text:p>174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table:formula="of:=([.A344]-35)/60" office:value-type="float" office:value="28.5833333333333" calcext:value-type="float">
            <text:p>28.58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750" calcext:value-type="float">
            <text:p>175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755" calcext:value-type="float">
            <text:p>1755</text:p>
          </table:table-cell>
          <table:table-cell table:formula="of:=([.A345]-35)/60" office:value-type="float" office:value="28.6666666666667" calcext:value-type="float">
            <text:p>28.67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755" calcext:value-type="float">
            <text:p>175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760" calcext:value-type="float">
            <text:p>1760</text:p>
          </table:table-cell>
          <table:table-cell table:formula="of:=([.A346]-35)/60" office:value-type="float" office:value="28.75" calcext:value-type="float">
            <text:p>28.75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760" calcext:value-type="float">
            <text:p>176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765" calcext:value-type="float">
            <text:p>1765</text:p>
          </table:table-cell>
          <table:table-cell table:formula="of:=([.A347]-35)/60" office:value-type="float" office:value="28.8333333333333" calcext:value-type="float">
            <text:p>28.83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765" calcext:value-type="float">
            <text:p>1765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770" calcext:value-type="float">
            <text:p>1770</text:p>
          </table:table-cell>
          <table:table-cell table:formula="of:=([.A348]-35)/60" office:value-type="float" office:value="28.9166666666667" calcext:value-type="float">
            <text:p>28.92</text:p>
          </table:table-cell>
          <table:table-cell office:value-type="float" office:value="71.25" calcext:value-type="float">
            <text:p>71.25</text:p>
          </table:table-cell>
          <table:table-cell table:number-columns-repeated="9"/>
          <table:table-cell office:value-type="float" office:value="1770" calcext:value-type="float">
            <text:p>1770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2">
          <table:table-cell office:value-type="float" office:value="1775" calcext:value-type="float">
            <text:p>1775</text:p>
          </table:table-cell>
          <table:table-cell table:formula="of:=([.A349]-35)/60" office:value-type="float" office:value="29" calcext:value-type="float">
            <text:p>29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775" calcext:value-type="float">
            <text:p>1775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780" calcext:value-type="float">
            <text:p>1780</text:p>
          </table:table-cell>
          <table:table-cell table:formula="of:=([.A350]-35)/60" office:value-type="float" office:value="29.0833333333333" calcext:value-type="float">
            <text:p>29.08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780" calcext:value-type="float">
            <text:p>178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785" calcext:value-type="float">
            <text:p>1785</text:p>
          </table:table-cell>
          <table:table-cell table:formula="of:=([.A351]-35)/60" office:value-type="float" office:value="29.1666666666667" calcext:value-type="float">
            <text:p>29.17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785" calcext:value-type="float">
            <text:p>178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790" calcext:value-type="float">
            <text:p>1790</text:p>
          </table:table-cell>
          <table:table-cell table:formula="of:=([.A352]-35)/60" office:value-type="float" office:value="29.25" calcext:value-type="float">
            <text:p>29.25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790" calcext:value-type="float">
            <text:p>179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795" calcext:value-type="float">
            <text:p>1795</text:p>
          </table:table-cell>
          <table:table-cell table:formula="of:=([.A353]-35)/60" office:value-type="float" office:value="29.3333333333333" calcext:value-type="float">
            <text:p>29.33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795" calcext:value-type="float">
            <text:p>1795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table:formula="of:=([.A354]-35)/60" office:value-type="float" office:value="29.4166666666667" calcext:value-type="float">
            <text:p>29.42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800" calcext:value-type="float">
            <text:p>1800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805" calcext:value-type="float">
            <text:p>1805</text:p>
          </table:table-cell>
          <table:table-cell table:formula="of:=([.A355]-35)/60" office:value-type="float" office:value="29.5" calcext:value-type="float">
            <text:p>29.5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805" calcext:value-type="float">
            <text:p>1805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810" calcext:value-type="float">
            <text:p>1810</text:p>
          </table:table-cell>
          <table:table-cell table:formula="of:=([.A356]-35)/60" office:value-type="float" office:value="29.5833333333333" calcext:value-type="float">
            <text:p>29.58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810" calcext:value-type="float">
            <text:p>181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815" calcext:value-type="float">
            <text:p>1815</text:p>
          </table:table-cell>
          <table:table-cell table:formula="of:=([.A357]-35)/60" office:value-type="float" office:value="29.6666666666667" calcext:value-type="float">
            <text:p>29.67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815" calcext:value-type="float">
            <text:p>1815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table:formula="of:=([.A358]-35)/60" office:value-type="float" office:value="29.75" calcext:value-type="float">
            <text:p>29.75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820" calcext:value-type="float">
            <text:p>182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825" calcext:value-type="float">
            <text:p>1825</text:p>
          </table:table-cell>
          <table:table-cell table:formula="of:=([.A359]-35)/60" office:value-type="float" office:value="29.8333333333333" calcext:value-type="float">
            <text:p>29.83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825" calcext:value-type="float">
            <text:p>182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830" calcext:value-type="float">
            <text:p>1830</text:p>
          </table:table-cell>
          <table:table-cell table:formula="of:=([.A360]-35)/60" office:value-type="float" office:value="29.9166666666667" calcext:value-type="float">
            <text:p>29.92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830" calcext:value-type="float">
            <text:p>1830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835" calcext:value-type="float">
            <text:p>1835</text:p>
          </table:table-cell>
          <table:table-cell table:formula="of:=([.A361]-35)/60" office:value-type="float" office:value="30" calcext:value-type="float">
            <text:p>30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835" calcext:value-type="float">
            <text:p>1835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840" calcext:value-type="float">
            <text:p>1840</text:p>
          </table:table-cell>
          <table:table-cell table:formula="of:=([.A362]-35)/60" office:value-type="float" office:value="30.0833333333333" calcext:value-type="float">
            <text:p>30.08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840" calcext:value-type="float">
            <text:p>184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845" calcext:value-type="float">
            <text:p>1845</text:p>
          </table:table-cell>
          <table:table-cell table:formula="of:=([.A363]-35)/60" office:value-type="float" office:value="30.1666666666667" calcext:value-type="float">
            <text:p>30.17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845" calcext:value-type="float">
            <text:p>184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table:formula="of:=([.A364]-35)/60" office:value-type="float" office:value="30.25" calcext:value-type="float">
            <text:p>30.25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850" calcext:value-type="float">
            <text:p>185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855" calcext:value-type="float">
            <text:p>1855</text:p>
          </table:table-cell>
          <table:table-cell table:formula="of:=([.A365]-35)/60" office:value-type="float" office:value="30.3333333333333" calcext:value-type="float">
            <text:p>30.33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855" calcext:value-type="float">
            <text:p>185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860" calcext:value-type="float">
            <text:p>1860</text:p>
          </table:table-cell>
          <table:table-cell table:formula="of:=([.A366]-35)/60" office:value-type="float" office:value="30.4166666666667" calcext:value-type="float">
            <text:p>30.42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860" calcext:value-type="float">
            <text:p>186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865" calcext:value-type="float">
            <text:p>1865</text:p>
          </table:table-cell>
          <table:table-cell table:formula="of:=([.A367]-35)/60" office:value-type="float" office:value="30.5" calcext:value-type="float">
            <text:p>30.5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865" calcext:value-type="float">
            <text:p>186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870" calcext:value-type="float">
            <text:p>1870</text:p>
          </table:table-cell>
          <table:table-cell table:formula="of:=([.A368]-35)/60" office:value-type="float" office:value="30.5833333333333" calcext:value-type="float">
            <text:p>30.58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870" calcext:value-type="float">
            <text:p>187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875" calcext:value-type="float">
            <text:p>1875</text:p>
          </table:table-cell>
          <table:table-cell table:formula="of:=([.A369]-35)/60" office:value-type="float" office:value="30.6666666666667" calcext:value-type="float">
            <text:p>30.67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875" calcext:value-type="float">
            <text:p>187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880" calcext:value-type="float">
            <text:p>1880</text:p>
          </table:table-cell>
          <table:table-cell table:formula="of:=([.A370]-35)/60" office:value-type="float" office:value="30.75" calcext:value-type="float">
            <text:p>30.7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880" calcext:value-type="float">
            <text:p>188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885" calcext:value-type="float">
            <text:p>1885</text:p>
          </table:table-cell>
          <table:table-cell table:formula="of:=([.A371]-35)/60" office:value-type="float" office:value="30.8333333333333" calcext:value-type="float">
            <text:p>30.83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1885" calcext:value-type="float">
            <text:p>188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1890" calcext:value-type="float">
            <text:p>1890</text:p>
          </table:table-cell>
          <table:table-cell table:formula="of:=([.A372]-35)/60" office:value-type="float" office:value="30.9166666666667" calcext:value-type="float">
            <text:p>30.92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1890" calcext:value-type="float">
            <text:p>189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1895" calcext:value-type="float">
            <text:p>1895</text:p>
          </table:table-cell>
          <table:table-cell table:formula="of:=([.A373]-35)/60"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895" calcext:value-type="float">
            <text:p>189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table:formula="of:=([.A374]-35)/60" office:value-type="float" office:value="31.0833333333333" calcext:value-type="float">
            <text:p>31.08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900" calcext:value-type="float">
            <text:p>190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905" calcext:value-type="float">
            <text:p>1905</text:p>
          </table:table-cell>
          <table:table-cell table:formula="of:=([.A375]-35)/60" office:value-type="float" office:value="31.1666666666667" calcext:value-type="float">
            <text:p>31.17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905" calcext:value-type="float">
            <text:p>190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910" calcext:value-type="float">
            <text:p>1910</text:p>
          </table:table-cell>
          <table:table-cell table:formula="of:=([.A376]-35)/60" office:value-type="float" office:value="31.25" calcext:value-type="float">
            <text:p>31.2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910" calcext:value-type="float">
            <text:p>191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915" calcext:value-type="float">
            <text:p>1915</text:p>
          </table:table-cell>
          <table:table-cell table:formula="of:=([.A377]-35)/60" office:value-type="float" office:value="31.3333333333333" calcext:value-type="float">
            <text:p>31.33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915" calcext:value-type="float">
            <text:p>1915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920" calcext:value-type="float">
            <text:p>1920</text:p>
          </table:table-cell>
          <table:table-cell table:formula="of:=([.A378]-35)/60" office:value-type="float" office:value="31.4166666666667" calcext:value-type="float">
            <text:p>31.42</text:p>
          </table:table-cell>
          <table:table-cell office:value-type="float" office:value="71.25" calcext:value-type="float">
            <text:p>71.25</text:p>
          </table:table-cell>
          <table:table-cell table:number-columns-repeated="9"/>
          <table:table-cell office:value-type="float" office:value="1920" calcext:value-type="float">
            <text:p>1920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2">
          <table:table-cell office:value-type="float" office:value="1925" calcext:value-type="float">
            <text:p>1925</text:p>
          </table:table-cell>
          <table:table-cell table:formula="of:=([.A379]-35)/60" office:value-type="float" office:value="31.5" calcext:value-type="float">
            <text:p>31.5</text:p>
          </table:table-cell>
          <table:table-cell office:value-type="float" office:value="71.25" calcext:value-type="float">
            <text:p>71.25</text:p>
          </table:table-cell>
          <table:table-cell table:number-columns-repeated="9"/>
          <table:table-cell office:value-type="float" office:value="1925" calcext:value-type="float">
            <text:p>1925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2">
          <table:table-cell office:value-type="float" office:value="1930" calcext:value-type="float">
            <text:p>1930</text:p>
          </table:table-cell>
          <table:table-cell table:formula="of:=([.A380]-35)/60" office:value-type="float" office:value="31.5833333333333" calcext:value-type="float">
            <text:p>31.58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930" calcext:value-type="float">
            <text:p>193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935" calcext:value-type="float">
            <text:p>1935</text:p>
          </table:table-cell>
          <table:table-cell table:formula="of:=([.A381]-35)/60" office:value-type="float" office:value="31.6666666666667" calcext:value-type="float">
            <text:p>31.67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935" calcext:value-type="float">
            <text:p>1935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940" calcext:value-type="float">
            <text:p>1940</text:p>
          </table:table-cell>
          <table:table-cell table:formula="of:=([.A382]-35)/60" office:value-type="float" office:value="31.75" calcext:value-type="float">
            <text:p>31.75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940" calcext:value-type="float">
            <text:p>194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945" calcext:value-type="float">
            <text:p>1945</text:p>
          </table:table-cell>
          <table:table-cell table:formula="of:=([.A383]-35)/60" office:value-type="float" office:value="31.8333333333333" calcext:value-type="float">
            <text:p>31.83</text:p>
          </table:table-cell>
          <table:table-cell office:value-type="float" office:value="70.5" calcext:value-type="float">
            <text:p>70.5</text:p>
          </table:table-cell>
          <table:table-cell table:number-columns-repeated="9"/>
          <table:table-cell office:value-type="float" office:value="1945" calcext:value-type="float">
            <text:p>1945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table:formula="of:=([.A384]-35)/60" office:value-type="float" office:value="31.9166666666667" calcext:value-type="float">
            <text:p>31.92</text:p>
          </table:table-cell>
          <table:table-cell office:value-type="float" office:value="70.75" calcext:value-type="float">
            <text:p>70.75</text:p>
          </table:table-cell>
          <table:table-cell table:number-columns-repeated="9"/>
          <table:table-cell office:value-type="float" office:value="1950" calcext:value-type="float">
            <text:p>1950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2">
          <table:table-cell office:value-type="float" office:value="1955" calcext:value-type="float">
            <text:p>1955</text:p>
          </table:table-cell>
          <table:table-cell table:formula="of:=([.A385]-35)/60"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955" calcext:value-type="float">
            <text:p>195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960" calcext:value-type="float">
            <text:p>1960</text:p>
          </table:table-cell>
          <table:table-cell table:formula="of:=([.A386]-35)/60" office:value-type="float" office:value="32.0833333333333" calcext:value-type="float">
            <text:p>32.08</text:p>
          </table:table-cell>
          <table:table-cell office:value-type="float" office:value="71.25" calcext:value-type="float">
            <text:p>71.25</text:p>
          </table:table-cell>
          <table:table-cell table:number-columns-repeated="9"/>
          <table:table-cell office:value-type="float" office:value="1960" calcext:value-type="float">
            <text:p>1960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2">
          <table:table-cell office:value-type="float" office:value="1965" calcext:value-type="float">
            <text:p>1965</text:p>
          </table:table-cell>
          <table:table-cell table:formula="of:=([.A387]-35)/60" office:value-type="float" office:value="32.1666666666667" calcext:value-type="float">
            <text:p>32.17</text:p>
          </table:table-cell>
          <table:table-cell office:value-type="float" office:value="71.25" calcext:value-type="float">
            <text:p>71.25</text:p>
          </table:table-cell>
          <table:table-cell table:number-columns-repeated="9"/>
          <table:table-cell office:value-type="float" office:value="1965" calcext:value-type="float">
            <text:p>1965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2">
          <table:table-cell office:value-type="float" office:value="1970" calcext:value-type="float">
            <text:p>1970</text:p>
          </table:table-cell>
          <table:table-cell table:formula="of:=([.A388]-35)/60" office:value-type="float" office:value="32.25" calcext:value-type="float">
            <text:p>32.25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970" calcext:value-type="float">
            <text:p>1970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975" calcext:value-type="float">
            <text:p>1975</text:p>
          </table:table-cell>
          <table:table-cell table:formula="of:=([.A389]-35)/60" office:value-type="float" office:value="32.3333333333333" calcext:value-type="float">
            <text:p>32.33</text:p>
          </table:table-cell>
          <table:table-cell office:value-type="float" office:value="71.25" calcext:value-type="float">
            <text:p>71.25</text:p>
          </table:table-cell>
          <table:table-cell table:number-columns-repeated="9"/>
          <table:table-cell office:value-type="float" office:value="1975" calcext:value-type="float">
            <text:p>1975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table:formula="of:=([.A390]-35)/60" office:value-type="float" office:value="32.4166666666667" calcext:value-type="float">
            <text:p>32.42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980" calcext:value-type="float">
            <text:p>1980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table:formula="of:=([.A391]-35)/60" office:value-type="float" office:value="32.5" calcext:value-type="float">
            <text:p>32.5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1985" calcext:value-type="float">
            <text:p>1985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table:formula="of:=([.A392]-35)/60" office:value-type="float" office:value="32.5833333333333" calcext:value-type="float">
            <text:p>32.58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990" calcext:value-type="float">
            <text:p>199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table:formula="of:=([.A393]-35)/60" office:value-type="float" office:value="32.6666666666667" calcext:value-type="float">
            <text:p>32.67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1995" calcext:value-type="float">
            <text:p>199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([.A394]-35)/60" office:value-type="float" office:value="32.75" calcext:value-type="float">
            <text:p>32.7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table:formula="of:=([.A395]-35)/60" office:value-type="float" office:value="32.8333333333333" calcext:value-type="float">
            <text:p>32.83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2005" calcext:value-type="float">
            <text:p>200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table:formula="of:=([.A396]-35)/60" office:value-type="float" office:value="32.9166666666667" calcext:value-type="float">
            <text:p>32.92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010" calcext:value-type="float">
            <text:p>201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table:formula="of:=([.A397]-35)/60"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015" calcext:value-type="float">
            <text:p>201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formula="of:=([.A398]-35)/60" office:value-type="float" office:value="33.0833333333333" calcext:value-type="float">
            <text:p>33.08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2020" calcext:value-type="float">
            <text:p>202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2025" calcext:value-type="float">
            <text:p>2025</text:p>
          </table:table-cell>
          <table:table-cell table:formula="of:=([.A399]-35)/60" office:value-type="float" office:value="33.1666666666667" calcext:value-type="float">
            <text:p>33.17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025" calcext:value-type="float">
            <text:p>202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030" calcext:value-type="float">
            <text:p>2030</text:p>
          </table:table-cell>
          <table:table-cell table:formula="of:=([.A400]-35)/60" office:value-type="float" office:value="33.25" calcext:value-type="float">
            <text:p>33.25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2030" calcext:value-type="float">
            <text:p>203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2035" calcext:value-type="float">
            <text:p>2035</text:p>
          </table:table-cell>
          <table:table-cell table:formula="of:=([.A401]-35)/60" office:value-type="float" office:value="33.3333333333333" calcext:value-type="float">
            <text:p>33.33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035" calcext:value-type="float">
            <text:p>203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table:formula="of:=([.A402]-35)/60" office:value-type="float" office:value="33.4166666666667" calcext:value-type="float">
            <text:p>33.42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040" calcext:value-type="float">
            <text:p>204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045" calcext:value-type="float">
            <text:p>2045</text:p>
          </table:table-cell>
          <table:table-cell table:formula="of:=([.A403]-35)/60" office:value-type="float" office:value="33.5" calcext:value-type="float">
            <text:p>33.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045" calcext:value-type="float">
            <text:p>204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050" calcext:value-type="float">
            <text:p>2050</text:p>
          </table:table-cell>
          <table:table-cell table:formula="of:=([.A404]-35)/60" office:value-type="float" office:value="33.5833333333333" calcext:value-type="float">
            <text:p>33.58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050" calcext:value-type="float">
            <text:p>205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055" calcext:value-type="float">
            <text:p>2055</text:p>
          </table:table-cell>
          <table:table-cell table:formula="of:=([.A405]-35)/60" office:value-type="float" office:value="33.6666666666667" calcext:value-type="float">
            <text:p>33.6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055" calcext:value-type="float">
            <text:p>205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060" calcext:value-type="float">
            <text:p>2060</text:p>
          </table:table-cell>
          <table:table-cell table:formula="of:=([.A406]-35)/60" office:value-type="float" office:value="33.75" calcext:value-type="float">
            <text:p>33.7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060" calcext:value-type="float">
            <text:p>206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065" calcext:value-type="float">
            <text:p>2065</text:p>
          </table:table-cell>
          <table:table-cell table:formula="of:=([.A407]-35)/60" office:value-type="float" office:value="33.8333333333333" calcext:value-type="float">
            <text:p>33.83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065" calcext:value-type="float">
            <text:p>206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070" calcext:value-type="float">
            <text:p>2070</text:p>
          </table:table-cell>
          <table:table-cell table:formula="of:=([.A408]-35)/60" office:value-type="float" office:value="33.9166666666667" calcext:value-type="float">
            <text:p>33.92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070" calcext:value-type="float">
            <text:p>207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075" calcext:value-type="float">
            <text:p>2075</text:p>
          </table:table-cell>
          <table:table-cell table:formula="of:=([.A409]-35)/60" office:value-type="float" office:value="34" calcext:value-type="float">
            <text:p>34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075" calcext:value-type="float">
            <text:p>207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080" calcext:value-type="float">
            <text:p>2080</text:p>
          </table:table-cell>
          <table:table-cell table:formula="of:=([.A410]-35)/60" office:value-type="float" office:value="34.0833333333333" calcext:value-type="float">
            <text:p>34.08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080" calcext:value-type="float">
            <text:p>208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085" calcext:value-type="float">
            <text:p>2085</text:p>
          </table:table-cell>
          <table:table-cell table:formula="of:=([.A411]-35)/60" office:value-type="float" office:value="34.1666666666667" calcext:value-type="float">
            <text:p>34.17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085" calcext:value-type="float">
            <text:p>208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090" calcext:value-type="float">
            <text:p>2090</text:p>
          </table:table-cell>
          <table:table-cell table:formula="of:=([.A412]-35)/60" office:value-type="float" office:value="34.25" calcext:value-type="float">
            <text:p>34.2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090" calcext:value-type="float">
            <text:p>209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095" calcext:value-type="float">
            <text:p>2095</text:p>
          </table:table-cell>
          <table:table-cell table:formula="of:=([.A413]-35)/60" office:value-type="float" office:value="34.3333333333333" calcext:value-type="float">
            <text:p>34.33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095" calcext:value-type="float">
            <text:p>209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table:formula="of:=([.A414]-35)/60" office:value-type="float" office:value="34.4166666666667" calcext:value-type="float">
            <text:p>34.42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100" calcext:value-type="float">
            <text:p>210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105" calcext:value-type="float">
            <text:p>2105</text:p>
          </table:table-cell>
          <table:table-cell table:formula="of:=([.A415]-35)/60" office:value-type="float" office:value="34.5" calcext:value-type="float">
            <text:p>34.5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2105" calcext:value-type="float">
            <text:p>210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2110" calcext:value-type="float">
            <text:p>2110</text:p>
          </table:table-cell>
          <table:table-cell table:formula="of:=([.A416]-35)/60" office:value-type="float" office:value="34.5833333333333" calcext:value-type="float">
            <text:p>34.58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2110" calcext:value-type="float">
            <text:p>2110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2115" calcext:value-type="float">
            <text:p>2115</text:p>
          </table:table-cell>
          <table:table-cell table:formula="of:=([.A417]-35)/60" office:value-type="float" office:value="34.6666666666667" calcext:value-type="float">
            <text:p>34.67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2115" calcext:value-type="float">
            <text:p>211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2120" calcext:value-type="float">
            <text:p>2120</text:p>
          </table:table-cell>
          <table:table-cell table:formula="of:=([.A418]-35)/60" office:value-type="float" office:value="34.75" calcext:value-type="float">
            <text:p>34.75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2120" calcext:value-type="float">
            <text:p>212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2125" calcext:value-type="float">
            <text:p>2125</text:p>
          </table:table-cell>
          <table:table-cell table:formula="of:=([.A419]-35)/60" office:value-type="float" office:value="34.8333333333333" calcext:value-type="float">
            <text:p>34.83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125" calcext:value-type="float">
            <text:p>212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130" calcext:value-type="float">
            <text:p>2130</text:p>
          </table:table-cell>
          <table:table-cell table:formula="of:=([.A420]-35)/60" office:value-type="float" office:value="34.9166666666667" calcext:value-type="float">
            <text:p>34.92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130" calcext:value-type="float">
            <text:p>213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135" calcext:value-type="float">
            <text:p>2135</text:p>
          </table:table-cell>
          <table:table-cell table:formula="of:=([.A421]-35)/60" office:value-type="float" office:value="35" calcext:value-type="float">
            <text:p>3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135" calcext:value-type="float">
            <text:p>213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140" calcext:value-type="float">
            <text:p>2140</text:p>
          </table:table-cell>
          <table:table-cell table:formula="of:=([.A422]-35)/60" office:value-type="float" office:value="35.0833333333333" calcext:value-type="float">
            <text:p>35.08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140" calcext:value-type="float">
            <text:p>214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145" calcext:value-type="float">
            <text:p>2145</text:p>
          </table:table-cell>
          <table:table-cell table:formula="of:=([.A423]-35)/60" office:value-type="float" office:value="35.1666666666667" calcext:value-type="float">
            <text:p>35.17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145" calcext:value-type="float">
            <text:p>214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150" calcext:value-type="float">
            <text:p>2150</text:p>
          </table:table-cell>
          <table:table-cell table:formula="of:=([.A424]-35)/60" office:value-type="float" office:value="35.25" calcext:value-type="float">
            <text:p>35.2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150" calcext:value-type="float">
            <text:p>215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155" calcext:value-type="float">
            <text:p>2155</text:p>
          </table:table-cell>
          <table:table-cell table:formula="of:=([.A425]-35)/60" office:value-type="float" office:value="35.3333333333333" calcext:value-type="float">
            <text:p>35.33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155" calcext:value-type="float">
            <text:p>215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160" calcext:value-type="float">
            <text:p>2160</text:p>
          </table:table-cell>
          <table:table-cell table:formula="of:=([.A426]-35)/60" office:value-type="float" office:value="35.4166666666667" calcext:value-type="float">
            <text:p>35.42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160" calcext:value-type="float">
            <text:p>216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165" calcext:value-type="float">
            <text:p>2165</text:p>
          </table:table-cell>
          <table:table-cell table:formula="of:=([.A427]-35)/60" office:value-type="float" office:value="35.5" calcext:value-type="float">
            <text:p>35.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165" calcext:value-type="float">
            <text:p>216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170" calcext:value-type="float">
            <text:p>2170</text:p>
          </table:table-cell>
          <table:table-cell table:formula="of:=([.A428]-35)/60" office:value-type="float" office:value="35.5833333333333" calcext:value-type="float">
            <text:p>35.58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170" calcext:value-type="float">
            <text:p>217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175" calcext:value-type="float">
            <text:p>2175</text:p>
          </table:table-cell>
          <table:table-cell table:formula="of:=([.A429]-35)/60" office:value-type="float" office:value="35.6666666666667" calcext:value-type="float">
            <text:p>35.6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175" calcext:value-type="float">
            <text:p>217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180" calcext:value-type="float">
            <text:p>2180</text:p>
          </table:table-cell>
          <table:table-cell table:formula="of:=([.A430]-35)/60" office:value-type="float" office:value="35.75" calcext:value-type="float">
            <text:p>35.7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180" calcext:value-type="float">
            <text:p>218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185" calcext:value-type="float">
            <text:p>2185</text:p>
          </table:table-cell>
          <table:table-cell table:formula="of:=([.A431]-35)/60" office:value-type="float" office:value="35.8333333333333" calcext:value-type="float">
            <text:p>35.83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185" calcext:value-type="float">
            <text:p>218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190" calcext:value-type="float">
            <text:p>2190</text:p>
          </table:table-cell>
          <table:table-cell table:formula="of:=([.A432]-35)/60" office:value-type="float" office:value="35.9166666666667" calcext:value-type="float">
            <text:p>35.9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190" calcext:value-type="float">
            <text:p>219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195" calcext:value-type="float">
            <text:p>2195</text:p>
          </table:table-cell>
          <table:table-cell table:formula="of:=([.A433]-35)/60" office:value-type="float" office:value="36" calcext:value-type="float">
            <text:p>36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195" calcext:value-type="float">
            <text:p>219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table:formula="of:=([.A434]-35)/60" office:value-type="float" office:value="36.0833333333333" calcext:value-type="float">
            <text:p>36.08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200" calcext:value-type="float">
            <text:p>220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205" calcext:value-type="float">
            <text:p>2205</text:p>
          </table:table-cell>
          <table:table-cell table:formula="of:=([.A435]-35)/60" office:value-type="float" office:value="36.1666666666667" calcext:value-type="float">
            <text:p>36.1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205" calcext:value-type="float">
            <text:p>220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210" calcext:value-type="float">
            <text:p>2210</text:p>
          </table:table-cell>
          <table:table-cell table:formula="of:=([.A436]-35)/60" office:value-type="float" office:value="36.25" calcext:value-type="float">
            <text:p>36.2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210" calcext:value-type="float">
            <text:p>221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215" calcext:value-type="float">
            <text:p>2215</text:p>
          </table:table-cell>
          <table:table-cell table:formula="of:=([.A437]-35)/60" office:value-type="float" office:value="36.3333333333333" calcext:value-type="float">
            <text:p>36.33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215" calcext:value-type="float">
            <text:p>221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220" calcext:value-type="float">
            <text:p>2220</text:p>
          </table:table-cell>
          <table:table-cell table:formula="of:=([.A438]-35)/60" office:value-type="float" office:value="36.4166666666667" calcext:value-type="float">
            <text:p>36.4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220" calcext:value-type="float">
            <text:p>222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225" calcext:value-type="float">
            <text:p>2225</text:p>
          </table:table-cell>
          <table:table-cell table:formula="of:=([.A439]-35)/60" office:value-type="float" office:value="36.5" calcext:value-type="float">
            <text:p>36.5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225" calcext:value-type="float">
            <text:p>222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230" calcext:value-type="float">
            <text:p>2230</text:p>
          </table:table-cell>
          <table:table-cell table:formula="of:=([.A440]-35)/60" office:value-type="float" office:value="36.5833333333333" calcext:value-type="float">
            <text:p>36.58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230" calcext:value-type="float">
            <text:p>223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235" calcext:value-type="float">
            <text:p>2235</text:p>
          </table:table-cell>
          <table:table-cell table:formula="of:=([.A441]-35)/60" office:value-type="float" office:value="36.6666666666667" calcext:value-type="float">
            <text:p>36.6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235" calcext:value-type="float">
            <text:p>223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240" calcext:value-type="float">
            <text:p>2240</text:p>
          </table:table-cell>
          <table:table-cell table:formula="of:=([.A442]-35)/60" office:value-type="float" office:value="36.75" calcext:value-type="float">
            <text:p>36.75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240" calcext:value-type="float">
            <text:p>224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245" calcext:value-type="float">
            <text:p>2245</text:p>
          </table:table-cell>
          <table:table-cell table:formula="of:=([.A443]-35)/60" office:value-type="float" office:value="36.8333333333333" calcext:value-type="float">
            <text:p>36.83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245" calcext:value-type="float">
            <text:p>224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250" calcext:value-type="float">
            <text:p>2250</text:p>
          </table:table-cell>
          <table:table-cell table:formula="of:=([.A444]-35)/60" office:value-type="float" office:value="36.9166666666667" calcext:value-type="float">
            <text:p>36.92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250" calcext:value-type="float">
            <text:p>225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255" calcext:value-type="float">
            <text:p>2255</text:p>
          </table:table-cell>
          <table:table-cell table:formula="of:=([.A445]-35)/60" office:value-type="float" office:value="37" calcext:value-type="float">
            <text:p>37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255" calcext:value-type="float">
            <text:p>225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260" calcext:value-type="float">
            <text:p>2260</text:p>
          </table:table-cell>
          <table:table-cell table:formula="of:=([.A446]-35)/60" office:value-type="float" office:value="37.0833333333333" calcext:value-type="float">
            <text:p>37.08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260" calcext:value-type="float">
            <text:p>226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265" calcext:value-type="float">
            <text:p>2265</text:p>
          </table:table-cell>
          <table:table-cell table:formula="of:=([.A447]-35)/60" office:value-type="float" office:value="37.1666666666667" calcext:value-type="float">
            <text:p>37.1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265" calcext:value-type="float">
            <text:p>226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270" calcext:value-type="float">
            <text:p>2270</text:p>
          </table:table-cell>
          <table:table-cell table:formula="of:=([.A448]-35)/60" office:value-type="float" office:value="37.25" calcext:value-type="float">
            <text:p>37.2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270" calcext:value-type="float">
            <text:p>227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275" calcext:value-type="float">
            <text:p>2275</text:p>
          </table:table-cell>
          <table:table-cell table:formula="of:=([.A449]-35)/60" office:value-type="float" office:value="37.3333333333333" calcext:value-type="float">
            <text:p>37.33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275" calcext:value-type="float">
            <text:p>227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280" calcext:value-type="float">
            <text:p>2280</text:p>
          </table:table-cell>
          <table:table-cell table:formula="of:=([.A450]-35)/60" office:value-type="float" office:value="37.4166666666667" calcext:value-type="float">
            <text:p>37.42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280" calcext:value-type="float">
            <text:p>228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285" calcext:value-type="float">
            <text:p>2285</text:p>
          </table:table-cell>
          <table:table-cell table:formula="of:=([.A451]-35)/60" office:value-type="float" office:value="37.5" calcext:value-type="float">
            <text:p>37.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285" calcext:value-type="float">
            <text:p>228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290" calcext:value-type="float">
            <text:p>2290</text:p>
          </table:table-cell>
          <table:table-cell table:formula="of:=([.A452]-35)/60" office:value-type="float" office:value="37.5833333333333" calcext:value-type="float">
            <text:p>37.58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290" calcext:value-type="float">
            <text:p>229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295" calcext:value-type="float">
            <text:p>2295</text:p>
          </table:table-cell>
          <table:table-cell table:formula="of:=([.A453]-35)/60" office:value-type="float" office:value="37.6666666666667" calcext:value-type="float">
            <text:p>37.67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295" calcext:value-type="float">
            <text:p>229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300" calcext:value-type="float">
            <text:p>2300</text:p>
          </table:table-cell>
          <table:table-cell table:formula="of:=([.A454]-35)/60" office:value-type="float" office:value="37.75" calcext:value-type="float">
            <text:p>37.7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305" calcext:value-type="float">
            <text:p>2305</text:p>
          </table:table-cell>
          <table:table-cell table:formula="of:=([.A455]-35)/60" office:value-type="float" office:value="37.8333333333333" calcext:value-type="float">
            <text:p>37.83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310" calcext:value-type="float">
            <text:p>2310</text:p>
          </table:table-cell>
          <table:table-cell table:formula="of:=([.A456]-35)/60" office:value-type="float" office:value="37.9166666666667" calcext:value-type="float">
            <text:p>37.92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315" calcext:value-type="float">
            <text:p>2315</text:p>
          </table:table-cell>
          <table:table-cell table:formula="of:=([.A457]-35)/60" office:value-type="float" office:value="38" calcext:value-type="float">
            <text:p>38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320" calcext:value-type="float">
            <text:p>2320</text:p>
          </table:table-cell>
          <table:table-cell table:formula="of:=([.A458]-35)/60" office:value-type="float" office:value="38.0833333333333" calcext:value-type="float">
            <text:p>38.08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2325" calcext:value-type="float">
            <text:p>2325</text:p>
          </table:table-cell>
          <table:table-cell table:formula="of:=([.A459]-35)/60" office:value-type="float" office:value="38.1666666666667" calcext:value-type="float">
            <text:p>38.17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330" calcext:value-type="float">
            <text:p>2330</text:p>
          </table:table-cell>
          <table:table-cell table:formula="of:=([.A460]-35)/60" office:value-type="float" office:value="38.25" calcext:value-type="float">
            <text:p>38.2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335" calcext:value-type="float">
            <text:p>2335</text:p>
          </table:table-cell>
          <table:table-cell table:formula="of:=([.A461]-35)/60" office:value-type="float" office:value="38.3333333333333" calcext:value-type="float">
            <text:p>38.33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340" calcext:value-type="float">
            <text:p>2340</text:p>
          </table:table-cell>
          <table:table-cell table:formula="of:=([.A462]-35)/60" office:value-type="float" office:value="38.4166666666667" calcext:value-type="float">
            <text:p>38.42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345" calcext:value-type="float">
            <text:p>2345</text:p>
          </table:table-cell>
          <table:table-cell table:formula="of:=([.A463]-35)/60" office:value-type="float" office:value="38.5" calcext:value-type="float">
            <text:p>38.5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350" calcext:value-type="float">
            <text:p>2350</text:p>
          </table:table-cell>
          <table:table-cell table:formula="of:=([.A464]-35)/60" office:value-type="float" office:value="38.5833333333333" calcext:value-type="float">
            <text:p>38.58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355" calcext:value-type="float">
            <text:p>2355</text:p>
          </table:table-cell>
          <table:table-cell table:formula="of:=([.A465]-35)/60" office:value-type="float" office:value="38.6666666666667" calcext:value-type="float">
            <text:p>38.67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355" calcext:value-type="float">
            <text:p>235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360" calcext:value-type="float">
            <text:p>2360</text:p>
          </table:table-cell>
          <table:table-cell table:formula="of:=([.A466]-35)/60" office:value-type="float" office:value="38.75" calcext:value-type="float">
            <text:p>38.7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360" calcext:value-type="float">
            <text:p>236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365" calcext:value-type="float">
            <text:p>2365</text:p>
          </table:table-cell>
          <table:table-cell table:formula="of:=([.A467]-35)/60" office:value-type="float" office:value="38.8333333333333" calcext:value-type="float">
            <text:p>38.83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365" calcext:value-type="float">
            <text:p>236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370" calcext:value-type="float">
            <text:p>2370</text:p>
          </table:table-cell>
          <table:table-cell table:formula="of:=([.A468]-35)/60" office:value-type="float" office:value="38.9166666666667" calcext:value-type="float">
            <text:p>38.92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370" calcext:value-type="float">
            <text:p>237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375" calcext:value-type="float">
            <text:p>2375</text:p>
          </table:table-cell>
          <table:table-cell table:formula="of:=([.A469]-35)/60" office:value-type="float" office:value="39" calcext:value-type="float">
            <text:p>39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375" calcext:value-type="float">
            <text:p>237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380" calcext:value-type="float">
            <text:p>2380</text:p>
          </table:table-cell>
          <table:table-cell table:formula="of:=([.A470]-35)/60" office:value-type="float" office:value="39.0833333333333" calcext:value-type="float">
            <text:p>39.08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380" calcext:value-type="float">
            <text:p>238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385" calcext:value-type="float">
            <text:p>2385</text:p>
          </table:table-cell>
          <table:table-cell table:formula="of:=([.A471]-35)/60" office:value-type="float" office:value="39.1666666666667" calcext:value-type="float">
            <text:p>39.17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385" calcext:value-type="float">
            <text:p>238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390" calcext:value-type="float">
            <text:p>2390</text:p>
          </table:table-cell>
          <table:table-cell table:formula="of:=([.A472]-35)/60" office:value-type="float" office:value="39.25" calcext:value-type="float">
            <text:p>39.25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390" calcext:value-type="float">
            <text:p>239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395" calcext:value-type="float">
            <text:p>2395</text:p>
          </table:table-cell>
          <table:table-cell table:formula="of:=([.A473]-35)/60" office:value-type="float" office:value="39.3333333333333" calcext:value-type="float">
            <text:p>39.33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395" calcext:value-type="float">
            <text:p>239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400" calcext:value-type="float">
            <text:p>2400</text:p>
          </table:table-cell>
          <table:table-cell table:formula="of:=([.A474]-35)/60" office:value-type="float" office:value="39.4166666666667" calcext:value-type="float">
            <text:p>39.42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400" calcext:value-type="float">
            <text:p>240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405" calcext:value-type="float">
            <text:p>2405</text:p>
          </table:table-cell>
          <table:table-cell table:formula="of:=([.A475]-35)/60" office:value-type="float" office:value="39.5" calcext:value-type="float">
            <text:p>39.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405" calcext:value-type="float">
            <text:p>240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410" calcext:value-type="float">
            <text:p>2410</text:p>
          </table:table-cell>
          <table:table-cell table:formula="of:=([.A476]-35)/60" office:value-type="float" office:value="39.5833333333333" calcext:value-type="float">
            <text:p>39.58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410" calcext:value-type="float">
            <text:p>241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415" calcext:value-type="float">
            <text:p>2415</text:p>
          </table:table-cell>
          <table:table-cell table:formula="of:=([.A477]-35)/60" office:value-type="float" office:value="39.6666666666667" calcext:value-type="float">
            <text:p>39.67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415" calcext:value-type="float">
            <text:p>241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420" calcext:value-type="float">
            <text:p>2420</text:p>
          </table:table-cell>
          <table:table-cell table:formula="of:=([.A478]-35)/60" office:value-type="float" office:value="39.75" calcext:value-type="float">
            <text:p>39.7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420" calcext:value-type="float">
            <text:p>242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425" calcext:value-type="float">
            <text:p>2425</text:p>
          </table:table-cell>
          <table:table-cell table:formula="of:=([.A479]-35)/60" office:value-type="float" office:value="39.8333333333333" calcext:value-type="float">
            <text:p>39.83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425" calcext:value-type="float">
            <text:p>242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430" calcext:value-type="float">
            <text:p>2430</text:p>
          </table:table-cell>
          <table:table-cell table:formula="of:=([.A480]-35)/60" office:value-type="float" office:value="39.9166666666667" calcext:value-type="float">
            <text:p>39.92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430" calcext:value-type="float">
            <text:p>243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435" calcext:value-type="float">
            <text:p>2435</text:p>
          </table:table-cell>
          <table:table-cell table:formula="of:=([.A481]-35)/60"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435" calcext:value-type="float">
            <text:p>243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440" calcext:value-type="float">
            <text:p>2440</text:p>
          </table:table-cell>
          <table:table-cell table:formula="of:=([.A482]-35)/60" office:value-type="float" office:value="40.0833333333333" calcext:value-type="float">
            <text:p>40.08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440" calcext:value-type="float">
            <text:p>244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445" calcext:value-type="float">
            <text:p>2445</text:p>
          </table:table-cell>
          <table:table-cell table:formula="of:=([.A483]-35)/60" office:value-type="float" office:value="40.1666666666667" calcext:value-type="float">
            <text:p>40.17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445" calcext:value-type="float">
            <text:p>244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450" calcext:value-type="float">
            <text:p>2450</text:p>
          </table:table-cell>
          <table:table-cell table:formula="of:=([.A484]-35)/60" office:value-type="float" office:value="40.25" calcext:value-type="float">
            <text:p>40.25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450" calcext:value-type="float">
            <text:p>245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455" calcext:value-type="float">
            <text:p>2455</text:p>
          </table:table-cell>
          <table:table-cell table:formula="of:=([.A485]-35)/60" office:value-type="float" office:value="40.3333333333333" calcext:value-type="float">
            <text:p>40.33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455" calcext:value-type="float">
            <text:p>245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460" calcext:value-type="float">
            <text:p>2460</text:p>
          </table:table-cell>
          <table:table-cell table:formula="of:=([.A486]-35)/60" office:value-type="float" office:value="40.4166666666667" calcext:value-type="float">
            <text:p>40.4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460" calcext:value-type="float">
            <text:p>246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465" calcext:value-type="float">
            <text:p>2465</text:p>
          </table:table-cell>
          <table:table-cell table:formula="of:=([.A487]-35)/60" office:value-type="float" office:value="40.5" calcext:value-type="float">
            <text:p>40.5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465" calcext:value-type="float">
            <text:p>246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470" calcext:value-type="float">
            <text:p>2470</text:p>
          </table:table-cell>
          <table:table-cell table:formula="of:=([.A488]-35)/60" office:value-type="float" office:value="40.5833333333333" calcext:value-type="float">
            <text:p>40.58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470" calcext:value-type="float">
            <text:p>247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475" calcext:value-type="float">
            <text:p>2475</text:p>
          </table:table-cell>
          <table:table-cell table:formula="of:=([.A489]-35)/60" office:value-type="float" office:value="40.6666666666667" calcext:value-type="float">
            <text:p>40.6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475" calcext:value-type="float">
            <text:p>247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480" calcext:value-type="float">
            <text:p>2480</text:p>
          </table:table-cell>
          <table:table-cell table:formula="of:=([.A490]-35)/60" office:value-type="float" office:value="40.75" calcext:value-type="float">
            <text:p>40.7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480" calcext:value-type="float">
            <text:p>248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485" calcext:value-type="float">
            <text:p>2485</text:p>
          </table:table-cell>
          <table:table-cell table:formula="of:=([.A491]-35)/60" office:value-type="float" office:value="40.8333333333333" calcext:value-type="float">
            <text:p>40.83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485" calcext:value-type="float">
            <text:p>248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490" calcext:value-type="float">
            <text:p>2490</text:p>
          </table:table-cell>
          <table:table-cell table:formula="of:=([.A492]-35)/60" office:value-type="float" office:value="40.9166666666667" calcext:value-type="float">
            <text:p>40.9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490" calcext:value-type="float">
            <text:p>249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495" calcext:value-type="float">
            <text:p>2495</text:p>
          </table:table-cell>
          <table:table-cell table:formula="of:=([.A493]-35)/60" office:value-type="float" office:value="41" calcext:value-type="float">
            <text:p>41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495" calcext:value-type="float">
            <text:p>249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table:formula="of:=([.A494]-35)/60" office:value-type="float" office:value="41.0833333333333" calcext:value-type="float">
            <text:p>41.08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500" calcext:value-type="float">
            <text:p>250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505" calcext:value-type="float">
            <text:p>2505</text:p>
          </table:table-cell>
          <table:table-cell table:formula="of:=([.A495]-35)/60" office:value-type="float" office:value="41.1666666666667" calcext:value-type="float">
            <text:p>41.1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505" calcext:value-type="float">
            <text:p>250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510" calcext:value-type="float">
            <text:p>2510</text:p>
          </table:table-cell>
          <table:table-cell table:formula="of:=([.A496]-35)/60" office:value-type="float" office:value="41.25" calcext:value-type="float">
            <text:p>41.25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510" calcext:value-type="float">
            <text:p>251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515" calcext:value-type="float">
            <text:p>2515</text:p>
          </table:table-cell>
          <table:table-cell table:formula="of:=([.A497]-35)/60" office:value-type="float" office:value="41.3333333333333" calcext:value-type="float">
            <text:p>41.33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515" calcext:value-type="float">
            <text:p>251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520" calcext:value-type="float">
            <text:p>2520</text:p>
          </table:table-cell>
          <table:table-cell table:formula="of:=([.A498]-35)/60" office:value-type="float" office:value="41.4166666666667" calcext:value-type="float">
            <text:p>41.4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520" calcext:value-type="float">
            <text:p>252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525" calcext:value-type="float">
            <text:p>2525</text:p>
          </table:table-cell>
          <table:table-cell table:formula="of:=([.A499]-35)/60" office:value-type="float" office:value="41.5" calcext:value-type="float">
            <text:p>41.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525" calcext:value-type="float">
            <text:p>252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530" calcext:value-type="float">
            <text:p>2530</text:p>
          </table:table-cell>
          <table:table-cell table:formula="of:=([.A500]-35)/60" office:value-type="float" office:value="41.5833333333333" calcext:value-type="float">
            <text:p>41.58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530" calcext:value-type="float">
            <text:p>253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535" calcext:value-type="float">
            <text:p>2535</text:p>
          </table:table-cell>
          <table:table-cell table:formula="of:=([.A501]-35)/60" office:value-type="float" office:value="41.6666666666667" calcext:value-type="float">
            <text:p>41.67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535" calcext:value-type="float">
            <text:p>253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540" calcext:value-type="float">
            <text:p>2540</text:p>
          </table:table-cell>
          <table:table-cell table:formula="of:=([.A502]-35)/60" office:value-type="float" office:value="41.75" calcext:value-type="float">
            <text:p>41.7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540" calcext:value-type="float">
            <text:p>254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545" calcext:value-type="float">
            <text:p>2545</text:p>
          </table:table-cell>
          <table:table-cell table:formula="of:=([.A503]-35)/60" office:value-type="float" office:value="41.8333333333333" calcext:value-type="float">
            <text:p>41.83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545" calcext:value-type="float">
            <text:p>254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550" calcext:value-type="float">
            <text:p>2550</text:p>
          </table:table-cell>
          <table:table-cell table:formula="of:=([.A504]-35)/60" office:value-type="float" office:value="41.9166666666667" calcext:value-type="float">
            <text:p>41.92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550" calcext:value-type="float">
            <text:p>255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555" calcext:value-type="float">
            <text:p>2555</text:p>
          </table:table-cell>
          <table:table-cell table:formula="of:=([.A505]-35)/60"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555" calcext:value-type="float">
            <text:p>255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560" calcext:value-type="float">
            <text:p>2560</text:p>
          </table:table-cell>
          <table:table-cell table:formula="of:=([.A506]-35)/60" office:value-type="float" office:value="42.0833333333333" calcext:value-type="float">
            <text:p>42.08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560" calcext:value-type="float">
            <text:p>256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565" calcext:value-type="float">
            <text:p>2565</text:p>
          </table:table-cell>
          <table:table-cell table:formula="of:=([.A507]-35)/60" office:value-type="float" office:value="42.1666666666667" calcext:value-type="float">
            <text:p>42.17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565" calcext:value-type="float">
            <text:p>256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570" calcext:value-type="float">
            <text:p>2570</text:p>
          </table:table-cell>
          <table:table-cell table:formula="of:=([.A508]-35)/60" office:value-type="float" office:value="42.25" calcext:value-type="float">
            <text:p>42.25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570" calcext:value-type="float">
            <text:p>257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575" calcext:value-type="float">
            <text:p>2575</text:p>
          </table:table-cell>
          <table:table-cell table:formula="of:=([.A509]-35)/60" office:value-type="float" office:value="42.3333333333333" calcext:value-type="float">
            <text:p>42.33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575" calcext:value-type="float">
            <text:p>257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580" calcext:value-type="float">
            <text:p>2580</text:p>
          </table:table-cell>
          <table:table-cell table:formula="of:=([.A510]-35)/60" office:value-type="float" office:value="42.4166666666667" calcext:value-type="float">
            <text:p>42.42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580" calcext:value-type="float">
            <text:p>258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585" calcext:value-type="float">
            <text:p>2585</text:p>
          </table:table-cell>
          <table:table-cell table:formula="of:=([.A511]-35)/60" office:value-type="float" office:value="42.5" calcext:value-type="float">
            <text:p>42.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585" calcext:value-type="float">
            <text:p>258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590" calcext:value-type="float">
            <text:p>2590</text:p>
          </table:table-cell>
          <table:table-cell table:formula="of:=([.A512]-35)/60" office:value-type="float" office:value="42.5833333333333" calcext:value-type="float">
            <text:p>42.58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590" calcext:value-type="float">
            <text:p>259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595" calcext:value-type="float">
            <text:p>2595</text:p>
          </table:table-cell>
          <table:table-cell table:formula="of:=([.A513]-35)/60" office:value-type="float" office:value="42.6666666666667" calcext:value-type="float">
            <text:p>42.67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595" calcext:value-type="float">
            <text:p>259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600" calcext:value-type="float">
            <text:p>2600</text:p>
          </table:table-cell>
          <table:table-cell table:formula="of:=([.A514]-35)/60" office:value-type="float" office:value="42.75" calcext:value-type="float">
            <text:p>42.7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600" calcext:value-type="float">
            <text:p>260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605" calcext:value-type="float">
            <text:p>2605</text:p>
          </table:table-cell>
          <table:table-cell table:formula="of:=([.A515]-35)/60" office:value-type="float" office:value="42.8333333333333" calcext:value-type="float">
            <text:p>42.83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605" calcext:value-type="float">
            <text:p>260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610" calcext:value-type="float">
            <text:p>2610</text:p>
          </table:table-cell>
          <table:table-cell table:formula="of:=([.A516]-35)/60" office:value-type="float" office:value="42.9166666666667" calcext:value-type="float">
            <text:p>42.92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610" calcext:value-type="float">
            <text:p>261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615" calcext:value-type="float">
            <text:p>2615</text:p>
          </table:table-cell>
          <table:table-cell table:formula="of:=([.A517]-35)/60" office:value-type="float" office:value="43" calcext:value-type="float">
            <text:p>43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615" calcext:value-type="float">
            <text:p>261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620" calcext:value-type="float">
            <text:p>2620</text:p>
          </table:table-cell>
          <table:table-cell table:formula="of:=([.A518]-35)/60" office:value-type="float" office:value="43.0833333333333" calcext:value-type="float">
            <text:p>43.08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620" calcext:value-type="float">
            <text:p>262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625" calcext:value-type="float">
            <text:p>2625</text:p>
          </table:table-cell>
          <table:table-cell table:formula="of:=([.A519]-35)/60" office:value-type="float" office:value="43.1666666666667" calcext:value-type="float">
            <text:p>43.1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625" calcext:value-type="float">
            <text:p>262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630" calcext:value-type="float">
            <text:p>2630</text:p>
          </table:table-cell>
          <table:table-cell table:formula="of:=([.A520]-35)/60" office:value-type="float" office:value="43.25" calcext:value-type="float">
            <text:p>43.2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630" calcext:value-type="float">
            <text:p>263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635" calcext:value-type="float">
            <text:p>2635</text:p>
          </table:table-cell>
          <table:table-cell table:formula="of:=([.A521]-35)/60" office:value-type="float" office:value="43.3333333333333" calcext:value-type="float">
            <text:p>43.33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635" calcext:value-type="float">
            <text:p>263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640" calcext:value-type="float">
            <text:p>2640</text:p>
          </table:table-cell>
          <table:table-cell table:formula="of:=([.A522]-35)/60" office:value-type="float" office:value="43.4166666666667" calcext:value-type="float">
            <text:p>43.4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640" calcext:value-type="float">
            <text:p>264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645" calcext:value-type="float">
            <text:p>2645</text:p>
          </table:table-cell>
          <table:table-cell table:formula="of:=([.A523]-35)/60" office:value-type="float" office:value="43.5" calcext:value-type="float">
            <text:p>43.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645" calcext:value-type="float">
            <text:p>264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650" calcext:value-type="float">
            <text:p>2650</text:p>
          </table:table-cell>
          <table:table-cell table:formula="of:=([.A524]-35)/60" office:value-type="float" office:value="43.5833333333333" calcext:value-type="float">
            <text:p>43.58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650" calcext:value-type="float">
            <text:p>265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655" calcext:value-type="float">
            <text:p>2655</text:p>
          </table:table-cell>
          <table:table-cell table:formula="of:=([.A525]-35)/60" office:value-type="float" office:value="43.6666666666667" calcext:value-type="float">
            <text:p>43.6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655" calcext:value-type="float">
            <text:p>265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660" calcext:value-type="float">
            <text:p>2660</text:p>
          </table:table-cell>
          <table:table-cell table:formula="of:=([.A526]-35)/60" office:value-type="float" office:value="43.75" calcext:value-type="float">
            <text:p>43.7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660" calcext:value-type="float">
            <text:p>266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665" calcext:value-type="float">
            <text:p>2665</text:p>
          </table:table-cell>
          <table:table-cell table:formula="of:=([.A527]-35)/60" office:value-type="float" office:value="43.8333333333333" calcext:value-type="float">
            <text:p>43.83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665" calcext:value-type="float">
            <text:p>266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670" calcext:value-type="float">
            <text:p>2670</text:p>
          </table:table-cell>
          <table:table-cell table:formula="of:=([.A528]-35)/60" office:value-type="float" office:value="43.9166666666667" calcext:value-type="float">
            <text:p>43.9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670" calcext:value-type="float">
            <text:p>267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675" calcext:value-type="float">
            <text:p>2675</text:p>
          </table:table-cell>
          <table:table-cell table:formula="of:=([.A529]-35)/60" office:value-type="float" office:value="44" calcext:value-type="float">
            <text:p>44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675" calcext:value-type="float">
            <text:p>267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680" calcext:value-type="float">
            <text:p>2680</text:p>
          </table:table-cell>
          <table:table-cell table:formula="of:=([.A530]-35)/60" office:value-type="float" office:value="44.0833333333333" calcext:value-type="float">
            <text:p>44.08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680" calcext:value-type="float">
            <text:p>268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685" calcext:value-type="float">
            <text:p>2685</text:p>
          </table:table-cell>
          <table:table-cell table:formula="of:=([.A531]-35)/60" office:value-type="float" office:value="44.1666666666667" calcext:value-type="float">
            <text:p>44.17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685" calcext:value-type="float">
            <text:p>268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690" calcext:value-type="float">
            <text:p>2690</text:p>
          </table:table-cell>
          <table:table-cell table:formula="of:=([.A532]-35)/60" office:value-type="float" office:value="44.25" calcext:value-type="float">
            <text:p>44.2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690" calcext:value-type="float">
            <text:p>269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695" calcext:value-type="float">
            <text:p>2695</text:p>
          </table:table-cell>
          <table:table-cell table:formula="of:=([.A533]-35)/60" office:value-type="float" office:value="44.3333333333333" calcext:value-type="float">
            <text:p>44.33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695" calcext:value-type="float">
            <text:p>269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700" calcext:value-type="float">
            <text:p>2700</text:p>
          </table:table-cell>
          <table:table-cell table:formula="of:=([.A534]-35)/60" office:value-type="float" office:value="44.4166666666667" calcext:value-type="float">
            <text:p>44.42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700" calcext:value-type="float">
            <text:p>270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705" calcext:value-type="float">
            <text:p>2705</text:p>
          </table:table-cell>
          <table:table-cell table:formula="of:=([.A535]-35)/60" office:value-type="float" office:value="44.5" calcext:value-type="float">
            <text:p>44.5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705" calcext:value-type="float">
            <text:p>270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710" calcext:value-type="float">
            <text:p>2710</text:p>
          </table:table-cell>
          <table:table-cell table:formula="of:=([.A536]-35)/60" office:value-type="float" office:value="44.5833333333333" calcext:value-type="float">
            <text:p>44.58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2710" calcext:value-type="float">
            <text:p>271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2715" calcext:value-type="float">
            <text:p>2715</text:p>
          </table:table-cell>
          <table:table-cell table:formula="of:=([.A537]-35)/60" office:value-type="float" office:value="44.6666666666667" calcext:value-type="float">
            <text:p>44.67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715" calcext:value-type="float">
            <text:p>271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720" calcext:value-type="float">
            <text:p>2720</text:p>
          </table:table-cell>
          <table:table-cell table:formula="of:=([.A538]-35)/60" office:value-type="float" office:value="44.75" calcext:value-type="float">
            <text:p>44.75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720" calcext:value-type="float">
            <text:p>272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725" calcext:value-type="float">
            <text:p>2725</text:p>
          </table:table-cell>
          <table:table-cell table:formula="of:=([.A539]-35)/60" office:value-type="float" office:value="44.8333333333333" calcext:value-type="float">
            <text:p>44.83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730" calcext:value-type="float">
            <text:p>2730</text:p>
          </table:table-cell>
          <table:table-cell table:formula="of:=([.A540]-35)/60" office:value-type="float" office:value="44.9166666666667" calcext:value-type="float">
            <text:p>44.92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735" calcext:value-type="float">
            <text:p>2735</text:p>
          </table:table-cell>
          <table:table-cell table:formula="of:=([.A541]-35)/60"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735" calcext:value-type="float">
            <text:p>273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740" calcext:value-type="float">
            <text:p>2740</text:p>
          </table:table-cell>
          <table:table-cell table:formula="of:=([.A542]-35)/60" office:value-type="float" office:value="45.0833333333333" calcext:value-type="float">
            <text:p>45.08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740" calcext:value-type="float">
            <text:p>274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745" calcext:value-type="float">
            <text:p>2745</text:p>
          </table:table-cell>
          <table:table-cell table:formula="of:=([.A543]-35)/60" office:value-type="float" office:value="45.1666666666667" calcext:value-type="float">
            <text:p>45.1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745" calcext:value-type="float">
            <text:p>274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750" calcext:value-type="float">
            <text:p>2750</text:p>
          </table:table-cell>
          <table:table-cell table:formula="of:=([.A544]-35)/60" office:value-type="float" office:value="45.25" calcext:value-type="float">
            <text:p>45.25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750" calcext:value-type="float">
            <text:p>275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755" calcext:value-type="float">
            <text:p>2755</text:p>
          </table:table-cell>
          <table:table-cell table:formula="of:=([.A545]-35)/60" office:value-type="float" office:value="45.3333333333333" calcext:value-type="float">
            <text:p>45.33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755" calcext:value-type="float">
            <text:p>275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760" calcext:value-type="float">
            <text:p>2760</text:p>
          </table:table-cell>
          <table:table-cell table:formula="of:=([.A546]-35)/60" office:value-type="float" office:value="45.4166666666667" calcext:value-type="float">
            <text:p>45.42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760" calcext:value-type="float">
            <text:p>276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765" calcext:value-type="float">
            <text:p>2765</text:p>
          </table:table-cell>
          <table:table-cell table:formula="of:=([.A547]-35)/60" office:value-type="float" office:value="45.5" calcext:value-type="float">
            <text:p>45.5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765" calcext:value-type="float">
            <text:p>276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770" calcext:value-type="float">
            <text:p>2770</text:p>
          </table:table-cell>
          <table:table-cell table:formula="of:=([.A548]-35)/60" office:value-type="float" office:value="45.5833333333333" calcext:value-type="float">
            <text:p>45.58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770" calcext:value-type="float">
            <text:p>277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775" calcext:value-type="float">
            <text:p>2775</text:p>
          </table:table-cell>
          <table:table-cell table:formula="of:=([.A549]-35)/60" office:value-type="float" office:value="45.6666666666667" calcext:value-type="float">
            <text:p>45.67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775" calcext:value-type="float">
            <text:p>277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780" calcext:value-type="float">
            <text:p>2780</text:p>
          </table:table-cell>
          <table:table-cell table:formula="of:=([.A550]-35)/60" office:value-type="float" office:value="45.75" calcext:value-type="float">
            <text:p>45.7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780" calcext:value-type="float">
            <text:p>278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785" calcext:value-type="float">
            <text:p>2785</text:p>
          </table:table-cell>
          <table:table-cell table:formula="of:=([.A551]-35)/60" office:value-type="float" office:value="45.8333333333333" calcext:value-type="float">
            <text:p>45.83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785" calcext:value-type="float">
            <text:p>278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790" calcext:value-type="float">
            <text:p>2790</text:p>
          </table:table-cell>
          <table:table-cell table:formula="of:=([.A552]-35)/60" office:value-type="float" office:value="45.9166666666667" calcext:value-type="float">
            <text:p>45.92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790" calcext:value-type="float">
            <text:p>279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795" calcext:value-type="float">
            <text:p>2795</text:p>
          </table:table-cell>
          <table:table-cell table:formula="of:=([.A553]-35)/60" office:value-type="float" office:value="46" calcext:value-type="float">
            <text:p>46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795" calcext:value-type="float">
            <text:p>279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 table:formula="of:=([.A554]-35)/60" office:value-type="float" office:value="46.0833333333333" calcext:value-type="float">
            <text:p>46.08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800" calcext:value-type="float">
            <text:p>280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805" calcext:value-type="float">
            <text:p>2805</text:p>
          </table:table-cell>
          <table:table-cell table:formula="of:=([.A555]-35)/60" office:value-type="float" office:value="46.1666666666667" calcext:value-type="float">
            <text:p>46.1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805" calcext:value-type="float">
            <text:p>280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810" calcext:value-type="float">
            <text:p>2810</text:p>
          </table:table-cell>
          <table:table-cell table:formula="of:=([.A556]-35)/60" office:value-type="float" office:value="46.25" calcext:value-type="float">
            <text:p>46.2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810" calcext:value-type="float">
            <text:p>281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815" calcext:value-type="float">
            <text:p>2815</text:p>
          </table:table-cell>
          <table:table-cell table:formula="of:=([.A557]-35)/60" office:value-type="float" office:value="46.3333333333333" calcext:value-type="float">
            <text:p>46.33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815" calcext:value-type="float">
            <text:p>281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820" calcext:value-type="float">
            <text:p>2820</text:p>
          </table:table-cell>
          <table:table-cell table:formula="of:=([.A558]-35)/60" office:value-type="float" office:value="46.4166666666667" calcext:value-type="float">
            <text:p>46.4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820" calcext:value-type="float">
            <text:p>282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825" calcext:value-type="float">
            <text:p>2825</text:p>
          </table:table-cell>
          <table:table-cell table:formula="of:=([.A559]-35)/60" office:value-type="float" office:value="46.5" calcext:value-type="float">
            <text:p>46.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825" calcext:value-type="float">
            <text:p>282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830" calcext:value-type="float">
            <text:p>2830</text:p>
          </table:table-cell>
          <table:table-cell table:formula="of:=([.A560]-35)/60" office:value-type="float" office:value="46.5833333333333" calcext:value-type="float">
            <text:p>46.58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830" calcext:value-type="float">
            <text:p>283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835" calcext:value-type="float">
            <text:p>2835</text:p>
          </table:table-cell>
          <table:table-cell table:formula="of:=([.A561]-35)/60" office:value-type="float" office:value="46.6666666666667" calcext:value-type="float">
            <text:p>46.67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835" calcext:value-type="float">
            <text:p>283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840" calcext:value-type="float">
            <text:p>2840</text:p>
          </table:table-cell>
          <table:table-cell table:formula="of:=([.A562]-35)/60" office:value-type="float" office:value="46.75" calcext:value-type="float">
            <text:p>46.7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840" calcext:value-type="float">
            <text:p>284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845" calcext:value-type="float">
            <text:p>2845</text:p>
          </table:table-cell>
          <table:table-cell table:formula="of:=([.A563]-35)/60" office:value-type="float" office:value="46.8333333333333" calcext:value-type="float">
            <text:p>46.83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845" calcext:value-type="float">
            <text:p>284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850" calcext:value-type="float">
            <text:p>2850</text:p>
          </table:table-cell>
          <table:table-cell table:formula="of:=([.A564]-35)/60" office:value-type="float" office:value="46.9166666666667" calcext:value-type="float">
            <text:p>46.92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850" calcext:value-type="float">
            <text:p>285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855" calcext:value-type="float">
            <text:p>2855</text:p>
          </table:table-cell>
          <table:table-cell table:formula="of:=([.A565]-35)/60"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2855" calcext:value-type="float">
            <text:p>285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860" calcext:value-type="float">
            <text:p>2860</text:p>
          </table:table-cell>
          <table:table-cell table:formula="of:=([.A566]-35)/60" office:value-type="float" office:value="47.0833333333333" calcext:value-type="float">
            <text:p>47.08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860" calcext:value-type="float">
            <text:p>286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2865" calcext:value-type="float">
            <text:p>2865</text:p>
          </table:table-cell>
          <table:table-cell table:formula="of:=([.A567]-35)/60" office:value-type="float" office:value="47.1666666666667" calcext:value-type="float">
            <text:p>47.17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865" calcext:value-type="float">
            <text:p>286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870" calcext:value-type="float">
            <text:p>2870</text:p>
          </table:table-cell>
          <table:table-cell table:formula="of:=([.A568]-35)/60" office:value-type="float" office:value="47.25" calcext:value-type="float">
            <text:p>47.25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870" calcext:value-type="float">
            <text:p>287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875" calcext:value-type="float">
            <text:p>2875</text:p>
          </table:table-cell>
          <table:table-cell table:formula="of:=([.A569]-35)/60" office:value-type="float" office:value="47.3333333333333" calcext:value-type="float">
            <text:p>47.33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875" calcext:value-type="float">
            <text:p>287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880" calcext:value-type="float">
            <text:p>2880</text:p>
          </table:table-cell>
          <table:table-cell table:formula="of:=([.A570]-35)/60" office:value-type="float" office:value="47.4166666666667" calcext:value-type="float">
            <text:p>47.42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880" calcext:value-type="float">
            <text:p>288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885" calcext:value-type="float">
            <text:p>2885</text:p>
          </table:table-cell>
          <table:table-cell table:formula="of:=([.A571]-35)/60" office:value-type="float" office:value="47.5" calcext:value-type="float">
            <text:p>47.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885" calcext:value-type="float">
            <text:p>288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890" calcext:value-type="float">
            <text:p>2890</text:p>
          </table:table-cell>
          <table:table-cell table:formula="of:=([.A572]-35)/60" office:value-type="float" office:value="47.5833333333333" calcext:value-type="float">
            <text:p>47.58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890" calcext:value-type="float">
            <text:p>289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895" calcext:value-type="float">
            <text:p>2895</text:p>
          </table:table-cell>
          <table:table-cell table:formula="of:=([.A573]-35)/60" office:value-type="float" office:value="47.6666666666667" calcext:value-type="float">
            <text:p>47.67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895" calcext:value-type="float">
            <text:p>289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900" calcext:value-type="float">
            <text:p>2900</text:p>
          </table:table-cell>
          <table:table-cell table:formula="of:=([.A574]-35)/60" office:value-type="float" office:value="47.75" calcext:value-type="float">
            <text:p>47.75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900" calcext:value-type="float">
            <text:p>290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905" calcext:value-type="float">
            <text:p>2905</text:p>
          </table:table-cell>
          <table:table-cell table:formula="of:=([.A575]-35)/60" office:value-type="float" office:value="47.8333333333333" calcext:value-type="float">
            <text:p>47.83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905" calcext:value-type="float">
            <text:p>290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910" calcext:value-type="float">
            <text:p>2910</text:p>
          </table:table-cell>
          <table:table-cell table:formula="of:=([.A576]-35)/60" office:value-type="float" office:value="47.9166666666667" calcext:value-type="float">
            <text:p>47.9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910" calcext:value-type="float">
            <text:p>291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915" calcext:value-type="float">
            <text:p>2915</text:p>
          </table:table-cell>
          <table:table-cell table:formula="of:=([.A577]-35)/60" office:value-type="float" office:value="48" calcext:value-type="float">
            <text:p>48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915" calcext:value-type="float">
            <text:p>291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920" calcext:value-type="float">
            <text:p>2920</text:p>
          </table:table-cell>
          <table:table-cell table:formula="of:=([.A578]-35)/60" office:value-type="float" office:value="48.0833333333333" calcext:value-type="float">
            <text:p>48.08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920" calcext:value-type="float">
            <text:p>292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925" calcext:value-type="float">
            <text:p>2925</text:p>
          </table:table-cell>
          <table:table-cell table:formula="of:=([.A579]-35)/60" office:value-type="float" office:value="48.1666666666667" calcext:value-type="float">
            <text:p>48.17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925" calcext:value-type="float">
            <text:p>292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930" calcext:value-type="float">
            <text:p>2930</text:p>
          </table:table-cell>
          <table:table-cell table:formula="of:=([.A580]-35)/60" office:value-type="float" office:value="48.25" calcext:value-type="float">
            <text:p>48.2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930" calcext:value-type="float">
            <text:p>293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935" calcext:value-type="float">
            <text:p>2935</text:p>
          </table:table-cell>
          <table:table-cell table:formula="of:=([.A581]-35)/60" office:value-type="float" office:value="48.3333333333333" calcext:value-type="float">
            <text:p>48.33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935" calcext:value-type="float">
            <text:p>293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940" calcext:value-type="float">
            <text:p>2940</text:p>
          </table:table-cell>
          <table:table-cell table:formula="of:=([.A582]-35)/60" office:value-type="float" office:value="48.4166666666667" calcext:value-type="float">
            <text:p>48.42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940" calcext:value-type="float">
            <text:p>294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945" calcext:value-type="float">
            <text:p>2945</text:p>
          </table:table-cell>
          <table:table-cell table:formula="of:=([.A583]-35)/60" office:value-type="float" office:value="48.5" calcext:value-type="float">
            <text:p>48.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945" calcext:value-type="float">
            <text:p>294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950" calcext:value-type="float">
            <text:p>2950</text:p>
          </table:table-cell>
          <table:table-cell table:formula="of:=([.A584]-35)/60" office:value-type="float" office:value="48.5833333333333" calcext:value-type="float">
            <text:p>48.58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950" calcext:value-type="float">
            <text:p>295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955" calcext:value-type="float">
            <text:p>2955</text:p>
          </table:table-cell>
          <table:table-cell table:formula="of:=([.A585]-35)/60" office:value-type="float" office:value="48.6666666666667" calcext:value-type="float">
            <text:p>48.67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955" calcext:value-type="float">
            <text:p>295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960" calcext:value-type="float">
            <text:p>2960</text:p>
          </table:table-cell>
          <table:table-cell table:formula="of:=([.A586]-35)/60" office:value-type="float" office:value="48.75" calcext:value-type="float">
            <text:p>48.7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960" calcext:value-type="float">
            <text:p>296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965" calcext:value-type="float">
            <text:p>2965</text:p>
          </table:table-cell>
          <table:table-cell table:formula="of:=([.A587]-35)/60" office:value-type="float" office:value="48.8333333333333" calcext:value-type="float">
            <text:p>48.83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965" calcext:value-type="float">
            <text:p>296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970" calcext:value-type="float">
            <text:p>2970</text:p>
          </table:table-cell>
          <table:table-cell table:formula="of:=([.A588]-35)/60" office:value-type="float" office:value="48.9166666666667" calcext:value-type="float">
            <text:p>48.92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970" calcext:value-type="float">
            <text:p>297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975" calcext:value-type="float">
            <text:p>2975</text:p>
          </table:table-cell>
          <table:table-cell table:formula="of:=([.A589]-35)/60"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2975" calcext:value-type="float">
            <text:p>297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980" calcext:value-type="float">
            <text:p>2980</text:p>
          </table:table-cell>
          <table:table-cell table:formula="of:=([.A590]-35)/60" office:value-type="float" office:value="49.0833333333333" calcext:value-type="float">
            <text:p>49.08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2980" calcext:value-type="float">
            <text:p>298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2985" calcext:value-type="float">
            <text:p>2985</text:p>
          </table:table-cell>
          <table:table-cell table:formula="of:=([.A591]-35)/60" office:value-type="float" office:value="49.1666666666667" calcext:value-type="float">
            <text:p>49.1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985" calcext:value-type="float">
            <text:p>298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990" calcext:value-type="float">
            <text:p>2990</text:p>
          </table:table-cell>
          <table:table-cell table:formula="of:=([.A592]-35)/60" office:value-type="float" office:value="49.25" calcext:value-type="float">
            <text:p>49.2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2990" calcext:value-type="float">
            <text:p>299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2995" calcext:value-type="float">
            <text:p>2995</text:p>
          </table:table-cell>
          <table:table-cell table:formula="of:=([.A593]-35)/60" office:value-type="float" office:value="49.3333333333333" calcext:value-type="float">
            <text:p>49.33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2995" calcext:value-type="float">
            <text:p>299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table:formula="of:=([.A594]-35)/60" office:value-type="float" office:value="49.4166666666667" calcext:value-type="float">
            <text:p>49.42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3005" calcext:value-type="float">
            <text:p>3005</text:p>
          </table:table-cell>
          <table:table-cell table:formula="of:=([.A595]-35)/60" office:value-type="float" office:value="49.5" calcext:value-type="float">
            <text:p>49.5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3005" calcext:value-type="float">
            <text:p>300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3010" calcext:value-type="float">
            <text:p>3010</text:p>
          </table:table-cell>
          <table:table-cell table:formula="of:=([.A596]-35)/60" office:value-type="float" office:value="49.5833333333333" calcext:value-type="float">
            <text:p>49.58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3010" calcext:value-type="float">
            <text:p>301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3015" calcext:value-type="float">
            <text:p>3015</text:p>
          </table:table-cell>
          <table:table-cell table:formula="of:=([.A597]-35)/60" office:value-type="float" office:value="49.6666666666667" calcext:value-type="float">
            <text:p>49.67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3015" calcext:value-type="float">
            <text:p>301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3020" calcext:value-type="float">
            <text:p>3020</text:p>
          </table:table-cell>
          <table:table-cell table:formula="of:=([.A598]-35)/60" office:value-type="float" office:value="49.75" calcext:value-type="float">
            <text:p>49.7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3020" calcext:value-type="float">
            <text:p>302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3025" calcext:value-type="float">
            <text:p>3025</text:p>
          </table:table-cell>
          <table:table-cell table:formula="of:=([.A599]-35)/60" office:value-type="float" office:value="49.8333333333333" calcext:value-type="float">
            <text:p>49.83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3025" calcext:value-type="float">
            <text:p>302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3030" calcext:value-type="float">
            <text:p>3030</text:p>
          </table:table-cell>
          <table:table-cell table:formula="of:=([.A600]-35)/60" office:value-type="float" office:value="49.9166666666667" calcext:value-type="float">
            <text:p>49.92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030" calcext:value-type="float">
            <text:p>303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035" calcext:value-type="float">
            <text:p>3035</text:p>
          </table:table-cell>
          <table:table-cell table:formula="of:=([.A601]-35)/60" office:value-type="float" office:value="50" calcext:value-type="float">
            <text:p>50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035" calcext:value-type="float">
            <text:p>303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040" calcext:value-type="float">
            <text:p>3040</text:p>
          </table:table-cell>
          <table:table-cell table:formula="of:=([.A602]-35)/60" office:value-type="float" office:value="50.0833333333333" calcext:value-type="float">
            <text:p>50.08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045" calcext:value-type="float">
            <text:p>3045</text:p>
          </table:table-cell>
          <table:table-cell table:formula="of:=([.A603]-35)/60" office:value-type="float" office:value="50.1666666666667" calcext:value-type="float">
            <text:p>50.1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050" calcext:value-type="float">
            <text:p>3050</text:p>
          </table:table-cell>
          <table:table-cell table:formula="of:=([.A604]-35)/60" office:value-type="float" office:value="50.25" calcext:value-type="float">
            <text:p>50.2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050" calcext:value-type="float">
            <text:p>305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055" calcext:value-type="float">
            <text:p>3055</text:p>
          </table:table-cell>
          <table:table-cell table:formula="of:=([.A605]-35)/60" office:value-type="float" office:value="50.3333333333333" calcext:value-type="float">
            <text:p>50.33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060" calcext:value-type="float">
            <text:p>3060</text:p>
          </table:table-cell>
          <table:table-cell table:formula="of:=([.A606]-35)/60" office:value-type="float" office:value="50.4166666666667" calcext:value-type="float">
            <text:p>50.42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060" calcext:value-type="float">
            <text:p>306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065" calcext:value-type="float">
            <text:p>3065</text:p>
          </table:table-cell>
          <table:table-cell table:formula="of:=([.A607]-35)/60" office:value-type="float" office:value="50.5" calcext:value-type="float">
            <text:p>50.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070" calcext:value-type="float">
            <text:p>3070</text:p>
          </table:table-cell>
          <table:table-cell table:formula="of:=([.A608]-35)/60" office:value-type="float" office:value="50.5833333333333" calcext:value-type="float">
            <text:p>50.58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075" calcext:value-type="float">
            <text:p>3075</text:p>
          </table:table-cell>
          <table:table-cell table:formula="of:=([.A609]-35)/60" office:value-type="float" office:value="50.6666666666667" calcext:value-type="float">
            <text:p>50.67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080" calcext:value-type="float">
            <text:p>3080</text:p>
          </table:table-cell>
          <table:table-cell table:formula="of:=([.A610]-35)/60" office:value-type="float" office:value="50.75" calcext:value-type="float">
            <text:p>50.7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085" calcext:value-type="float">
            <text:p>3085</text:p>
          </table:table-cell>
          <table:table-cell table:formula="of:=([.A611]-35)/60" office:value-type="float" office:value="50.8333333333333" calcext:value-type="float">
            <text:p>50.83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090" calcext:value-type="float">
            <text:p>3090</text:p>
          </table:table-cell>
          <table:table-cell table:formula="of:=([.A612]-35)/60" office:value-type="float" office:value="50.9166666666667" calcext:value-type="float">
            <text:p>50.92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095" calcext:value-type="float">
            <text:p>3095</text:p>
          </table:table-cell>
          <table:table-cell table:formula="of:=([.A613]-35)/60" office:value-type="float" office:value="51" calcext:value-type="float">
            <text:p>51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100" calcext:value-type="float">
            <text:p>3100</text:p>
          </table:table-cell>
          <table:table-cell table:formula="of:=([.A614]-35)/60" office:value-type="float" office:value="51.0833333333333" calcext:value-type="float">
            <text:p>51.08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100" calcext:value-type="float">
            <text:p>310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105" calcext:value-type="float">
            <text:p>3105</text:p>
          </table:table-cell>
          <table:table-cell table:formula="of:=([.A615]-35)/60" office:value-type="float" office:value="51.1666666666667" calcext:value-type="float">
            <text:p>51.17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110" calcext:value-type="float">
            <text:p>3110</text:p>
          </table:table-cell>
          <table:table-cell table:formula="of:=([.A616]-35)/60" office:value-type="float" office:value="51.25" calcext:value-type="float">
            <text:p>51.2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115" calcext:value-type="float">
            <text:p>3115</text:p>
          </table:table-cell>
          <table:table-cell table:formula="of:=([.A617]-35)/60" office:value-type="float" office:value="51.3333333333333" calcext:value-type="float">
            <text:p>51.33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120" calcext:value-type="float">
            <text:p>3120</text:p>
          </table:table-cell>
          <table:table-cell table:formula="of:=([.A618]-35)/60" office:value-type="float" office:value="51.4166666666667" calcext:value-type="float">
            <text:p>51.4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125" calcext:value-type="float">
            <text:p>3125</text:p>
          </table:table-cell>
          <table:table-cell table:formula="of:=([.A619]-35)/60" office:value-type="float" office:value="51.5" calcext:value-type="float">
            <text:p>51.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130" calcext:value-type="float">
            <text:p>3130</text:p>
          </table:table-cell>
          <table:table-cell table:formula="of:=([.A620]-35)/60" office:value-type="float" office:value="51.5833333333333" calcext:value-type="float">
            <text:p>51.58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135" calcext:value-type="float">
            <text:p>3135</text:p>
          </table:table-cell>
          <table:table-cell table:formula="of:=([.A621]-35)/60" office:value-type="float" office:value="51.6666666666667" calcext:value-type="float">
            <text:p>51.67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140" calcext:value-type="float">
            <text:p>3140</text:p>
          </table:table-cell>
          <table:table-cell table:formula="of:=([.A622]-35)/60" office:value-type="float" office:value="51.75" calcext:value-type="float">
            <text:p>51.7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140" calcext:value-type="float">
            <text:p>314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145" calcext:value-type="float">
            <text:p>3145</text:p>
          </table:table-cell>
          <table:table-cell table:formula="of:=([.A623]-35)/60" office:value-type="float" office:value="51.8333333333333" calcext:value-type="float">
            <text:p>51.83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145" calcext:value-type="float">
            <text:p>314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150" calcext:value-type="float">
            <text:p>3150</text:p>
          </table:table-cell>
          <table:table-cell table:formula="of:=([.A624]-35)/60" office:value-type="float" office:value="51.9166666666667" calcext:value-type="float">
            <text:p>51.9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150" calcext:value-type="float">
            <text:p>315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155" calcext:value-type="float">
            <text:p>3155</text:p>
          </table:table-cell>
          <table:table-cell table:formula="of:=([.A625]-35)/60" office:value-type="float" office:value="52" calcext:value-type="float">
            <text:p>5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155" calcext:value-type="float">
            <text:p>315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160" calcext:value-type="float">
            <text:p>3160</text:p>
          </table:table-cell>
          <table:table-cell table:formula="of:=([.A626]-35)/60" office:value-type="float" office:value="52.0833333333333" calcext:value-type="float">
            <text:p>52.08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160" calcext:value-type="float">
            <text:p>316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165" calcext:value-type="float">
            <text:p>3165</text:p>
          </table:table-cell>
          <table:table-cell table:formula="of:=([.A627]-35)/60" office:value-type="float" office:value="52.1666666666667" calcext:value-type="float">
            <text:p>52.17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165" calcext:value-type="float">
            <text:p>316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170" calcext:value-type="float">
            <text:p>3170</text:p>
          </table:table-cell>
          <table:table-cell table:formula="of:=([.A628]-35)/60" office:value-type="float" office:value="52.25" calcext:value-type="float">
            <text:p>52.25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170" calcext:value-type="float">
            <text:p>317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175" calcext:value-type="float">
            <text:p>3175</text:p>
          </table:table-cell>
          <table:table-cell table:formula="of:=([.A629]-35)/60" office:value-type="float" office:value="52.3333333333333" calcext:value-type="float">
            <text:p>52.33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175" calcext:value-type="float">
            <text:p>317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180" calcext:value-type="float">
            <text:p>3180</text:p>
          </table:table-cell>
          <table:table-cell table:formula="of:=([.A630]-35)/60" office:value-type="float" office:value="52.4166666666667" calcext:value-type="float">
            <text:p>52.4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180" calcext:value-type="float">
            <text:p>318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185" calcext:value-type="float">
            <text:p>3185</text:p>
          </table:table-cell>
          <table:table-cell table:formula="of:=([.A631]-35)/60" office:value-type="float" office:value="52.5" calcext:value-type="float">
            <text:p>52.5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185" calcext:value-type="float">
            <text:p>318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190" calcext:value-type="float">
            <text:p>3190</text:p>
          </table:table-cell>
          <table:table-cell table:formula="of:=([.A632]-35)/60" office:value-type="float" office:value="52.5833333333333" calcext:value-type="float">
            <text:p>52.58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190" calcext:value-type="float">
            <text:p>319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195" calcext:value-type="float">
            <text:p>3195</text:p>
          </table:table-cell>
          <table:table-cell table:formula="of:=([.A633]-35)/60" office:value-type="float" office:value="52.6666666666667" calcext:value-type="float">
            <text:p>52.67</text:p>
          </table:table-cell>
          <table:table-cell office:value-type="float" office:value="73.25" calcext:value-type="float">
            <text:p>73.25</text:p>
          </table:table-cell>
          <table:table-cell table:number-columns-repeated="9"/>
          <table:table-cell office:value-type="float" office:value="3195" calcext:value-type="float">
            <text:p>3195</text:p>
          </table:table-cell>
          <table:table-cell office:value-type="float" office:value="73.25" calcext:value-type="float">
            <text:p>73.25</text:p>
          </table:table-cell>
        </table:table-row>
        <table:table-row table:style-name="ro2">
          <table:table-cell office:value-type="float" office:value="3200" calcext:value-type="float">
            <text:p>3200</text:p>
          </table:table-cell>
          <table:table-cell table:formula="of:=([.A634]-35)/60" office:value-type="float" office:value="52.75" calcext:value-type="float">
            <text:p>52.75</text:p>
          </table:table-cell>
          <table:table-cell office:value-type="float" office:value="73.25" calcext:value-type="float">
            <text:p>73.25</text:p>
          </table:table-cell>
          <table:table-cell table:number-columns-repeated="9"/>
          <table:table-cell office:value-type="float" office:value="3200" calcext:value-type="float">
            <text:p>3200</text:p>
          </table:table-cell>
          <table:table-cell office:value-type="float" office:value="73.25" calcext:value-type="float">
            <text:p>73.25</text:p>
          </table:table-cell>
        </table:table-row>
        <table:table-row table:style-name="ro2">
          <table:table-cell office:value-type="float" office:value="3205" calcext:value-type="float">
            <text:p>3205</text:p>
          </table:table-cell>
          <table:table-cell table:formula="of:=([.A635]-35)/60" office:value-type="float" office:value="52.8333333333333" calcext:value-type="float">
            <text:p>52.83</text:p>
          </table:table-cell>
          <table:table-cell office:value-type="float" office:value="73.5" calcext:value-type="float">
            <text:p>73.5</text:p>
          </table:table-cell>
          <table:table-cell table:number-columns-repeated="9"/>
          <table:table-cell office:value-type="float" office:value="3205" calcext:value-type="float">
            <text:p>3205</text:p>
          </table:table-cell>
          <table:table-cell office:value-type="float" office:value="73.5" calcext:value-type="float">
            <text:p>73.5</text:p>
          </table:table-cell>
        </table:table-row>
        <table:table-row table:style-name="ro2">
          <table:table-cell office:value-type="float" office:value="3210" calcext:value-type="float">
            <text:p>3210</text:p>
          </table:table-cell>
          <table:table-cell table:formula="of:=([.A636]-35)/60" office:value-type="float" office:value="52.9166666666667" calcext:value-type="float">
            <text:p>52.92</text:p>
          </table:table-cell>
          <table:table-cell office:value-type="float" office:value="73.25" calcext:value-type="float">
            <text:p>73.25</text:p>
          </table:table-cell>
          <table:table-cell table:number-columns-repeated="9"/>
          <table:table-cell office:value-type="float" office:value="3210" calcext:value-type="float">
            <text:p>3210</text:p>
          </table:table-cell>
          <table:table-cell office:value-type="float" office:value="73.25" calcext:value-type="float">
            <text:p>73.25</text:p>
          </table:table-cell>
        </table:table-row>
        <table:table-row table:style-name="ro2">
          <table:table-cell office:value-type="float" office:value="3215" calcext:value-type="float">
            <text:p>3215</text:p>
          </table:table-cell>
          <table:table-cell table:formula="of:=([.A637]-35)/60"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215" calcext:value-type="float">
            <text:p>321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220" calcext:value-type="float">
            <text:p>3220</text:p>
          </table:table-cell>
          <table:table-cell table:formula="of:=([.A638]-35)/60" office:value-type="float" office:value="53.0833333333333" calcext:value-type="float">
            <text:p>53.08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220" calcext:value-type="float">
            <text:p>322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225" calcext:value-type="float">
            <text:p>3225</text:p>
          </table:table-cell>
          <table:table-cell table:formula="of:=([.A639]-35)/60" office:value-type="float" office:value="53.1666666666667" calcext:value-type="float">
            <text:p>53.17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225" calcext:value-type="float">
            <text:p>322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230" calcext:value-type="float">
            <text:p>3230</text:p>
          </table:table-cell>
          <table:table-cell table:formula="of:=([.A640]-35)/60" office:value-type="float" office:value="53.25" calcext:value-type="float">
            <text:p>53.2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230" calcext:value-type="float">
            <text:p>323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235" calcext:value-type="float">
            <text:p>3235</text:p>
          </table:table-cell>
          <table:table-cell table:formula="of:=([.A641]-35)/60" office:value-type="float" office:value="53.3333333333333" calcext:value-type="float">
            <text:p>53.33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235" calcext:value-type="float">
            <text:p>323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240" calcext:value-type="float">
            <text:p>3240</text:p>
          </table:table-cell>
          <table:table-cell table:formula="of:=([.A642]-35)/60" office:value-type="float" office:value="53.4166666666667" calcext:value-type="float">
            <text:p>53.42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240" calcext:value-type="float">
            <text:p>324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245" calcext:value-type="float">
            <text:p>3245</text:p>
          </table:table-cell>
          <table:table-cell table:formula="of:=([.A643]-35)/60" office:value-type="float" office:value="53.5" calcext:value-type="float">
            <text:p>53.5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245" calcext:value-type="float">
            <text:p>324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250" calcext:value-type="float">
            <text:p>3250</text:p>
          </table:table-cell>
          <table:table-cell table:formula="of:=([.A644]-35)/60" office:value-type="float" office:value="53.5833333333333" calcext:value-type="float">
            <text:p>53.58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250" calcext:value-type="float">
            <text:p>325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255" calcext:value-type="float">
            <text:p>3255</text:p>
          </table:table-cell>
          <table:table-cell table:formula="of:=([.A645]-35)/60" office:value-type="float" office:value="53.6666666666667" calcext:value-type="float">
            <text:p>53.67</text:p>
          </table:table-cell>
          <table:table-cell office:value-type="float" office:value="73.25" calcext:value-type="float">
            <text:p>73.25</text:p>
          </table:table-cell>
          <table:table-cell table:number-columns-repeated="9"/>
          <table:table-cell office:value-type="float" office:value="3255" calcext:value-type="float">
            <text:p>3255</text:p>
          </table:table-cell>
          <table:table-cell office:value-type="float" office:value="73.25" calcext:value-type="float">
            <text:p>73.25</text:p>
          </table:table-cell>
        </table:table-row>
        <table:table-row table:style-name="ro2">
          <table:table-cell office:value-type="float" office:value="3260" calcext:value-type="float">
            <text:p>3260</text:p>
          </table:table-cell>
          <table:table-cell table:formula="of:=([.A646]-35)/60" office:value-type="float" office:value="53.75" calcext:value-type="float">
            <text:p>53.75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260" calcext:value-type="float">
            <text:p>326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265" calcext:value-type="float">
            <text:p>3265</text:p>
          </table:table-cell>
          <table:table-cell table:formula="of:=([.A647]-35)/60" office:value-type="float" office:value="53.8333333333333" calcext:value-type="float">
            <text:p>53.83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265" calcext:value-type="float">
            <text:p>326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270" calcext:value-type="float">
            <text:p>3270</text:p>
          </table:table-cell>
          <table:table-cell table:formula="of:=([.A648]-35)/60" office:value-type="float" office:value="53.9166666666667" calcext:value-type="float">
            <text:p>53.92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270" calcext:value-type="float">
            <text:p>327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275" calcext:value-type="float">
            <text:p>3275</text:p>
          </table:table-cell>
          <table:table-cell table:formula="of:=([.A649]-35)/60" office:value-type="float" office:value="54" calcext:value-type="float">
            <text:p>54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275" calcext:value-type="float">
            <text:p>327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280" calcext:value-type="float">
            <text:p>3280</text:p>
          </table:table-cell>
          <table:table-cell table:formula="of:=([.A650]-35)/60" office:value-type="float" office:value="54.0833333333333" calcext:value-type="float">
            <text:p>54.08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3280" calcext:value-type="float">
            <text:p>328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3285" calcext:value-type="float">
            <text:p>3285</text:p>
          </table:table-cell>
          <table:table-cell table:formula="of:=([.A651]-35)/60" office:value-type="float" office:value="54.1666666666667" calcext:value-type="float">
            <text:p>54.17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3285" calcext:value-type="float">
            <text:p>328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3290" calcext:value-type="float">
            <text:p>3290</text:p>
          </table:table-cell>
          <table:table-cell table:formula="of:=([.A652]-35)/60" office:value-type="float" office:value="54.25" calcext:value-type="float">
            <text:p>54.2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3290" calcext:value-type="float">
            <text:p>329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3295" calcext:value-type="float">
            <text:p>3295</text:p>
          </table:table-cell>
          <table:table-cell table:formula="of:=([.A653]-35)/60" office:value-type="float" office:value="54.3333333333333" calcext:value-type="float">
            <text:p>54.33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3295" calcext:value-type="float">
            <text:p>329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3300" calcext:value-type="float">
            <text:p>3300</text:p>
          </table:table-cell>
          <table:table-cell table:formula="of:=([.A654]-35)/60" office:value-type="float" office:value="54.4166666666667" calcext:value-type="float">
            <text:p>54.42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3305" calcext:value-type="float">
            <text:p>3305</text:p>
          </table:table-cell>
          <table:table-cell table:formula="of:=([.A655]-35)/60" office:value-type="float" office:value="54.5" calcext:value-type="float">
            <text:p>54.5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305" calcext:value-type="float">
            <text:p>330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310" calcext:value-type="float">
            <text:p>3310</text:p>
          </table:table-cell>
          <table:table-cell table:formula="of:=([.A656]-35)/60" office:value-type="float" office:value="54.5833333333333" calcext:value-type="float">
            <text:p>54.58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310" calcext:value-type="float">
            <text:p>331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315" calcext:value-type="float">
            <text:p>3315</text:p>
          </table:table-cell>
          <table:table-cell table:formula="of:=([.A657]-35)/60" office:value-type="float" office:value="54.6666666666667" calcext:value-type="float">
            <text:p>54.67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315" calcext:value-type="float">
            <text:p>331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320" calcext:value-type="float">
            <text:p>3320</text:p>
          </table:table-cell>
          <table:table-cell table:formula="of:=([.A658]-35)/60" office:value-type="float" office:value="54.75" calcext:value-type="float">
            <text:p>54.75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320" calcext:value-type="float">
            <text:p>332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325" calcext:value-type="float">
            <text:p>3325</text:p>
          </table:table-cell>
          <table:table-cell table:formula="of:=([.A659]-35)/60" office:value-type="float" office:value="54.8333333333333" calcext:value-type="float">
            <text:p>54.83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325" calcext:value-type="float">
            <text:p>332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330" calcext:value-type="float">
            <text:p>3330</text:p>
          </table:table-cell>
          <table:table-cell table:formula="of:=([.A660]-35)/60" office:value-type="float" office:value="54.9166666666667" calcext:value-type="float">
            <text:p>54.92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330" calcext:value-type="float">
            <text:p>333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335" calcext:value-type="float">
            <text:p>3335</text:p>
          </table:table-cell>
          <table:table-cell table:formula="of:=([.A661]-35)/60"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335" calcext:value-type="float">
            <text:p>333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340" calcext:value-type="float">
            <text:p>3340</text:p>
          </table:table-cell>
          <table:table-cell table:formula="of:=([.A662]-35)/60" office:value-type="float" office:value="55.0833333333333" calcext:value-type="float">
            <text:p>55.08</text:p>
          </table:table-cell>
          <table:table-cell office:value-type="float" office:value="72.5" calcext:value-type="float">
            <text:p>72.5</text:p>
          </table:table-cell>
          <table:table-cell table:number-columns-repeated="9"/>
          <table:table-cell office:value-type="float" office:value="3340" calcext:value-type="float">
            <text:p>3340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float" office:value="3345" calcext:value-type="float">
            <text:p>3345</text:p>
          </table:table-cell>
          <table:table-cell table:formula="of:=([.A663]-35)/60" office:value-type="float" office:value="55.1666666666667" calcext:value-type="float">
            <text:p>55.17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345" calcext:value-type="float">
            <text:p>334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350" calcext:value-type="float">
            <text:p>3350</text:p>
          </table:table-cell>
          <table:table-cell table:formula="of:=([.A664]-35)/60" office:value-type="float" office:value="55.25" calcext:value-type="float">
            <text:p>55.25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350" calcext:value-type="float">
            <text:p>335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355" calcext:value-type="float">
            <text:p>3355</text:p>
          </table:table-cell>
          <table:table-cell table:formula="of:=([.A665]-35)/60" office:value-type="float" office:value="55.3333333333333" calcext:value-type="float">
            <text:p>55.33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355" calcext:value-type="float">
            <text:p>335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360" calcext:value-type="float">
            <text:p>3360</text:p>
          </table:table-cell>
          <table:table-cell table:formula="of:=([.A666]-35)/60" office:value-type="float" office:value="55.4166666666667" calcext:value-type="float">
            <text:p>55.42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360" calcext:value-type="float">
            <text:p>336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365" calcext:value-type="float">
            <text:p>3365</text:p>
          </table:table-cell>
          <table:table-cell table:formula="of:=([.A667]-35)/60" office:value-type="float" office:value="55.5" calcext:value-type="float">
            <text:p>55.5</text:p>
          </table:table-cell>
          <table:table-cell office:value-type="float" office:value="73.25" calcext:value-type="float">
            <text:p>73.25</text:p>
          </table:table-cell>
          <table:table-cell table:number-columns-repeated="9"/>
          <table:table-cell office:value-type="float" office:value="3365" calcext:value-type="float">
            <text:p>3365</text:p>
          </table:table-cell>
          <table:table-cell office:value-type="float" office:value="73.25" calcext:value-type="float">
            <text:p>73.25</text:p>
          </table:table-cell>
        </table:table-row>
        <table:table-row table:style-name="ro2">
          <table:table-cell office:value-type="float" office:value="3370" calcext:value-type="float">
            <text:p>3370</text:p>
          </table:table-cell>
          <table:table-cell table:formula="of:=([.A668]-35)/60" office:value-type="float" office:value="55.5833333333333" calcext:value-type="float">
            <text:p>55.58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370" calcext:value-type="float">
            <text:p>337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375" calcext:value-type="float">
            <text:p>3375</text:p>
          </table:table-cell>
          <table:table-cell table:formula="of:=([.A669]-35)/60" office:value-type="float" office:value="55.6666666666667" calcext:value-type="float">
            <text:p>55.67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375" calcext:value-type="float">
            <text:p>3375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380" calcext:value-type="float">
            <text:p>3380</text:p>
          </table:table-cell>
          <table:table-cell table:formula="of:=([.A670]-35)/60" office:value-type="float" office:value="55.75" calcext:value-type="float">
            <text:p>55.75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380" calcext:value-type="float">
            <text:p>338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385" calcext:value-type="float">
            <text:p>3385</text:p>
          </table:table-cell>
          <table:table-cell table:formula="of:=([.A671]-35)/60" office:value-type="float" office:value="55.8333333333333" calcext:value-type="float">
            <text:p>55.83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385" calcext:value-type="float">
            <text:p>338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390" calcext:value-type="float">
            <text:p>3390</text:p>
          </table:table-cell>
          <table:table-cell table:formula="of:=([.A672]-35)/60" office:value-type="float" office:value="55.9166666666667" calcext:value-type="float">
            <text:p>55.92</text:p>
          </table:table-cell>
          <table:table-cell office:value-type="float" office:value="72.75" calcext:value-type="float">
            <text:p>72.75</text:p>
          </table:table-cell>
          <table:table-cell table:number-columns-repeated="9"/>
          <table:table-cell office:value-type="float" office:value="3390" calcext:value-type="float">
            <text:p>339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2">
          <table:table-cell office:value-type="float" office:value="3395" calcext:value-type="float">
            <text:p>3395</text:p>
          </table:table-cell>
          <table:table-cell table:formula="of:=([.A673]-35)/60" office:value-type="float" office:value="56" calcext:value-type="float">
            <text:p>56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3395" calcext:value-type="float">
            <text:p>3395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2">
          <table:table-cell office:value-type="float" office:value="3400" calcext:value-type="float">
            <text:p>3400</text:p>
          </table:table-cell>
          <table:table-cell table:formula="of:=([.A674]-35)/60" office:value-type="float" office:value="56.0833333333333" calcext:value-type="float">
            <text:p>56.08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3400" calcext:value-type="float">
            <text:p>340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3405" calcext:value-type="float">
            <text:p>3405</text:p>
          </table:table-cell>
          <table:table-cell table:formula="of:=([.A675]-35)/60" office:value-type="float" office:value="56.1666666666667" calcext:value-type="float">
            <text:p>56.17</text:p>
          </table:table-cell>
          <table:table-cell office:value-type="float" office:value="71.5" calcext:value-type="float">
            <text:p>71.5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3410" calcext:value-type="float">
            <text:p>3410</text:p>
          </table:table-cell>
          <table:table-cell table:formula="of:=([.A676]-35)/60" office:value-type="float" office:value="56.25" calcext:value-type="float">
            <text:p>56.25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3415" calcext:value-type="float">
            <text:p>3415</text:p>
          </table:table-cell>
          <table:table-cell table:formula="of:=([.A677]-35)/60" office:value-type="float" office:value="56.3333333333333" calcext:value-type="float">
            <text:p>56.33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3420" calcext:value-type="float">
            <text:p>3420</text:p>
          </table:table-cell>
          <table:table-cell table:formula="of:=([.A678]-35)/60" office:value-type="float" office:value="56.4166666666667" calcext:value-type="float">
            <text:p>56.42</text:p>
          </table:table-cell>
          <table:table-cell office:value-type="float" office:value="71.75" calcext:value-type="float">
            <text:p>71.75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2">
          <table:table-cell office:value-type="float" office:value="3425" calcext:value-type="float">
            <text:p>3425</text:p>
          </table:table-cell>
          <table:table-cell table:formula="of:=([.A679]-35)/60" office:value-type="float" office:value="56.5" calcext:value-type="float">
            <text:p>56.5</text:p>
          </table:table-cell>
          <table:table-cell office:value-type="float" office:value="72.25" calcext:value-type="float">
            <text:p>72.25</text:p>
          </table:table-cell>
          <table:table-cell table:number-columns-repeated="9"/>
          <table:table-cell office:value-type="float" office:value="3425" calcext:value-type="float">
            <text:p>3425</text:p>
          </table:table-cell>
          <table:table-cell office:value-type="float" office:value="72.25" calcext:value-type="float">
            <text:p>72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1:24:38.2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1M27S</meta:editing-duration>
    <meta:editing-cycles>6</meta:editing-cycles>
    <meta:generator>LibreOffice/5.0.5.2$Windows_x86 LibreOffice_project/55b006a02d247b5f7215fc6ea0fde844b30035b3</meta:generator>
    <dc:date>2016-10-31T17:55:38.901000000</dc:date>
    <dc:creator>Marshall Taylor</dc:creator>
    <meta:document-statistic meta:table-count="6" meta:cell-count="355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.5" chart:origin="0" chart:interval-major="1" chart:interval-minor-divis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3">
      <style:chart-properties chart:display-label="true" chart:logarithmic="false" chart:minimum="20" chart:maximum="115" chart:origin="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3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3" style:family="chart" style:data-style-name="N123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4" style:family="chart" style:data-style-name="N123">
      <style:chart-properties chart:symbol-type="none" chart:link-data-style-to-source="true"/>
      <style:graphic-properties svg:stroke-width="0.051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82cm" svg:height="13.921cm" xlink:href=".." xlink:type="simple" chart:class="chart:scatter" chart:style-name="ch1">
        <chart:title svg:x="7.312cm" svg:y="0.414cm" chart:style-name="ch2">
          <text:p>Case Temperature at Loads</text:p>
        </chart:title>
        <chart:subtitle svg:x="6.319cm" svg:y="1.471cm" chart:style-name="ch3">
          <text:p>Ambient T = 25C, Channels equally loaded</text:p>
        </chart:subtitle>
        <chart:legend chart:legend-position="end" svg:x="15.087cm" svg:y="6.163cm" style:legend-expansion="high" chart:style-name="ch4"/>
        <chart:plot-area chart:style-name="ch5" table:cell-range-address="'Flat, no sink'.A3:'Flat, no sink'.A9 Graphs.A30:Graphs.A32 'Flat, no sink'.D3:'Flat, no sink'.D9 'Flat, TO220'.D3:'Flat, TO220'.D9 'flat, airflow'.D3:'flat, airflow'.D10" chart:data-source-has-labels="row" svg:x="1.412cm" svg:y="2.432cm" svg:width="13.274cm" svg:height="10.23cm">
          <chartooo:coordinate-region svg:x="2.88cm" svg:y="2.432cm" svg:width="11.806cm" svg:height="9.583cm"/>
          <chart:axis chart:dimension="x" chart:name="primary-x" chart:style-name="ch6">
            <chart:title svg:x="7.052cm" svg:y="12.94cm" chart:style-name="ch7">
              <text:p>Total load (A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8.398cm" chart:style-name="ch11">
              <text:p>Degrees C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Flat, no sink'.D3:'Flat, no sink'.D9" chart:label-cell-address="Graphs.A30:Graphs.A30" chart:class="chart:scatter">
            <chart:domain table:cell-range-address="'Flat, no sink'.A3:'Flat, no sink'.A9"/>
            <chart:data-point chart:repeated="7"/>
          </chart:series>
          <chart:series chart:style-name="ch13" chart:values-cell-range-address="'Flat, TO220'.D3:'Flat, TO220'.D9" chart:label-cell-address="Graphs.A31:Graphs.A31" chart:class="chart:scatter">
            <chart:domain table:cell-range-address="'Flat, TO220'.A3:'Flat, TO220'.A9"/>
            <chart:data-point chart:repeated="7"/>
          </chart:series>
          <chart:series chart:style-name="ch14" chart:values-cell-range-address="'flat, airflow'.D3:'flat, airflow'.D10" chart:label-cell-address="Graphs.A32:Graphs.A32" chart:class="chart:scatter">
            <chart:domain table:cell-range-address="'flat, airflow'.A3:'flat, airflow'.A10"/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heat sink</text:p>
                <draw:g>
                  <svg:desc>Graphs.A30:Graphs.A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O220 heat sink</text:p>
                <draw:g>
                  <svg:desc>Graphs.A31:Graphs.A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orced air, No heat sink</text:p>
                <draw:g>
                  <svg:desc>Graphs.A32:Graphs.A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lat, no sink'.A3:'Flat, no sink'.A9</svg:desc>
                </draw:g>
              </table:table-cell>
              <table:table-cell office:value-type="float" office:value="26.22">
                <text:p>26.22</text:p>
                <draw:g>
                  <svg:desc>'Flat, no sink'.D3:'Flat, no sink'.D9</svg:desc>
                </draw:g>
              </table:table-cell>
              <table:table-cell office:value-type="float" office:value="0">
                <text:p>0</text:p>
                <draw:g>
                  <svg:desc>'Flat, TO220'.A3:'Flat, TO220'.A9</svg:desc>
                </draw:g>
              </table:table-cell>
              <table:table-cell office:value-type="float" office:value="25.97">
                <text:p>25.97</text:p>
                <draw:g>
                  <svg:desc>'Flat, TO220'.D3:'Flat, TO220'.D9</svg:desc>
                </draw:g>
              </table:table-cell>
              <table:table-cell office:value-type="float" office:value="0">
                <text:p>0</text:p>
                <draw:g>
                  <svg:desc>'flat, airflow'.A3:'flat, airflow'.A10</svg:desc>
                </draw:g>
              </table:table-cell>
              <table:table-cell office:value-type="float" office:value="24.72">
                <text:p>24.72</text:p>
                <draw:g>
                  <svg:desc>'flat, airflow'.D3:'flat, airflow'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29.47">
                <text:p>29.47</text:p>
              </table:table-cell>
              <table:table-cell office:value-type="float" office:value="0.4">
                <text:p>0.4</text:p>
              </table:table-cell>
              <table:table-cell office:value-type="float" office:value="29.47">
                <text:p>29.47</text:p>
              </table:table-cell>
              <table:table-cell office:value-type="float" office:value="0.4">
                <text:p>0.4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40.47">
                <text:p>40.47</text:p>
              </table:table-cell>
              <table:table-cell office:value-type="float" office:value="0.8">
                <text:p>0.8</text:p>
              </table:table-cell>
              <table:table-cell office:value-type="float" office:value="38.22">
                <text:p>38.22</text:p>
              </table:table-cell>
              <table:table-cell office:value-type="float" office:value="0.8">
                <text:p>0.8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54.97">
                <text:p>54.97</text:p>
              </table:table-cell>
              <table:table-cell office:value-type="float" office:value="1.193">
                <text:p>1.193</text:p>
              </table:table-cell>
              <table:table-cell office:value-type="float" office:value="49.97">
                <text:p>49.97</text:p>
              </table:table-cell>
              <table:table-cell office:value-type="float" office:value="1.2">
                <text:p>1.2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9">
                <text:p>1.59</text:p>
              </table:table-cell>
              <table:table-cell office:value-type="float" office:value="73.22">
                <text:p>73.22</text:p>
              </table:table-cell>
              <table:table-cell office:value-type="float" office:value="1.59">
                <text:p>1.59</text:p>
              </table:table-cell>
              <table:table-cell office:value-type="float" office:value="64.22">
                <text:p>64.22</text:p>
              </table:table-cell>
              <table:table-cell office:value-type="float" office:value="1.59">
                <text:p>1.59</text:p>
              </table:table-cell>
              <table:table-cell office:value-type="float" office:value="42.72">
                <text:p>42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9">
                <text:p>1.99</text:p>
              </table:table-cell>
              <table:table-cell office:value-type="float" office:value="96.72">
                <text:p>96.72</text:p>
              </table:table-cell>
              <table:table-cell office:value-type="float" office:value="1.99">
                <text:p>1.99</text:p>
              </table:table-cell>
              <table:table-cell office:value-type="float" office:value="82.97">
                <text:p>82.97</text:p>
              </table:table-cell>
              <table:table-cell office:value-type="float" office:value="2.01">
                <text:p>2.01</text:p>
              </table:table-cell>
              <table:table-cell office:value-type="float" office:value="54.47">
                <text:p>54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">
                <text:p>2.39</text:p>
              </table:table-cell>
              <table:table-cell office:value-type="float" office:value="109.72">
                <text:p>109.72</text:p>
              </table:table-cell>
              <table:table-cell office:value-type="float" office:value="2.41">
                <text:p>2.41</text:p>
              </table:table-cell>
              <table:table-cell office:value-type="float" office:value="70.47">
                <text:p>70.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40" chart:origin="0" chart:interval-major="5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20" chart:maximum="80" chart:origin="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91cm" svg:height="12.342cm" xlink:href=".." xlink:type="simple" chart:class="chart:scatter" chart:style-name="ch1">
        <chart:title svg:x="6.397cm" svg:y="0.382cm" chart:style-name="ch2">
          <text:p>Temperature as a function of time</text:p>
        </chart:title>
        <chart:subtitle svg:x="6.476cm" svg:y="1.407cm" chart:style-name="ch3">
          <text:p>Aluminum block mount, 2A total drive</text:p>
        </chart:subtitle>
        <chart:plot-area chart:style-name="ch4" table:cell-range-address="Sheet6.B1:Sheet6.C600" svg:x="1.398cm" svg:y="2.336cm" svg:width="17.606cm" svg:height="8.779cm">
          <chartooo:coordinate-region svg:x="2.019cm" svg:y="2.535cm" svg:width="16.798cm" svg:height="7.933cm"/>
          <chart:axis chart:dimension="x" chart:name="primary-x" chart:style-name="ch5">
            <chart:title svg:x="9.032cm" svg:y="11.361cm" chart:style-name="ch6">
              <text:p>Time (minutes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058cm" chart:style-name="ch10">
              <text:p>Case Temperature (degrees C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6.C1:Sheet6.C600" chart:class="chart:scatter">
            <chart:domain table:cell-range-address="Sheet6.B1:Sheet6.B600"/>
            <chart:data-point chart:repeated="6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B1:Sheet6.B600</svg:desc>
                </draw:g>
              </table:table-cell>
              <table:table-cell office:value-type="float" office:value="26.5">
                <text:p>26.5</text:p>
                <draw:g>
                  <svg:desc>Sheet6.C1:Sheet6.C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">
                <text:p>1.5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5">
                <text:p>1.7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5">
                <text:p>2.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">
                <text:p>2.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5">
                <text:p>2.7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5">
                <text:p>3.25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5">
                <text:p>3.7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5">
                <text:p>4.2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5">
                <text:p>4.5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75">
                <text:p>4.75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25">
                <text:p>5.2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">
                <text:p>5.5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75">
                <text:p>5.75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5">
                <text:p>6.2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5">
                <text:p>6.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5">
                <text:p>6.75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25">
                <text:p>7.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5">
                <text:p>7.5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75">
                <text:p>7.75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25">
                <text:p>8.2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5">
                <text:p>8.5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75">
                <text:p>8.75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25">
                <text:p>9.25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5">
                <text:p>9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63.25">
                <text:p>63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75">
                <text:p>9.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63.25">
                <text:p>63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25">
                <text:p>10.2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5">
                <text:p>10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5833333333333">
                <text:p>10.58333333333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75">
                <text:p>10.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9166666666667">
                <text:p>10.91666666666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">
                <text:p>11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0833333333333">
                <text:p>11.083333333333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25">
                <text:p>11.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.4166666666667">
                <text:p>11.41666666666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5">
                <text:p>11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75">
                <text:p>11.7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9166666666667">
                <text:p>11.9166666666667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">
                <text:p>12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0833333333333">
                <text:p>12.08333333333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25">
                <text:p>12.2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4166666666667">
                <text:p>12.4166666666667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5">
                <text:p>12.5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75">
                <text:p>12.75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9166666666667">
                <text:p>12.9166666666667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">
                <text:p>13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0833333333333">
                <text:p>13.0833333333333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1666666666667">
                <text:p>13.16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25">
                <text:p>13.2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5">
                <text:p>13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5833333333333">
                <text:p>13.5833333333333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75">
                <text:p>13.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8333333333333">
                <text:p>13.83333333333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9166666666667">
                <text:p>13.91666666666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">
                <text:p>14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0833333333333">
                <text:p>14.0833333333333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25">
                <text:p>14.25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.4166666666667">
                <text:p>14.4166666666667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.5">
                <text:p>14.5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.5833333333333">
                <text:p>14.5833333333333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.75">
                <text:p>14.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67.25">
                <text:p>67.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">
                <text:p>1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25">
                <text:p>15.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.4166666666667">
                <text:p>15.41666666666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5">
                <text:p>15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.5833333333333">
                <text:p>15.5833333333333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75">
                <text:p>15.75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67.25">
                <text:p>67.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0833333333333">
                <text:p>16.08333333333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25">
                <text:p>16.25</text:p>
              </table:table-cell>
              <table:table-cell office:value-type="float" office:value="67.25">
                <text:p>67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67.25">
                <text:p>67.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4166666666667">
                <text:p>16.4166666666667</text:p>
              </table:table-cell>
              <table:table-cell office:value-type="float" office:value="67.25">
                <text:p>67.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">
                <text:p>16.5</text:p>
              </table:table-cell>
              <table:table-cell office:value-type="float" office:value="67.25">
                <text:p>67.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5833333333333">
                <text:p>16.5833333333333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75">
                <text:p>16.75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9166666666667">
                <text:p>16.91666666666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">
                <text:p>1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.0833333333333">
                <text:p>17.0833333333333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.25">
                <text:p>17.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.4166666666667">
                <text:p>17.41666666666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.5">
                <text:p>17.5</text:p>
              </table:table-cell>
              <table:table-cell office:value-type="float" office:value="68.25">
                <text:p>68.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5833333333333">
                <text:p>17.58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8.25">
                <text:p>68.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75">
                <text:p>17.75</text:p>
              </table:table-cell>
              <table:table-cell office:value-type="float" office:value="68.25">
                <text:p>68.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9166666666667">
                <text:p>17.9166666666667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">
                <text:p>18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.0833333333333">
                <text:p>18.0833333333333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.25">
                <text:p>18.2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.4166666666667">
                <text:p>18.4166666666667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.5">
                <text:p>18.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.5833333333333">
                <text:p>18.58333333333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.75">
                <text:p>18.75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9166666666667">
                <text:p>18.91666666666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0833333333333">
                <text:p>19.0833333333333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.25">
                <text:p>19.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4166666666667">
                <text:p>19.41666666666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5">
                <text:p>19.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75">
                <text:p>19.7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.9166666666667">
                <text:p>19.91666666666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">
                <text:p>20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.0833333333333">
                <text:p>20.0833333333333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.25">
                <text:p>20.2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.5">
                <text:p>20.5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.5833333333333">
                <text:p>20.5833333333333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.75">
                <text:p>20.7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.9166666666667">
                <text:p>20.9166666666667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">
                <text:p>21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.0833333333333">
                <text:p>21.0833333333333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.25">
                <text:p>21.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.4166666666667">
                <text:p>21.41666666666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.5">
                <text:p>21.5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.5833333333333">
                <text:p>21.5833333333333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.75">
                <text:p>21.7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.9166666666667">
                <text:p>21.9166666666667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">
                <text:p>22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.25">
                <text:p>22.2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.4166666666667">
                <text:p>22.4166666666667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.5">
                <text:p>22.5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.5833333333333">
                <text:p>22.583333333333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.75">
                <text:p>22.7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">
                <text:p>23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.0833333333333">
                <text:p>23.0833333333333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.25">
                <text:p>23.25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.4166666666667">
                <text:p>23.4166666666667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.5">
                <text:p>23.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.5833333333333">
                <text:p>23.583333333333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.75">
                <text:p>23.7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.8333333333333">
                <text:p>23.833333333333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.9166666666667">
                <text:p>23.9166666666667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.25">
                <text:p>24.25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.5">
                <text:p>24.5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.5833333333333">
                <text:p>24.58333333333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.75">
                <text:p>24.75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.8333333333333">
                <text:p>24.8333333333333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.9166666666667">
                <text:p>24.916666666666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">
                <text:p>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.0833333333333">
                <text:p>25.0833333333333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.1666666666667">
                <text:p>25.1666666666667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.25">
                <text:p>25.25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.4166666666667">
                <text:p>25.4166666666667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.5">
                <text:p>25.5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.5833333333333">
                <text:p>25.58333333333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.75">
                <text:p>25.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.9166666666667">
                <text:p>25.9166666666667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">
                <text:p>26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.25">
                <text:p>26.2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.4166666666667">
                <text:p>26.41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.5">
                <text:p>26.5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.5833333333333">
                <text:p>26.5833333333333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.75">
                <text:p>26.7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.8333333333333">
                <text:p>26.83333333333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.9166666666667">
                <text:p>26.91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">
                <text:p>2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.0833333333333">
                <text:p>27.083333333333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.1666666666667">
                <text:p>27.166666666666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.25">
                <text:p>27.2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.4166666666667">
                <text:p>27.41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.5">
                <text:p>27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.5833333333333">
                <text:p>27.58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.75">
                <text:p>27.75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.8333333333333">
                <text:p>27.83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.9166666666667">
                <text:p>27.9166666666667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.0833333333333">
                <text:p>28.08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.25">
                <text:p>28.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.4166666666667">
                <text:p>28.41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.5">
                <text:p>28.5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.5833333333333">
                <text:p>28.58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.75">
                <text:p>28.75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.8333333333333">
                <text:p>28.833333333333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.9166666666667">
                <text:p>28.9166666666667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">
                <text:p>29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.0833333333333">
                <text:p>29.08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.25">
                <text:p>29.25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.4166666666667">
                <text:p>29.416666666666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.5">
                <text:p>29.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.5833333333333">
                <text:p>29.58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.75">
                <text:p>29.7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.8333333333333">
                <text:p>29.83333333333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.9166666666667">
                <text:p>29.9166666666667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">
                <text:p>30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.0833333333333">
                <text:p>30.08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.1666666666667">
                <text:p>30.1666666666667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.25">
                <text:p>30.25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.4166666666667">
                <text:p>30.4166666666667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.5">
                <text:p>30.5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.5833333333333">
                <text:p>30.58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.75">
                <text:p>30.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.8333333333333">
                <text:p>30.83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.9166666666667">
                <text:p>30.91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">
                <text:p>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.0833333333333">
                <text:p>31.08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.1666666666667">
                <text:p>31.16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.25">
                <text:p>31.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.5">
                <text:p>31.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.5833333333333">
                <text:p>31.583333333333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.75">
                <text:p>31.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.8333333333333">
                <text:p>31.833333333333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.9166666666667">
                <text:p>31.9166666666667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2.0833333333333">
                <text:p>32.0833333333333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.1666666666667">
                <text:p>32.1666666666667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.25">
                <text:p>32.2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2.4166666666667">
                <text:p>32.416666666666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.5">
                <text:p>32.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.5833333333333">
                <text:p>32.58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2.75">
                <text:p>32.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2.8333333333333">
                <text:p>32.83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2.9166666666667">
                <text:p>32.91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3.0833333333333">
                <text:p>33.08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3.1666666666667">
                <text:p>33.16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3.25">
                <text:p>33.25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3.4166666666667">
                <text:p>33.41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3.5">
                <text:p>33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3.5833333333333">
                <text:p>33.58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3.75">
                <text:p>33.7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3.8333333333333">
                <text:p>33.83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3.9166666666667">
                <text:p>33.91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4">
                <text:p>34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.0833333333333">
                <text:p>34.08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4.25">
                <text:p>34.2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4.4166666666667">
                <text:p>34.41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4.5">
                <text:p>34.5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.5833333333333">
                <text:p>34.583333333333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4.75">
                <text:p>34.75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4.9166666666667">
                <text:p>34.91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">
                <text:p>3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.0833333333333">
                <text:p>35.08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.1666666666667">
                <text:p>35.16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.25">
                <text:p>35.2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5.4166666666667">
                <text:p>35.41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5.5">
                <text:p>35.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5.5833333333333">
                <text:p>35.58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5.75">
                <text:p>35.7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5.9166666666667">
                <text:p>35.91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">
                <text:p>36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.0833333333333">
                <text:p>36.08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.1666666666667">
                <text:p>36.16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.25">
                <text:p>36.2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.4166666666667">
                <text:p>36.41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.5">
                <text:p>36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6.5833333333333">
                <text:p>36.58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.75">
                <text:p>36.7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.9166666666667">
                <text:p>36.91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7">
                <text:p>3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7.0833333333333">
                <text:p>37.08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7.1666666666667">
                <text:p>37.16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7.25">
                <text:p>37.25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7.4166666666667">
                <text:p>37.41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7.5">
                <text:p>37.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7.5833333333333">
                <text:p>37.58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7.75">
                <text:p>37.75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7.8333333333333">
                <text:p>37.83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8">
                <text:p>38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8.0833333333333">
                <text:p>38.08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8.1666666666667">
                <text:p>38.16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8.25">
                <text:p>38.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8.4166666666667">
                <text:p>38.41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8.5">
                <text:p>38.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8.5833333333333">
                <text:p>38.58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8.75">
                <text:p>38.75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8.8333333333333">
                <text:p>38.83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.9166666666667">
                <text:p>38.91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">
                <text:p>39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9.0833333333333">
                <text:p>39.08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9.1666666666667">
                <text:p>39.16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9.25">
                <text:p>39.2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9.4166666666667">
                <text:p>39.41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9.5">
                <text:p>39.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9.5833333333333">
                <text:p>39.58333333333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9.75">
                <text:p>39.75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9.8333333333333">
                <text:p>39.83333333333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9.9166666666667">
                <text:p>39.91666666666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.0833333333333">
                <text:p>40.08333333333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0.1666666666667">
                <text:p>40.16666666666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.25">
                <text:p>40.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0.4166666666667">
                <text:p>40.41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0.5">
                <text:p>40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0.5833333333333">
                <text:p>40.58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0.6666666666667">
                <text:p>40.66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0.75">
                <text:p>40.7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.9166666666667">
                <text:p>40.91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">
                <text:p>41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.0833333333333">
                <text:p>41.08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1.1666666666667">
                <text:p>41.16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1.25">
                <text:p>41.2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1.3333333333333">
                <text:p>41.33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1.4166666666667">
                <text:p>41.41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1.5">
                <text:p>41.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1.5833333333333">
                <text:p>41.58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.75">
                <text:p>41.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1.9166666666667">
                <text:p>41.91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.0833333333333">
                <text:p>42.08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2.1666666666667">
                <text:p>42.16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2.25">
                <text:p>42.2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.4166666666667">
                <text:p>42.41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2.5">
                <text:p>42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.5833333333333">
                <text:p>42.58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2.75">
                <text:p>42.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2.9166666666667">
                <text:p>42.91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3">
                <text:p>4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3.0833333333333">
                <text:p>43.08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3.25">
                <text:p>43.25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3.4166666666667">
                <text:p>43.41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3.5">
                <text:p>43.5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3.5833333333333">
                <text:p>43.58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3.75">
                <text:p>43.7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3.9166666666667">
                <text:p>43.91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">
                <text:p>4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4.0833333333333">
                <text:p>44.08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4.25">
                <text:p>44.25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4.4166666666667">
                <text:p>44.41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4.5">
                <text:p>44.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.5833333333333">
                <text:p>44.583333333333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4.6666666666667">
                <text:p>44.66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4.75">
                <text:p>44.7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4.8333333333333">
                <text:p>44.83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4.9166666666667">
                <text:p>44.91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5">
                <text:p>4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.1666666666667">
                <text:p>45.16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.25">
                <text:p>45.2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5.5">
                <text:p>45.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.5833333333333">
                <text:p>45.58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5.75">
                <text:p>45.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5.9166666666667">
                <text:p>45.91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6">
                <text:p>46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.0833333333333">
                <text:p>46.08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6.1666666666667">
                <text:p>46.16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6.25">
                <text:p>46.2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6.3333333333333">
                <text:p>46.33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6.4166666666667">
                <text:p>46.41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6.5">
                <text:p>46.5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6.5833333333333">
                <text:p>46.58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.75">
                <text:p>46.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.8333333333333">
                <text:p>46.83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.9166666666667">
                <text:p>46.91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7.0833333333333">
                <text:p>47.08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7.1666666666667">
                <text:p>47.16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7.25">
                <text:p>47.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7.3333333333333">
                <text:p>47.33333333333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7.4166666666667">
                <text:p>47.41666666666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7.5">
                <text:p>47.5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7.5833333333333">
                <text:p>47.58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7.75">
                <text:p>47.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7.8333333333333">
                <text:p>47.83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7.9166666666667">
                <text:p>47.91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8">
                <text:p>48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8.0833333333333">
                <text:p>48.08333333333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8.1666666666667">
                <text:p>48.16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8.25">
                <text:p>48.25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8.4166666666667">
                <text:p>48.41666666666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8.5">
                <text:p>48.5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8.5833333333333">
                <text:p>48.58333333333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.6666666666667">
                <text:p>48.666666666666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8.75">
                <text:p>48.7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8.9166666666667">
                <text:p>48.91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9">
                <text:p>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.0833333333333">
                <text:p>49.083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9.25">
                <text:p>49.2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9.4166666666667">
                <text:p>49.4166666666667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9.5">
                <text:p>49.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9.5833333333333">
                <text:p>49.58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9.75">
                <text:p>49.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.8333333333333">
                <text:p>49.83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9.9166666666667">
                <text:p>49.9166666666667</text:p>
              </table:table-cell>
              <table:table-cell office:value-type="float" office:value="72.5">
                <text:p>7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